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Bitstream Vera Sans" svg:font-family="'Bitstream Vera Sans'" style:font-adornments="Roman" style:font-family-generic="swiss" style:font-pitch="variable"/>
    <style:font-face style:name="Bitstream Vera Sans1" svg:font-family="'Bitstream Vera Sans'" style:font-family-generic="roman"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pitch="variable" style:font-charset="x-symbol"/>
    <style:font-face style:name="Lucida Sans2" svg:font-family="'Lucida Sans'" style:font-pitch="variable"/>
    <style:font-face style:name="Lucida Sans3" svg:font-family="'Lucida Sans'" style:font-family-generic="swiss" style:font-pitch="variable"/>
    <style:font-face style:name="Lucida Sans4" svg:font-family="'Lucida Sans'" style:font-family-generic="roman" style:font-pitch="variable"/>
    <style:font-face style:name="Lucida Sans5" svg:font-family="'Lucida Sans'" style:font-family-generic="system" style:font-pitch="variable" style:font-charset="x-symbol"/>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adornments="Oblique" style:font-pitch="variable" style:font-charset="x-symbol"/>
    <style:font-face style:name="OpenSymbol1" svg:font-family="OpenSymbol" style:font-pitch="variable" style:font-charset="x-symbol"/>
    <style:font-face style:name="OpenSymbol2" svg:font-family="OpenSymbol, 'Arial Unicode MS'" style:font-pitch="variable" style:font-charset="x-symbol"/>
    <style:font-face style:name="OpenSymbol3" svg:font-family="OpenSymbol" style:font-pitch="variable"/>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family-generic="swiss" style:font-pitch="variable"/>
    <style:font-face style:name="Times New Roman3" svg:font-family="'Times New Roman'" style:font-pitch="variable" style:font-charset="x-symbol"/>
    <style:font-face style:name="Times New Roman4" svg:font-family="'Times New Roman'" style:font-family-generic="roman" style:font-pitch="variable" style:font-charset="x-symbol"/>
  </office:font-face-decls>
  <office:automatic-styles>
    <style:style style:name="Tableau1" style:family="table">
      <style:table-properties style:width="8.998cm" table:align="left" fo:background-color="transparent">
        <style:background-image/>
      </style:table-properties>
    </style:style>
    <style:style style:name="Tableau1.A" style:family="table-column">
      <style:table-column-properties style:column-width="2.249cm"/>
    </style:style>
    <style:style style:name="Tableau1.D" style:family="table-column">
      <style:table-column-properties style:column-width="2.251cm"/>
    </style:style>
    <style:style style:name="Tableau1.1" style:family="table-row">
      <style:table-row-properties style:min-row-height="0.101cm" fo:background-color="transparent">
        <style:background-image/>
      </style:table-row-properties>
    </style:style>
    <style:style style:name="Tableau1.A1" style:family="table-cell">
      <style:table-cell-properties style:vertical-align="middle" fo:background-color="#ecf191" fo:padding="0.097cm" fo:border="0.5pt solid #000000">
        <style:background-image/>
      </style:table-cell-properties>
    </style:style>
    <style:style style:name="Tableau1.B1" style:family="table-cell" style:data-style-name="N0">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1.D1" style:family="table-cell" style:data-style-name="N0">
      <style:table-cell-properties style:vertical-align="middle" fo:background-color="#ecf191" fo:padding="0.097cm" fo:border="0.5pt solid #000000">
        <style:background-image/>
      </style:table-cell-properties>
    </style:style>
    <style:style style:name="Tableau1.2" style:family="table-row">
      <style:table-row-properties style:row-height="0.801cm"/>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8.991cm" table:align="left"/>
    </style:style>
    <style:style style:name="Tableau6.A" style:family="table-column">
      <style:table-column-properties style:column-width="4.341cm"/>
    </style:style>
    <style:style style:name="Tableau6.B" style:family="table-column">
      <style:table-column-properties style:column-width="4.65cm"/>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style:vertical-align="middle"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0" style:family="paragraph" style:parent-style-name="Standard">
      <style:text-properties fo:font-size="2pt" style:font-size-asian="2pt" style:font-size-complex="2pt"/>
    </style:style>
    <style:style style:name="P11" style:family="paragraph" style:parent-style-name="Header">
      <style:text-properties fo:font-size="3pt" style:font-size-asian="4pt" style:font-size-complex="4pt"/>
    </style:style>
    <style:style style:name="P12"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14"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center" style:justify-single-word="false"/>
      <style:text-properties style:font-name="Bitstream Vera Sans5" fo:font-size="10pt" fo:background-color="#ffff00" style:font-size-asian="10pt" style:font-size-complex="10pt"/>
    </style:style>
    <style:style style:name="P18" style:family="paragraph" style:parent-style-name="Standard" style:master-page-name="">
      <style:paragraph-properties fo:margin-top="0cm" fo:margin-bottom="0cm" style:contextual-spacing="false" style:page-number="auto" fo:break-before="auto" fo:break-after="auto"/>
      <style:text-properties style:font-name="Bitstream Vera Sans5" fo:font-size="6pt" officeooo:paragraph-rsid="00290c92" style:font-size-asian="5.25pt" style:font-size-complex="6pt"/>
    </style:style>
    <style:style style:name="P19" style:family="paragraph" style:parent-style-name="Table_20_Contents">
      <style:paragraph-properties fo:text-align="center" style:justify-single-word="false"/>
      <style:text-properties style:font-name="Bitstream Vera Sans5" fo:font-size="9pt" fo:font-weight="bold" officeooo:paragraph-rsid="0062d478" style:font-size-asian="9pt" style:font-weight-asian="bold" style:font-size-complex="9pt" style:font-weight-complex="bold"/>
    </style:style>
    <style:style style:name="P20" style:family="paragraph" style:parent-style-name="Standard">
      <style:text-properties fo:font-size="6pt" style:font-size-asian="6pt" style:font-size-complex="6pt"/>
    </style:style>
    <style:style style:name="P21" style:family="paragraph" style:parent-style-name="_5f_En-tête">
      <style:text-properties officeooo:rsid="00467ded" officeooo:paragraph-rsid="00467ded"/>
    </style:style>
    <style:style style:name="P22" style:family="paragraph" style:parent-style-name="_5f_Paragraphe_20_livret_20_">
      <style:paragraph-properties fo:text-align="center" style:justify-single-word="false"/>
      <style:text-properties officeooo:paragraph-rsid="009456a1"/>
    </style:style>
    <style:style style:name="P23" style:family="paragraph" style:parent-style-name="Footer">
      <style:text-properties officeooo:rsid="00178920" officeooo:paragraph-rsid="00178920"/>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Footer">
      <style:text-properties officeooo:paragraph-rsid="00353726"/>
    </style:style>
    <style:style style:name="P26" style:family="paragraph" style:parent-style-name="Header">
      <style:text-properties fo:font-size="14pt" style:font-size-asian="14pt" style:font-size-complex="14pt"/>
    </style:style>
    <style:style style:name="P27" style:family="paragraph" style:parent-style-name="Header">
      <style:paragraph-properties fo:text-align="end" style:justify-single-word="false"/>
      <style:text-properties fo:font-size="12pt" style:font-size-asian="12pt" style:font-size-complex="12pt"/>
    </style:style>
    <style:style style:name="P28" style:family="paragraph" style:parent-style-name="Standard">
      <style:text-properties officeooo:paragraph-rsid="00519ae3"/>
    </style:style>
    <style:style style:name="P29" style:family="paragraph" style:parent-style-name="_5f_Paragraphe_20_livret_20_réponse_20_élève">
      <style:paragraph-properties fo:line-height="0.6cm" style:writing-mode="lr-tb"/>
      <style:text-properties officeooo:paragraph-rsid="00579874"/>
    </style:style>
    <style:style style:name="P30" style:family="paragraph" style:parent-style-name="_5f_Paragraphe_20_livret_20_réponse_20_élève">
      <style:paragraph-properties fo:line-height="0.6cm" style:writing-mode="lr-tb"/>
      <style:text-properties officeooo:paragraph-rsid="006e4b60"/>
    </style:style>
    <style:style style:name="P31" style:family="paragraph" style:parent-style-name="Standard">
      <loext:graphic-properties draw:fill="none" draw:fill-color="#ffffff" draw:opacity="100%"/>
      <style:paragraph-properties fo:margin-top="0cm" fo:margin-bottom="0cm" style:contextual-spacing="false" fo:background-color="transparent">
        <style:tab-stops>
          <style:tab-stop style:position="0.499cm"/>
        </style:tab-stops>
      </style:paragraph-properties>
      <style:text-properties officeooo:paragraph-rsid="004884a3"/>
    </style:style>
    <style:style style:name="P32" style:family="paragraph" style:parent-style-name="Standard">
      <loext:graphic-properties draw:fill="none" draw:fill-color="#ffffff" draw:opacity="100%"/>
      <style:paragraph-properties fo:margin-top="0.4cm" fo:margin-bottom="0cm" style:contextual-spacing="false" fo:background-color="transparent">
        <style:tab-stops>
          <style:tab-stop style:position="0.499cm"/>
        </style:tab-stops>
      </style:paragraph-properties>
      <style:text-properties officeooo:paragraph-rsid="004884a3"/>
    </style:style>
    <style:style style:name="P33" style:family="paragraph" style:parent-style-name="Standard">
      <loext:graphic-properties draw:fill="none" draw:fill-color="#ffffff" draw:opacity="100%"/>
      <style:paragraph-properties fo:margin-top="0cm" fo:margin-bottom="0cm" style:contextual-spacing="false" fo:background-color="transparent">
        <style:tab-stops>
          <style:tab-stop style:position="0.499cm"/>
        </style:tab-stops>
      </style:paragraph-properties>
      <style:text-properties officeooo:paragraph-rsid="006fb06c"/>
    </style:style>
    <style:style style:name="P34" style:family="paragraph" style:parent-style-name="_5f_Paragraphe_20_livret_20_réponse_20_élève">
      <style:paragraph-properties fo:margin-top="0.101cm" fo:margin-bottom="0cm" style:contextual-spacing="false"/>
    </style:style>
    <style:style style:name="P35" style:family="paragraph" style:parent-style-name="_5f_Paragraphe_20_livret_20_">
      <style:paragraph-properties fo:margin-top="0.101cm" fo:margin-bottom="0cm" style:contextual-spacing="false" style:line-height-at-least="0.6cm"/>
      <style:text-properties officeooo:paragraph-rsid="00419fa8"/>
    </style:style>
    <style:style style:name="P36" style:family="paragraph" style:parent-style-name="_5f_Paragraphe_20_livret_20_">
      <style:paragraph-properties fo:margin-top="0.199cm" fo:margin-bottom="0cm" style:contextual-spacing="false" style:line-height-at-least="0.6cm"/>
      <style:text-properties officeooo:paragraph-rsid="00419fa8"/>
    </style:style>
    <style:style style:name="P37" style:family="paragraph" style:parent-style-name="_5f_Paragraphe_20_livret_20_">
      <style:paragraph-properties fo:margin-top="0.101cm" fo:margin-bottom="0cm" style:contextual-spacing="false" style:line-height-at-least="0.6cm"/>
      <style:text-properties officeooo:paragraph-rsid="00613cca"/>
    </style:style>
    <style:style style:name="P38" style:family="paragraph" style:parent-style-name="_5f_Paragraphe_20_livret_20_">
      <style:paragraph-properties fo:margin-top="0.199cm" fo:margin-bottom="0cm" style:contextual-spacing="false" style:line-height-at-least="0.6cm"/>
      <style:text-properties officeooo:paragraph-rsid="00613cca"/>
    </style:style>
    <style:style style:name="P39" style:family="paragraph" style:parent-style-name="_5f_Paragraphe_20_livret_20_">
      <style:paragraph-properties fo:margin-top="0.049cm" fo:margin-bottom="0cm" style:contextual-spacing="false" style:line-height-at-least="0.6cm"/>
      <style:text-properties officeooo:paragraph-rsid="00613cca"/>
    </style:style>
    <style:style style:name="P40" style:family="paragraph" style:parent-style-name="_5f_Paragraphe_20_livret_20_">
      <style:paragraph-properties fo:margin-top="0.101cm" fo:margin-bottom="0cm" style:contextual-spacing="false"/>
      <style:text-properties officeooo:paragraph-rsid="00613cca"/>
    </style:style>
    <style:style style:name="P41" style:family="paragraph" style:parent-style-name="_5f_Paragraphe_20_livret_20_">
      <style:paragraph-properties fo:margin-top="0.199cm" fo:margin-bottom="0cm" style:contextual-spacing="false"/>
      <style:text-properties officeooo:paragraph-rsid="00613cca"/>
    </style:style>
    <style:style style:name="P42" style:family="paragraph" style:parent-style-name="_5f_Paragraphe_20_livret">
      <style:paragraph-properties fo:margin-top="0.4cm" fo:margin-bottom="0cm" style:contextual-spacing="false"/>
      <style:text-properties officeooo:paragraph-rsid="0062d478"/>
    </style:style>
    <style:style style:name="P43" style:family="paragraph" style:parent-style-name="Standard">
      <style:paragraph-properties fo:margin-top="0.199cm" fo:margin-bottom="0.4cm" style:contextual-spacing="false"/>
    </style:style>
    <style:style style:name="P44" style:family="paragraph" style:parent-style-name="_5f_Paragraphe_20_livret_20_">
      <style:paragraph-properties fo:margin-top="0.199cm" fo:margin-bottom="0cm" style:contextual-spacing="false"/>
      <style:text-properties officeooo:rsid="0062d478" officeooo:paragraph-rsid="006e4b60"/>
    </style:style>
    <style:style style:name="P45" style:family="paragraph" style:parent-style-name="_5f_Paragraphe_20_livret_20_">
      <style:paragraph-properties fo:margin-top="0.25cm" fo:margin-bottom="0cm" style:contextual-spacing="false"/>
      <style:text-properties officeooo:rsid="0062d478" officeooo:paragraph-rsid="006e4b60"/>
    </style:style>
    <style:style style:name="P46" style:family="paragraph" style:parent-style-name="_5f_Paragraphe_20_livret_20_">
      <style:paragraph-properties fo:margin-top="0.199cm" fo:margin-bottom="0cm" style:contextual-spacing="false">
        <style:tab-stops>
          <style:tab-stop style:position="9.2cm" style:leader-style="dotted" style:leader-text="."/>
        </style:tab-stops>
      </style:paragraph-properties>
      <style:text-properties officeooo:rsid="0062d478" officeooo:paragraph-rsid="008aa59c"/>
    </style:style>
    <style:style style:name="P47" style:family="paragraph" style:parent-style-name="_5f_Paragraphe_20_livret_20_">
      <style:paragraph-properties fo:margin-top="0.25cm" fo:margin-bottom="0cm" style:contextual-spacing="false">
        <style:tab-stops>
          <style:tab-stop style:position="9.2cm" style:leader-style="dotted" style:leader-text="."/>
        </style:tab-stops>
      </style:paragraph-properties>
      <style:text-properties officeooo:rsid="0062d478" officeooo:paragraph-rsid="008aa59c"/>
    </style:style>
    <style:style style:name="P48" style:family="paragraph" style:parent-style-name="_5f_Paragraphe_20_livret_20_">
      <style:paragraph-properties fo:margin-top="0.25cm" fo:margin-bottom="0cm" style:contextual-spacing="false">
        <style:tab-stops>
          <style:tab-stop style:position="9.2cm" style:leader-style="dotted" style:leader-text="."/>
        </style:tab-stops>
      </style:paragraph-properties>
      <style:text-properties officeooo:rsid="0062d478" officeooo:paragraph-rsid="00971d5a"/>
    </style:style>
    <style:style style:name="P49" style:family="paragraph" style:parent-style-name="_5f_Paragraphe_20_livret_20_">
      <style:paragraph-properties fo:margin-top="0.199cm" fo:margin-bottom="0cm" style:contextual-spacing="false"/>
      <style:text-properties officeooo:paragraph-rsid="00419fa8"/>
    </style:style>
    <style:style style:name="P50" style:family="paragraph" style:parent-style-name="_5f_Paragraphe_20_livret_20_">
      <style:paragraph-properties fo:margin-top="0.199cm" fo:margin-bottom="0cm" style:contextual-spacing="false">
        <style:tab-stops>
          <style:tab-stop style:position="9.2cm" style:leader-style="dotted" style:leader-text="."/>
        </style:tab-stops>
      </style:paragraph-properties>
      <style:text-properties officeooo:paragraph-rsid="008e3b13"/>
    </style:style>
    <style:style style:name="P51" style:family="paragraph" style:parent-style-name="_5f_Paragraphe_20_livret_20_">
      <style:paragraph-properties fo:margin-top="0.199cm" fo:margin-bottom="0cm" style:contextual-spacing="false">
        <style:tab-stops>
          <style:tab-stop style:position="9.2cm" style:leader-style="dotted" style:leader-text="."/>
        </style:tab-stops>
      </style:paragraph-properties>
      <style:text-properties officeooo:paragraph-rsid="00971d5a"/>
    </style:style>
    <style:style style:name="P52" style:family="paragraph" style:parent-style-name="_5f_Paragraphe_20_livret_20_">
      <style:paragraph-properties fo:margin-top="0.25cm" fo:margin-bottom="0cm" style:contextual-spacing="false">
        <style:tab-stops>
          <style:tab-stop style:position="9.2cm" style:leader-style="dotted" style:leader-text="."/>
        </style:tab-stops>
      </style:paragraph-properties>
      <style:text-properties officeooo:paragraph-rsid="00971d5a"/>
    </style:style>
    <style:style style:name="P53" style:family="paragraph" style:parent-style-name="_5f_Paragraphe_20_livret_20_">
      <style:paragraph-properties fo:margin-top="0.199cm" fo:margin-bottom="0cm" style:contextual-spacing="false">
        <style:tab-stops>
          <style:tab-stop style:position="9.2cm" style:leader-style="dotted" style:leader-text="."/>
        </style:tab-stops>
      </style:paragraph-properties>
      <style:text-properties officeooo:paragraph-rsid="0091e575"/>
    </style:style>
    <style:style style:name="P54" style:family="paragraph" style:parent-style-name="_5f_Paragraphe_20_livret_20_">
      <style:paragraph-properties fo:margin-top="0.25cm" fo:margin-bottom="0cm" style:contextual-spacing="false">
        <style:tab-stops>
          <style:tab-stop style:position="9.2cm" style:leader-style="dotted" style:leader-text="."/>
        </style:tab-stops>
      </style:paragraph-properties>
      <style:text-properties officeooo:paragraph-rsid="008c852a"/>
    </style:style>
    <style:style style:name="P55" style:family="paragraph" style:parent-style-name="_5f_Paragraphe_20_livret_20_">
      <style:paragraph-properties fo:margin-top="0.25cm" fo:margin-bottom="0cm" style:contextual-spacing="false">
        <style:tab-stops>
          <style:tab-stop style:position="9.2cm" style:leader-style="dotted" style:leader-text="."/>
        </style:tab-stops>
      </style:paragraph-properties>
      <style:text-properties officeooo:paragraph-rsid="008d3d6f"/>
    </style:style>
    <style:style style:name="P56" style:family="paragraph" style:parent-style-name="_5f_Paragraphe_20_livret_20_">
      <style:paragraph-properties fo:margin-top="0.199cm" fo:margin-bottom="0cm" style:contextual-spacing="false"/>
      <style:text-properties officeooo:paragraph-rsid="007397ea"/>
    </style:style>
    <style:style style:name="P57" style:family="paragraph" style:parent-style-name="_5f_Paragraphe_20_livret_20_">
      <style:paragraph-properties fo:margin-top="0.199cm" fo:margin-bottom="0cm" style:contextual-spacing="false">
        <style:tab-stops>
          <style:tab-stop style:position="9.2cm" style:leader-style="dotted" style:leader-text="."/>
        </style:tab-stops>
      </style:paragraph-properties>
      <style:text-properties fo:color="#b3b3b3" loext:opacity="100%" style:text-position="0% 100%" style:font-name="Bitstream Vera Sans3" fo:font-size="10pt" fo:font-style="normal" officeooo:paragraph-rsid="00971d5a" fo:background-color="transparent" style:font-name-asian="OpenSymbol1" style:font-style-asian="normal" style:font-name-complex="OpenSymbol1" style:font-style-complex="normal"/>
    </style:style>
    <style:style style:name="P58" style:family="paragraph" style:parent-style-name="_5f_Paragraphe_20_livret_20_">
      <style:paragraph-properties fo:margin-top="0.199cm" fo:margin-bottom="0cm" style:contextual-spacing="false" fo:keep-together="always" fo:keep-with-next="always">
        <style:tab-stops>
          <style:tab-stop style:position="9.2cm" style:leader-style="dotted" style:leader-text="."/>
        </style:tab-stops>
      </style:paragraph-properties>
      <style:text-properties officeooo:paragraph-rsid="00971d5a"/>
    </style:style>
    <style:style style:name="P59" style:family="paragraph" style:parent-style-name="_5f_Paragraphe_20_livret_20_">
      <style:paragraph-properties fo:margin-top="0.199cm" fo:margin-bottom="0cm" style:contextual-spacing="false" fo:keep-together="always" fo:keep-with-next="always"/>
      <style:text-properties officeooo:paragraph-rsid="006e4b60"/>
    </style:style>
    <style:style style:name="P60" style:family="paragraph" style:parent-style-name="_5f_Paragraphe_20_livret_20_">
      <style:paragraph-properties fo:margin-top="0.25cm" fo:margin-bottom="0cm" style:contextual-spacing="false"/>
      <style:text-properties officeooo:paragraph-rsid="006e4b60"/>
    </style:style>
    <style:style style:name="P61" style:family="paragraph" style:parent-style-name="Standard">
      <style:paragraph-properties fo:margin-top="0.4cm" fo:margin-bottom="0.101cm" style:contextual-spacing="false">
        <style:tab-stops>
          <style:tab-stop style:position="0.499cm"/>
        </style:tab-stops>
      </style:paragraph-properties>
      <style:text-properties fo:font-size="10pt" officeooo:paragraph-rsid="00613cca" style:font-size-asian="10pt" style:font-size-complex="10pt"/>
    </style:style>
    <style:style style:name="P62" style:family="paragraph" style:parent-style-name="Standard">
      <style:paragraph-properties fo:margin-top="0cm" fo:margin-bottom="0.101cm" style:contextual-spacing="false">
        <style:tab-stops>
          <style:tab-stop style:position="0.499cm"/>
        </style:tab-stops>
      </style:paragraph-properties>
      <style:text-properties fo:font-size="10pt" officeooo:paragraph-rsid="00613cca" style:font-size-asian="10pt" style:font-size-complex="10pt"/>
    </style:style>
    <style:style style:name="P63" style:family="paragraph" style:parent-style-name="Standard">
      <style:paragraph-properties fo:margin-top="0cm" fo:margin-bottom="0.101cm" style:contextual-spacing="false" style:line-height-at-least="0cm">
        <style:tab-stops>
          <style:tab-stop style:position="0.499cm"/>
        </style:tab-stops>
      </style:paragraph-properties>
      <style:text-properties fo:color="#000000" loext:opacity="100%" style:font-name="Bitstream Vera Sans5" fo:font-size="10pt" fo:font-style="normal" fo:font-weight="bold" officeooo:paragraph-rsid="00613cca" style:font-name-asian="Times New Roman" style:font-size-asian="10pt" style:font-style-asian="normal" style:font-weight-asian="bold" style:font-name-complex="Times New Roman" style:font-size-complex="10pt" style:font-style-complex="normal" style:font-weight-complex="bold"/>
    </style:style>
    <style:style style:name="P64"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7b897e"/>
    </style:style>
    <style:style style:name="P65"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7c1c59"/>
    </style:style>
    <style:style style:name="P66"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99f24b"/>
    </style:style>
    <style:style style:name="P67" style:family="paragraph" style:parent-style-name="_5f_Paragraphe_20_livret_20_réponse_20_élève">
      <style:text-properties officeooo:paragraph-rsid="007c1c59"/>
    </style:style>
    <style:style style:name="P68" style:family="paragraph" style:parent-style-name="_5f_Paragraphe_20_livret_20_réponse_20_élève">
      <style:paragraph-properties>
        <style:tab-stops>
          <style:tab-stop style:position="8.999cm" style:leader-style="dotted" style:leader-text="."/>
        </style:tab-stops>
      </style:paragraph-properties>
      <style:text-properties officeooo:paragraph-rsid="0088c3c7"/>
    </style:style>
    <style:style style:name="P69" style:family="paragraph" style:parent-style-name="_5f_Paragraphe_20_livret_20_réponse_20_élève">
      <style:text-properties officeooo:paragraph-rsid="00931ac9"/>
    </style:style>
    <style:style style:name="P70" style:family="paragraph" style:parent-style-name="_5f_Paragraphe_20_livret_20_réponse_20_élève">
      <style:text-properties officeooo:paragraph-rsid="0099f24b"/>
    </style:style>
    <style:style style:name="P71" style:family="paragraph" style:parent-style-name="_5f_Paragraphe_20_livret_20_réponse_20_élève" style:master-page-name="">
      <style:paragraph-properties style:page-number="auto"/>
      <style:text-properties officeooo:paragraph-rsid="007b897e"/>
    </style:style>
    <style:style style:name="P72" style:family="paragraph" style:parent-style-name="_5f_Paragraphe_20_livret_20_">
      <style:text-properties officeooo:paragraph-rsid="009456a1"/>
    </style:style>
    <style:style style:name="P73" style:family="paragraph" style:parent-style-name="Exo_5f_Num" style:list-style-name="Num_5f_Exo">
      <style:paragraph-properties fo:margin-top="0.7cm" fo:margin-bottom="0.101cm" style:contextual-spacing="false"/>
      <style:text-properties officeooo:paragraph-rsid="006e4b60"/>
    </style:style>
    <style:style style:name="P74" style:family="paragraph" style:parent-style-name="Exo_5f_Num" style:list-style-name="Num_5f_Exo">
      <style:paragraph-properties fo:margin-top="0.4cm" fo:margin-bottom="0.199cm" style:contextual-spacing="false"/>
      <style:text-properties officeooo:paragraph-rsid="007444c4"/>
    </style:style>
    <style:style style:name="P75" style:family="paragraph" style:parent-style-name="Exo_5f_Num" style:list-style-name="Num_5f_Exo">
      <style:paragraph-properties fo:margin-top="0.55cm" fo:margin-bottom="0.101cm" style:contextual-spacing="false" fo:break-before="page"/>
      <style:text-properties officeooo:paragraph-rsid="0099f24b"/>
    </style:style>
    <style:style style:name="P76" style:family="paragraph" style:parent-style-name="Exo_5f_Num">
      <style:paragraph-properties fo:margin-top="0.58cm" fo:margin-bottom="0cm" style:contextual-spacing="false"/>
    </style:style>
    <style:style style:name="P77" style:family="paragraph" style:parent-style-name="Exo_5f_Num">
      <style:text-properties officeooo:paragraph-rsid="00613cca"/>
    </style:style>
    <style:style style:name="P78" style:family="paragraph" style:parent-style-name="Exo_5f_Num" style:master-page-name="">
      <style:paragraph-properties fo:margin-top="0.771cm" fo:margin-bottom="0.101cm" style:contextual-spacing="false" fo:keep-together="always" style:page-number="auto" fo:keep-with-next="always"/>
      <style:text-properties officeooo:paragraph-rsid="0099f24b"/>
    </style:style>
    <style:style style:name="P79" style:family="paragraph" style:parent-style-name="Exo_5f_Num" style:list-style-name="Num_5f_Exo" style:master-page-name="">
      <style:paragraph-properties fo:margin-top="0.55cm" fo:margin-bottom="0.101cm" style:contextual-spacing="false" fo:keep-together="always" style:page-number="auto" fo:keep-with-next="always"/>
      <style:text-properties officeooo:paragraph-rsid="0099f24b"/>
    </style:style>
    <style:style style:name="P80" style:family="paragraph" style:parent-style-name="Exo_5f_Num">
      <style:paragraph-properties fo:margin-top="0.771cm" fo:margin-bottom="0.101cm" style:contextual-spacing="false" fo:break-before="column"/>
      <style:text-properties officeooo:paragraph-rsid="0099f24b"/>
    </style:style>
    <style:style style:name="P81" style:family="paragraph" style:parent-style-name="Exo_5f_Num" style:list-style-name="Num_5f_Exo" style:master-page-name="">
      <style:paragraph-properties fo:margin-top="0.7cm" fo:margin-bottom="0.199cm" style:contextual-spacing="false" style:page-number="auto"/>
      <style:text-properties officeooo:rsid="0042a5f8" officeooo:paragraph-rsid="0062d478"/>
    </style:style>
    <style:style style:name="P82" style:family="paragraph" style:parent-style-name="Standard" style:list-style-name="liste_5f_abc">
      <style:paragraph-properties fo:margin-top="0cm" fo:margin-bottom="0cm" style:contextual-spacing="false"/>
      <style:text-properties officeooo:paragraph-rsid="004884a3"/>
    </style:style>
    <style:style style:name="P83" style:family="paragraph" style:parent-style-name="Standard" style:list-style-name="liste_5f_abc" style:master-page-name="">
      <style:paragraph-properties fo:margin-top="0.101cm" fo:margin-bottom="0cm" style:contextual-spacing="false" style:page-number="auto" fo:break-before="auto" fo:break-after="auto"/>
      <style:text-properties fo:font-size="10pt" officeooo:paragraph-rsid="00613cca" style:font-size-asian="10pt" style:font-size-complex="10pt"/>
    </style:style>
    <style:style style:name="P84" style:family="paragraph" style:parent-style-name="Standard" style:master-page-name="_5f_Fiche_20_éditeur_20_série_20_2_20_une_20_colonne_20_impaire_20__28_G_29_">
      <style:paragraph-properties style:page-number="49" fo:break-before="auto" fo:break-after="auto"/>
    </style:style>
    <style:style style:name="P85" style:family="paragraph" style:parent-style-name="_5f_Paragraphe_20_livret_20_" style:list-style-name="liste_5f_abc">
      <style:paragraph-properties fo:margin-top="0.101cm" fo:margin-bottom="0cm" style:contextual-spacing="false"/>
      <style:text-properties officeooo:paragraph-rsid="00419fa8"/>
    </style:style>
    <style:style style:name="P86" style:family="paragraph" style:parent-style-name="_5f_Paragraphe_20_livret_20_" style:list-style-name="liste_5f_abc">
      <style:paragraph-properties fo:margin-top="0.199cm" fo:margin-bottom="0cm" style:contextual-spacing="false"/>
      <style:text-properties officeooo:paragraph-rsid="00419fa8"/>
    </style:style>
    <style:style style:name="P87" style:family="paragraph" style:parent-style-name="_5f_Paragraphe_20_livret_20_" style:list-style-name="liste_5f_abc">
      <style:paragraph-properties fo:margin-top="0.3cm" fo:margin-bottom="0cm" style:contextual-spacing="false"/>
      <style:text-properties officeooo:paragraph-rsid="00419fa8"/>
    </style:style>
    <style:style style:name="P88" style:family="paragraph" style:parent-style-name="_5f_Paragraphe_20_livret_20_" style:list-style-name="liste_5f_abc">
      <style:text-properties officeooo:paragraph-rsid="00613cca"/>
    </style:style>
    <style:style style:name="P89" style:family="paragraph" style:parent-style-name="_5f_Paragraphe_20_livret_20_" style:list-style-name="liste_5f_abc">
      <style:paragraph-properties fo:margin-top="0.3cm" fo:margin-bottom="0.199cm" style:contextual-spacing="false"/>
      <style:text-properties officeooo:paragraph-rsid="00613cca"/>
    </style:style>
    <style:style style:name="P90" style:family="paragraph" style:parent-style-name="_5f_Paragraphe_20_livret_20_" style:list-style-name="liste_5f_abc">
      <style:paragraph-properties fo:margin-top="0.3cm" fo:margin-bottom="0cm" style:contextual-spacing="false"/>
      <style:text-properties officeooo:paragraph-rsid="00613cca"/>
    </style:style>
    <style:style style:name="P91" style:family="paragraph" style:parent-style-name="_5f_Paragraphe_20_livret_20_" style:list-style-name="_5f_Numérotation_20_des_20_exercices_20_livrets">
      <style:paragraph-properties fo:margin-top="0.199cm" fo:margin-bottom="0cm" style:contextual-spacing="false"/>
      <style:text-properties officeooo:paragraph-rsid="0080ccca"/>
    </style:style>
    <style:style style:name="P92" style:family="paragraph" style:parent-style-name="_5f_Paragraphe_20_livret_20_" style:list-style-name="_5f_Numérotation_20_des_20_exercices_20_livrets">
      <style:paragraph-properties fo:margin-top="0.199cm" fo:margin-bottom="0.101cm" style:contextual-spacing="false" fo:line-height="150%"/>
      <style:text-properties officeooo:paragraph-rsid="007d80bf"/>
    </style:style>
    <style:style style:name="P93" style:family="paragraph" style:parent-style-name="_5f_Paragraphe_20_livret_20_" style:list-style-name="Num_5f_Exo">
      <style:paragraph-properties fo:margin-top="0.3cm" fo:margin-bottom="0cm" style:contextual-spacing="false">
        <style:tab-stops>
          <style:tab-stop style:position="9.2cm" style:type="right" style:leader-style="dotted" style:leader-text="."/>
        </style:tab-stops>
      </style:paragraph-properties>
      <style:text-properties officeooo:paragraph-rsid="00613cca"/>
    </style:style>
    <style:style style:name="P94" style:family="paragraph" style:parent-style-name="_5f_Paragraphe_20_livret_20_" style:list-style-name="_5f_Numérotation_20_des_20_exercices_20_livrets">
      <style:paragraph-properties fo:margin-top="0.3cm" fo:margin-bottom="0cm" style:contextual-spacing="false">
        <style:tab-stops>
          <style:tab-stop style:position="9.2cm" style:type="right" style:leader-style="dotted" style:leader-text="."/>
        </style:tab-stops>
      </style:paragraph-properties>
      <style:text-properties officeooo:paragraph-rsid="00613cca"/>
    </style:style>
    <style:style style:name="P95" style:family="paragraph" style:parent-style-name="_5f_Paragraphe_20_livret_20_" style:list-style-name="_5f_Numérotation_20_des_20_exercices_20_livrets">
      <style:paragraph-properties fo:margin-top="0.199cm" fo:margin-bottom="0cm" style:contextual-spacing="false" style:line-height-at-least="0.6cm">
        <style:tab-stops>
          <style:tab-stop style:position="9.2cm" style:leader-style="dotted" style:leader-text="."/>
        </style:tab-stops>
      </style:paragraph-properties>
      <style:text-properties officeooo:paragraph-rsid="0080ccca"/>
    </style:style>
    <style:style style:name="P96" style:family="paragraph" style:parent-style-name="_5f_Paragraphe_20_livret_20_" style:list-style-name="_5f_Numérotation_20_des_20_exercices_20_livrets">
      <style:paragraph-properties fo:margin-top="0.199cm" fo:margin-bottom="0cm" style:contextual-spacing="false" style:line-height-at-least="0.6cm">
        <style:tab-stops>
          <style:tab-stop style:position="9.2cm" style:leader-style="dotted" style:leader-text="."/>
        </style:tab-stops>
      </style:paragraph-properties>
      <style:text-properties officeooo:paragraph-rsid="00931ac9"/>
    </style:style>
    <style:style style:name="P97" style:family="paragraph" style:parent-style-name="_5f_Paragraphe_20_livret_20_" style:list-style-name="_5f_Numérotation_20_des_20_exercices_20_livrets">
      <style:paragraph-properties fo:margin-top="0.101cm" fo:margin-bottom="0cm" style:contextual-spacing="false" style:line-height-at-least="0.6cm">
        <style:tab-stops>
          <style:tab-stop style:position="9.2cm" style:leader-style="dotted" style:leader-text="."/>
        </style:tab-stops>
      </style:paragraph-properties>
      <style:text-properties officeooo:paragraph-rsid="00931ac9"/>
    </style:style>
    <style:style style:name="P98" style:family="paragraph" style:parent-style-name="_5f_Paragraphe_20_livret_20_" style:list-style-name="_5f_Numérotation_20_des_20_exercices_20_livrets">
      <style:paragraph-properties fo:margin-top="0.101cm" fo:margin-bottom="0cm" style:contextual-spacing="false" style:line-height-at-least="0.6cm">
        <style:tab-stops>
          <style:tab-stop style:position="9.2cm" style:leader-style="dotted" style:leader-text="."/>
        </style:tab-stops>
      </style:paragraph-properties>
      <style:text-properties officeooo:paragraph-rsid="008286f3"/>
    </style:style>
    <style:style style:name="P99" style:family="paragraph" style:parent-style-name="_5f_Paragraphe_20_livret_20_" style:list-style-name="_5f_Numérotation_20_des_20_exercices_20_livrets">
      <style:paragraph-properties fo:margin-top="0.049cm" fo:margin-bottom="0cm" style:contextual-spacing="false" style:line-height-at-least="0.6cm">
        <style:tab-stops>
          <style:tab-stop style:position="9.2cm" style:leader-style="dotted" style:leader-text="."/>
        </style:tab-stops>
      </style:paragraph-properties>
      <style:text-properties officeooo:paragraph-rsid="008286f3"/>
    </style:style>
    <style:style style:name="P100" style:family="paragraph" style:parent-style-name="_5f_Paragraphe_20_livret_20_" style:list-style-name="_5f_Numérotation_20_des_20_exercices_20_livrets">
      <style:paragraph-properties fo:margin-top="0.101cm" fo:margin-bottom="0cm" style:contextual-spacing="false" style:line-height-at-least="0.6cm">
        <style:tab-stops>
          <style:tab-stop style:position="9.2cm" style:leader-style="dotted" style:leader-text="."/>
        </style:tab-stops>
      </style:paragraph-properties>
      <style:text-properties officeooo:paragraph-rsid="0083ab91"/>
    </style:style>
    <style:style style:name="P101" style:family="paragraph" style:parent-style-name="_5f_Paragraphe_20_livret_20_" style:list-style-name="_5f_Numérotation_20_des_20_exercices_20_livrets">
      <style:paragraph-properties fo:margin-top="0.199cm" fo:margin-bottom="0cm" style:contextual-spacing="false" style:line-height-at-least="0.6cm">
        <style:tab-stops>
          <style:tab-stop style:position="9.2cm" style:leader-style="dotted" style:leader-text="."/>
        </style:tab-stops>
      </style:paragraph-properties>
      <style:text-properties officeooo:paragraph-rsid="0085114c"/>
    </style:style>
    <style:style style:name="P102" style:family="paragraph" style:parent-style-name="_5f_Paragraphe_20_livret_20_" style:list-style-name="_5f_Numérotation_20_des_20_exercices_20_livrets">
      <style:paragraph-properties fo:margin-top="0.101cm" fo:margin-bottom="0cm" style:contextual-spacing="false" style:line-height-at-least="0.6cm">
        <style:tab-stops>
          <style:tab-stop style:position="9.2cm" style:leader-style="dotted" style:leader-text="."/>
        </style:tab-stops>
      </style:paragraph-properties>
      <style:text-properties officeooo:paragraph-rsid="009456a1"/>
    </style:style>
    <style:style style:name="P103" style:family="paragraph" style:parent-style-name="_5f_Paragraphe_20_livret_20_" style:list-style-name="_5f_Numérotation_20_des_20_exercices_20_livrets">
      <style:paragraph-properties fo:margin-top="0.101cm" fo:margin-bottom="0cm" style:contextual-spacing="false" style:line-height-at-least="0.6cm">
        <style:tab-stops>
          <style:tab-stop style:position="9.2cm" style:leader-style="dotted" style:leader-text="."/>
        </style:tab-stops>
      </style:paragraph-properties>
      <style:text-properties officeooo:paragraph-rsid="0086c386"/>
    </style:style>
    <style:style style:name="P104" style:family="paragraph" style:parent-style-name="_5f_Paragraphe_20_livret_20_" style:list-style-name="liste_5f_abc">
      <style:text-properties officeooo:paragraph-rsid="00419fa8" style:text-scale="100%"/>
    </style:style>
    <style:style style:name="P105" style:family="paragraph" style:parent-style-name="_5f_Paragraphe_20_livret_20_" style:list-style-name="_5f_Numérotation_20_des_20_exercices_20_livrets">
      <style:paragraph-properties>
        <style:tab-stops>
          <style:tab-stop style:position="8.999cm" style:leader-style="dotted" style:leader-text="."/>
        </style:tab-stops>
      </style:paragraph-properties>
      <style:text-properties officeooo:paragraph-rsid="009456a1"/>
    </style:style>
    <style:style style:name="P106" style:family="paragraph" style:parent-style-name="_5f_Paragraphe_20_livret_20_" style:list-style-name="_5f_Numérotation_20_des_20_exercices_20_livrets">
      <style:paragraph-properties fo:text-align="start" style:justify-single-word="false">
        <style:tab-stops>
          <style:tab-stop style:position="8.999cm" style:leader-style="dotted" style:leader-text="."/>
        </style:tab-stops>
      </style:paragraph-properties>
      <style:text-properties officeooo:paragraph-rsid="00956e94"/>
    </style:style>
    <style:style style:name="P107" style:family="paragraph" style:parent-style-name="_5f_Paragraphe_20_livret_20_" style:list-style-name="_5f_Numérotation_20_des_20_exercices_20_livrets">
      <style:paragraph-properties fo:text-align="start" style:justify-single-word="false">
        <style:tab-stops>
          <style:tab-stop style:position="1.984cm"/>
          <style:tab-stop style:position="8.999cm" style:leader-style="dotted" style:leader-text="."/>
        </style:tab-stops>
      </style:paragraph-properties>
      <style:text-properties officeooo:paragraph-rsid="00956e94"/>
    </style:style>
    <style:style style:name="P108" style:family="paragraph" style:parent-style-name="_5f_Paragraphe_20_livret_20_" style:list-style-name="_5f_Numérotation_20_des_20_exercices_20_livrets">
      <style:paragraph-properties fo:text-align="start" style:justify-single-word="false">
        <style:tab-stops>
          <style:tab-stop style:position="2.004cm"/>
          <style:tab-stop style:position="8.999cm" style:leader-style="dotted" style:leader-text="."/>
        </style:tab-stops>
      </style:paragraph-properties>
      <style:text-properties officeooo:paragraph-rsid="00956e94"/>
    </style:style>
    <style:style style:name="P109" style:family="paragraph" style:parent-style-name="_5f_Paragraphe_20_livret_20_" style:list-style-name="liste_5f_abc">
      <style:paragraph-properties fo:text-align="start" style:justify-single-word="false" fo:keep-together="always" fo:keep-with-next="always"/>
      <style:text-properties officeooo:paragraph-rsid="00419fa8"/>
    </style:style>
    <style:style style:name="P110" style:family="paragraph" style:parent-style-name="_5f_Paragraphe_20_livret_20_" style:list-style-name="liste_5f_abc">
      <style:paragraph-properties fo:margin-top="0.25cm" fo:margin-bottom="0.101cm" style:contextual-spacing="false" fo:text-align="start" style:justify-single-word="false" fo:keep-together="always" fo:keep-with-next="always"/>
      <style:text-properties officeooo:paragraph-rsid="007397ea"/>
    </style:style>
    <style:style style:name="P111" style:family="paragraph" style:parent-style-name="_5f_Paragraphe_20_livret_20_" style:list-style-name="List_20_1">
      <style:paragraph-properties fo:margin-top="0cm" fo:margin-bottom="0cm" style:contextual-spacing="false"/>
      <style:text-properties officeooo:paragraph-rsid="00419fa8"/>
    </style:style>
    <style:style style:name="P112" style:family="paragraph" style:parent-style-name="_5f_Paragraphe_20_livret_20_" style:list-style-name="List_20_1">
      <style:paragraph-properties fo:margin-top="0.199cm" fo:margin-bottom="0.101cm" style:contextual-spacing="false" fo:keep-together="always" fo:keep-with-next="always"/>
      <style:text-properties fo:letter-spacing="-0.018cm" officeooo:paragraph-rsid="00419fa8"/>
    </style:style>
    <style:style style:name="P113" style:family="paragraph" style:parent-style-name="_5f_Paragraphe_20_livret_20_" style:list-style-name="List_20_1">
      <style:text-properties fo:letter-spacing="-0.018cm" officeooo:paragraph-rsid="00419fa8"/>
    </style:style>
    <style:style style:name="P114" style:family="paragraph" style:parent-style-name="_5f_Paragraphe_20_livret_20_" style:list-style-name="List_20_1">
      <style:paragraph-properties fo:margin-top="0.101cm" fo:margin-bottom="0cm" style:contextual-spacing="false" fo:keep-together="always" fo:keep-with-next="always"/>
      <style:text-properties officeooo:paragraph-rsid="00419fa8"/>
    </style:style>
    <style:style style:name="P115" style:family="paragraph" style:parent-style-name="_5f_Paragraphe_20_livret_20_" style:list-style-name="_5f_Numérotation_20_des_20_exercices_20_livrets">
      <style:paragraph-properties fo:keep-together="always" fo:keep-with-next="always">
        <style:tab-stops>
          <style:tab-stop style:position="8.999cm" style:leader-style="dotted" style:leader-text="."/>
        </style:tab-stops>
      </style:paragraph-properties>
      <style:text-properties officeooo:paragraph-rsid="00956e94"/>
    </style:style>
    <style:style style:name="P116" style:family="paragraph" style:parent-style-name="_5f_Paragraphe_20_livret_20_" style:list-style-name="_5f_Numérotation_20_des_20_exercices_20_livrets">
      <style:paragraph-properties fo:keep-together="always" fo:keep-with-next="always">
        <style:tab-stops>
          <style:tab-stop style:position="8.999cm" style:leader-style="dotted" style:leader-text="."/>
        </style:tab-stops>
      </style:paragraph-properties>
      <style:text-properties officeooo:paragraph-rsid="0088c3c7"/>
    </style:style>
    <style:style style:name="P117" style:family="paragraph" style:parent-style-name="_5f_Paragraphe_20_livret_20_" style:list-style-name="liste_5f_abc">
      <style:paragraph-properties fo:margin-top="0.199cm" fo:margin-bottom="0cm" style:contextual-spacing="false" fo:keep-together="always" fo:keep-with-next="always"/>
      <style:text-properties officeooo:paragraph-rsid="00419fa8"/>
    </style:style>
    <style:style style:name="P118" style:family="paragraph" style:parent-style-name="_5f_Paragraphe_20_livret_20_réponse_20_pointillé" style:list-style-name="_5f_Numérotation_20_des_20_exercices_20_livrets">
      <style:paragraph-properties style:line-height-at-least="0.651cm">
        <style:tab-stops>
          <style:tab-stop style:position="4.5cm" style:type="right" style:leader-style="dotted" style:leader-text="."/>
        </style:tab-stops>
      </style:paragraph-properties>
      <style:text-properties officeooo:paragraph-rsid="00831060"/>
    </style:style>
    <style:style style:name="P119" style:family="paragraph" style:parent-style-name="_5f_Paragraphe_20_livret_20_réponse_20_élève" style:list-style-name="_5f_Numérotation_20_des_20_exercices_20_livrets">
      <style:paragraph-properties>
        <style:tab-stops>
          <style:tab-stop style:position="8.999cm" style:leader-style="dotted" style:leader-text="."/>
        </style:tab-stops>
      </style:paragraph-properties>
      <style:text-properties officeooo:paragraph-rsid="007f19b1"/>
    </style:style>
    <style:style style:name="P120" style:family="paragraph" style:parent-style-name="_5f_Paragraphe_20_livret_20_réponse_20_élève" style:list-style-name="_5f_Numérotation_20_des_20_exercices_20_livrets">
      <style:paragraph-properties>
        <style:tab-stops>
          <style:tab-stop style:position="8.999cm" style:leader-style="dotted" style:leader-text="."/>
        </style:tab-stops>
      </style:paragraph-properties>
      <style:text-properties officeooo:paragraph-rsid="00956e94"/>
    </style:style>
    <style:style style:name="P121" style:family="paragraph" style:parent-style-name="_5f_Paragraphe_20_livret_20_réponse_20_élève" style:list-style-name="liste_5f_abc">
      <style:text-properties officeooo:paragraph-rsid="007a5841"/>
    </style:style>
    <style:style style:name="P122" style:family="paragraph" style:parent-style-name="_5f_Paragraphe_20_livret_20_réponse_20_élève" style:list-style-name="liste_5f_abc">
      <style:text-properties officeooo:paragraph-rsid="00931ac9"/>
    </style:style>
    <style:style style:name="P123" style:family="paragraph" style:parent-style-name="_5f_Paragraphe_20_livret_20_réponse_20_élève" style:list-style-name="Num_5f_Exo">
      <style:paragraph-properties>
        <style:tab-stops>
          <style:tab-stop style:position="9.2cm" style:type="right" style:leader-style="dotted" style:leader-text="."/>
        </style:tab-stops>
      </style:paragraph-properties>
      <style:text-properties officeooo:paragraph-rsid="0080ccca"/>
    </style:style>
    <style:style style:name="P124" style:family="paragraph" style:parent-style-name="_5f_Paragraphe_20_livret_20_réponse_20_élève" style:list-style-name="_5f_Numérotation_20_des_20_exercices_20_livrets">
      <style:paragraph-properties>
        <style:tab-stops>
          <style:tab-stop style:position="9.2cm" style:type="right" style:leader-style="dotted" style:leader-text="."/>
        </style:tab-stops>
      </style:paragraph-properties>
      <style:text-properties officeooo:paragraph-rsid="00831060"/>
    </style:style>
    <style:style style:name="P125" style:family="paragraph" style:parent-style-name="_5f_Paragraphe_20_livret_20_réponse_20_élève" style:list-style-name="Num_5f_Exo">
      <style:paragraph-properties fo:margin-top="0cm" fo:margin-bottom="0cm" style:contextual-spacing="false" style:line-height-at-least="0.6cm">
        <style:tab-stops>
          <style:tab-stop style:position="9.2cm" style:type="right" style:leader-style="dotted" style:leader-text="."/>
        </style:tab-stops>
      </style:paragraph-properties>
      <style:text-properties officeooo:paragraph-rsid="0080ccca"/>
    </style:style>
    <style:style style:name="P126" style:family="paragraph" style:parent-style-name="_5f_Paragraphe_20_livret_20_réponse_20_élève" style:list-style-name="List_20_1">
      <style:paragraph-properties fo:keep-together="always" fo:keep-with-next="always"/>
      <style:text-properties officeooo:paragraph-rsid="0088c3c7"/>
    </style:style>
    <style:style style:name="P127" style:family="paragraph" style:parent-style-name="_5f_Paragraphe_20_livret_20_réponse_20_élève" style:list-style-name="_5f_Numérotation_20_des_20_exercices_20_livrets">
      <style:paragraph-properties fo:keep-together="always" fo:keep-with-next="always">
        <style:tab-stops>
          <style:tab-stop style:position="8.999cm" style:leader-style="dotted" style:leader-text="."/>
        </style:tab-stops>
      </style:paragraph-properties>
      <style:text-properties officeooo:paragraph-rsid="0088c3c7"/>
    </style:style>
    <style:style style:name="P128" style:family="paragraph" style:parent-style-name="_5f_Pied_20_de_20_page" style:list-style-name=""/>
    <style:style style:name="P129" style:family="paragraph" style:parent-style-name="_5f_Pied_20_de_20_page" style:list-style-name="">
      <style:paragraph-properties fo:text-align="end" style:justify-single-word="false"/>
    </style:style>
    <style:style style:name="P130" style:family="paragraph" style:parent-style-name="_5f_Pied_20_de_20_page">
      <style:paragraph-properties fo:text-align="end" style:justify-single-word="false"/>
    </style:style>
    <style:style style:name="P13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32" style:family="paragraph" style:parent-style-name="_5f_Titre_20_d_27_exercices_20_livret_20_sans_20_titre" style:list-style-name="Num_5f_Exo">
      <style:paragraph-properties fo:margin-top="0.801cm" fo:margin-bottom="0.199cm" style:contextual-spacing="false"/>
      <style:text-properties officeooo:paragraph-rsid="00613cca"/>
    </style:style>
    <style:style style:name="P133" style:family="paragraph" style:parent-style-name="_5f_Titre_20_d_27_exercices_20_livret_20_sans_20_titre" style:list-style-name="Num_5f_Exo">
      <style:paragraph-properties fo:margin-top="0.801cm" fo:margin-bottom="0.199cm" style:contextual-spacing="false"/>
    </style:style>
    <style:style style:name="P134" style:family="paragraph" style:parent-style-name="_5f_Titre_20_d_27_exercices_20_livret_20_sans_20_titre" style:list-style-name="Num_5f_Exo">
      <style:paragraph-properties fo:margin-top="0.54cm" fo:margin-bottom="0.199cm" style:contextual-spacing="false"/>
    </style:style>
    <style:style style:name="P135" style:family="paragraph" style:parent-style-name="_5f_paragraphre_20_fiche_20__20_livret" style:list-style-name="">
      <style:paragraph-properties fo:text-align="center" style:justify-single-word="false">
        <style:tab-stops>
          <style:tab-stop style:position="1.064cm"/>
          <style:tab-stop style:position="3cm"/>
          <style:tab-stop style:position="4.016cm"/>
          <style:tab-stop style:position="8.999cm" style:type="right" style:leader-style="dotted" style:leader-text="."/>
        </style:tab-stops>
      </style:paragraph-properties>
      <style:text-properties style:font-name="Bitstream Vera Sans5" fo:font-size="10pt" officeooo:paragraph-rsid="0062d478" style:font-size-asian="10pt" style:font-size-complex="10pt"/>
    </style:style>
    <style:style style:name="P136" style:family="paragraph">
      <loext:graphic-properties draw:fill="none"/>
      <style:text-properties fo:font-size="12pt"/>
    </style:style>
    <style:style style:name="P137" style:family="paragraph">
      <loext:graphic-properties draw:fill="none"/>
    </style:style>
    <style:style style:name="P13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14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42" style:family="paragraph">
      <loext:graphic-properties draw:fill="none" draw:fill-color="#ffffff"/>
      <style:paragraph-properties style:writing-mode="lr-tb"/>
      <style:text-properties style:font-name="Bitstream Vera Sans5" fo:font-size="10pt" style:font-size-asian="10pt" style:font-size-complex="10pt"/>
    </style:style>
    <style:style style:name="P143" style:family="paragraph">
      <style:paragraph-properties fo:text-align="center"/>
    </style:style>
    <style:style style:name="P144" style:family="paragraph">
      <loext:graphic-properties draw:fill="none" draw:fill-color="#ffffff"/>
      <style:paragraph-properties style:writing-mode="lr-tb"/>
    </style:style>
    <style:style style:name="P145" style:family="paragraph">
      <loext:graphic-properties draw:fill="none" draw:fill-color="#ffffff"/>
      <style:paragraph-properties style:writing-mode="lr-tb"/>
      <style:text-properties fo:font-size="10pt" style:font-size-asian="10pt" style:font-size-complex="10pt"/>
    </style:style>
    <style:style style:name="P146" style:family="paragraph">
      <loext:graphic-properties draw:fill="solid" draw:fill-color="#e8c32a"/>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7" style:family="paragraph">
      <loext:graphic-properties draw:fill="none"/>
      <style:paragraph-properties fo:text-align="center"/>
    </style:style>
    <style:style style:name="P148" style:family="paragraph">
      <style:paragraph-properties fo:margin-top="0cm" fo:margin-bottom="0.199cm" fo:text-align="center" style:writing-mode="lr-tb"/>
      <style:text-properties fo:color="#ffffff" loext:opacity="100%" style:font-name="Bitstream Vera Sans5" fo:font-size="11pt" fo:font-weight="bold" style:font-size-asian="11pt" style:font-weight-asian="bold" style:font-size-complex="11pt" style:font-weight-complex="bold"/>
    </style:style>
    <style:style style:name="P149" style:family="paragraph">
      <loext:graphic-properties draw:fill-color="#d3802b"/>
      <style:paragraph-properties fo:margin-top="0cm" fo:margin-bottom="0.199cm" fo:text-align="center" style:writing-mode="lr-tb"/>
      <style:text-properties fo:color="#ffffff" loext:opacity="100%" style:font-name="Bitstream Vera Sans5" fo:font-size="11pt" fo:font-weight="bold" style:font-size-asian="11pt" style:font-weight-asian="bold" style:font-size-complex="11pt" style:font-weight-complex="bold"/>
    </style:style>
    <style:style style:name="P150" style:family="paragraph">
      <loext:graphic-properties draw:fill="solid" draw:fill-color="#68a22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51" style:family="paragraph">
      <loext:graphic-properties draw:fill="none"/>
      <style:paragraph-properties fo:text-align="center"/>
      <style:text-properties fo:font-size="12pt"/>
    </style:style>
    <style:style style:name="P152"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153" style:family="paragraph">
      <loext:graphic-properties draw:fill="solid" draw:fill-color="#d7e12c"/>
    </style:style>
    <style:style style:name="P154" style:family="paragraph">
      <loext:graphic-properties draw:fill="hatch" draw:fill-hatch-name="Black_20_45_20_Degrees"/>
      <style:paragraph-properties fo:text-align="center"/>
    </style:style>
    <style:style style:name="P155" style:family="paragraph">
      <loext:graphic-properties draw:fill-color="#ffff00"/>
      <style:paragraph-properties fo:text-align="center"/>
    </style:style>
    <style:style style:name="P156" style:family="paragraph">
      <loext:graphic-properties draw:fill-color="#ffe399"/>
      <style:paragraph-properties fo:text-align="center"/>
    </style:style>
    <style:style style:name="P15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579874" style:font-size-asian="12pt" style:font-size-complex="12pt"/>
    </style:style>
    <style:style style:name="T6" style:family="text">
      <style:text-properties fo:font-size="12pt" officeooo:rsid="00635585" style:font-size-asian="12pt" style:font-size-complex="12pt"/>
    </style:style>
    <style:style style:name="T7" style:family="text">
      <style:text-properties fo:font-size="12pt" style:font-size-asian="12pt" style:font-style-asian="normal" style:font-size-complex="12pt" style:font-style-complex="normal"/>
    </style:style>
    <style:style style:name="T8" style:family="text">
      <style:text-properties fo:font-size="12pt" fo:letter-spacing="-0.007cm" style:font-size-asian="12pt" style:font-size-complex="12pt"/>
    </style:style>
    <style:style style:name="T9" style:family="text">
      <style:text-properties fo:font-size="12pt" fo:background-color="#ffff00" loext:char-shading-value="0" style:font-size-asian="12pt" style:font-size-complex="12pt"/>
    </style:style>
    <style:style style:name="T10" style:family="text">
      <style:text-properties fo:font-size="12pt" fo:background-color="#ffe399" loext:char-shading-value="0" style:font-size-asian="12pt" style:font-style-asian="normal" style:font-size-complex="12pt" style:font-style-complex="normal"/>
    </style:style>
    <style:style style:name="T11" style:family="text">
      <style:text-properties fo:font-size="12pt" fo:background-color="#ffe399" loext:char-shading-value="0" style:font-size-asian="12pt" style:font-size-complex="12pt"/>
    </style:style>
    <style:style style:name="T12" style:family="text">
      <style:text-properties officeooo:rsid="0043a730"/>
    </style:style>
    <style:style style:name="T13" style:family="text">
      <style:text-properties style:font-name="OpenSymbol3"/>
    </style:style>
    <style:style style:name="T14" style:family="text">
      <style:text-properties style:font-name="OpenSymbol3" fo:font-size="10pt" fo:letter-spacing="-0.007cm" style:font-size-asian="10pt" style:font-size-complex="10pt"/>
    </style:style>
    <style:style style:name="T15" style:family="text">
      <style:text-properties style:font-name="OpenSymbol3" fo:background-color="#ffff00" loext:char-shading-value="0"/>
    </style:style>
    <style:style style:name="T16" style:family="text">
      <style:text-properties style:text-position="super 58%"/>
    </style:style>
    <style:style style:name="T17" style:family="text">
      <style:text-properties style:text-position="super 58%" fo:background-color="#ffff00" loext:char-shading-value="0"/>
    </style:style>
    <style:style style:name="T18" style:family="text">
      <style:text-properties style:font-name="Bitstream Vera Sans5"/>
    </style:style>
    <style:style style:name="T19" style:family="text">
      <style:text-properties style:font-name="Bitstream Vera Sans5" fo:font-style="normal" style:font-name-asian="OpenSymbol1" style:font-style-asian="normal" style:font-name-complex="OpenSymbol1" style:font-style-complex="normal"/>
    </style:style>
    <style:style style:name="T20" style:family="text">
      <style:text-properties style:font-name="Bitstream Vera Sans5" fo:font-style="normal" style:font-style-asian="normal" style:font-style-complex="normal"/>
    </style:style>
    <style:style style:name="T21" style:family="text">
      <style:text-properties style:font-name="Bitstream Vera Sans5" fo:font-style="normal" fo:font-weight="normal" style:font-name-asian="DejaVu Sans Mono" style:font-style-asian="normal" style:font-weight-asian="normal" style:font-name-complex="DejaVu Sans Mono" style:font-style-complex="normal" style:font-weight-complex="normal"/>
    </style:style>
    <style:style style:name="T22" style:family="text">
      <style:text-properties style:font-name="Bitstream Vera Sans5" fo:font-style="normal" fo:background-color="#ffff00" loext:char-shading-value="0" style:font-style-asian="normal" style:font-style-complex="normal"/>
    </style:style>
    <style:style style:name="T23" style:family="text">
      <style:text-properties style:font-name="Bitstream Vera Sans5" fo:font-style="normal" fo:background-color="transparent" loext:char-shading-value="0" style:font-name-asian="OpenSymbol1" style:font-style-asian="normal" style:font-name-complex="OpenSymbol1" style:font-style-complex="normal"/>
    </style:style>
    <style:style style:name="T24" style:family="text">
      <style:text-properties style:font-name="Bitstream Vera Sans5" fo:font-style="normal" fo:background-color="transparent" loext:char-shading-value="0" style:font-style-asian="normal" style:font-style-complex="normal"/>
    </style:style>
    <style:style style:name="T25" style:family="text">
      <style:text-properties style:font-name="Bitstream Vera Sans5" fo:font-size="10pt" fo:font-weight="normal" style:font-size-asian="10pt" style:font-weight-asian="normal" style:font-size-complex="10pt" style:font-weight-complex="normal"/>
    </style:style>
    <style:style style:name="T26" style:family="text">
      <style:text-properties style:font-name="Bitstream Vera Sans5" fo:font-size="10pt" style:text-underline-style="none" fo:font-weight="normal" style:font-size-asian="10pt" style:font-weight-asian="normal" style:font-size-complex="10pt" style:font-weight-complex="normal"/>
    </style:style>
    <style:style style:name="T27" style:family="text">
      <style:text-properties style:font-name="Bitstream Vera Sans5" fo:font-size="10pt" fo:letter-spacing="-0.007cm" fo:font-style="normal" style:font-name-asian="OpenSymbol1" style:font-size-asian="10pt" style:font-style-asian="normal" style:font-name-complex="OpenSymbol1" style:font-size-complex="10pt" style:font-style-complex="normal"/>
    </style:style>
    <style:style style:name="T28" style:family="text">
      <style:text-properties style:font-name="Bitstream Vera Sans5" fo:font-size="10pt" fo:letter-spacing="-0.007cm" fo:font-style="normal" style:font-size-asian="10pt" style:font-style-asian="normal" style:font-size-complex="10pt" style:font-style-complex="normal"/>
    </style:style>
    <style:style style:name="T29" style:family="text">
      <style:text-properties style:font-name="Bitstream Vera Sans5" fo:font-weight="normal" style:font-weight-asian="normal" style:font-weight-complex="normal"/>
    </style:style>
    <style:style style:name="T30" style:family="text">
      <style:text-properties style:font-name="Bitstream Vera Sans5" style:text-underline-style="none" fo:font-weight="normal" style:font-weight-asian="normal" style:font-weight-complex="normal"/>
    </style:style>
    <style:style style:name="T31" style:family="text">
      <style:text-properties style:font-name="Bitstream Vera Sans5" style:text-underline-style="none" fo:font-weight="normal" officeooo:rsid="0077d99b" style:font-weight-asian="normal" style:font-weight-complex="normal"/>
    </style:style>
    <style:style style:name="T32" style:family="text">
      <style:text-properties style:font-name="Bitstream Vera Sans5" fo:background-color="#ffff00" loext:char-shading-value="0"/>
    </style:style>
    <style:style style:name="T33" style:family="text">
      <style:text-properties style:font-name="OpenSymbol1"/>
    </style:style>
    <style:style style:name="T34" style:family="text">
      <style:text-properties style:font-name="OpenSymbol1" fo:font-style="normal" style:font-name-asian="OpenSymbol1" style:font-style-asian="normal" style:font-name-complex="OpenSymbol1" style:font-style-complex="normal"/>
    </style:style>
    <style:style style:name="T35" style:family="text">
      <style:text-properties style:font-name="OpenSymbol1" fo:font-style="normal" officeooo:rsid="00635585" style:font-name-asian="OpenSymbol1" style:font-style-asian="normal" style:font-name-complex="OpenSymbol1" style:font-style-complex="normal"/>
    </style:style>
    <style:style style:name="T36" style:family="text">
      <style:text-properties style:font-name="OpenSymbol1" fo:font-style="normal" style:font-style-asian="normal" style:font-style-complex="normal"/>
    </style:style>
    <style:style style:name="T37" style:family="text">
      <style:text-properties style:font-name="OpenSymbol1" fo:font-style="normal" fo:font-weight="normal" style:font-name-asian="OpenSymbol1" style:font-style-asian="normal" style:font-name-complex="OpenSymbol1" style:font-style-complex="normal"/>
    </style:style>
    <style:style style:name="T38" style:family="text">
      <style:text-properties style:font-name="OpenSymbol1" fo:font-style="normal" fo:font-weight="normal" officeooo:rsid="00635585" style:font-name-asian="OpenSymbol1" style:font-style-asian="normal" style:font-name-complex="OpenSymbol1" style:font-style-complex="normal"/>
    </style:style>
    <style:style style:name="T39" style:family="text">
      <style:text-properties style:font-name="OpenSymbol1" fo:font-style="normal" fo:background-color="#ffff00" loext:char-shading-value="0" style:font-style-asian="normal" style:font-style-complex="normal"/>
    </style:style>
    <style:style style:name="T40" style:family="text">
      <style:text-properties style:font-name="OpenSymbol1" fo:font-style="normal" fo:background-color="#ffff00" loext:char-shading-value="0" style:font-name-asian="OpenSymbol1" style:font-style-asian="normal" style:font-name-complex="OpenSymbol1" style:font-style-complex="normal"/>
    </style:style>
    <style:style style:name="T41"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42" style:family="text">
      <style:text-properties style:font-name="OpenSymbol1" fo:font-size="10pt" fo:font-style="normal" style:font-name-asian="OpenSymbol1" style:font-size-asian="10pt" style:font-style-asian="normal" style:font-name-complex="OpenSymbol1" style:font-size-complex="10pt" style:font-style-complex="normal" style:text-scale="100%"/>
    </style:style>
    <style:style style:name="T43" style:family="text">
      <style:text-properties style:font-name="OpenSymbol1" fo:font-size="10pt" fo:font-style="normal" style:font-name-asian="OpenSymbol1" style:font-style-asian="normal" style:font-name-complex="OpenSymbol1" style:font-style-complex="normal" style:text-scale="100%"/>
    </style:style>
    <style:style style:name="T44" style:family="text">
      <style:text-properties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45" style:family="text">
      <style:text-properties style:font-name="OpenSymbol1" fo:font-size="10pt" fo:font-style="normal" fo:background-color="#ffe399" loext:char-shading-value="0" style:font-name-asian="OpenSymbol1" style:font-size-asian="10pt" style:font-style-asian="normal" style:font-name-complex="OpenSymbol1" style:font-size-complex="10pt" style:font-style-complex="normal"/>
    </style:style>
    <style:style style:name="T46" style:family="text">
      <style:text-properties style:font-name="OpenSymbol1" fo:font-size="10pt" fo:letter-spacing="-0.007cm" fo:font-style="normal" style:font-name-asian="OpenSymbol1" style:font-size-asian="10pt" style:font-style-asian="normal" style:font-name-complex="OpenSymbol1" style:font-size-complex="10pt" style:font-style-complex="normal"/>
    </style:style>
    <style:style style:name="T47" style:family="text">
      <style:text-properties style:font-name="OpenSymbol1" fo:font-size="10pt" fo:letter-spacing="-0.007cm" fo:font-style="normal" officeooo:rsid="00635585" style:font-name-asian="OpenSymbol1" style:font-size-asian="10pt" style:font-style-asian="normal" style:font-name-complex="OpenSymbol1" style:font-size-complex="10pt" style:font-style-complex="normal"/>
    </style:style>
    <style:style style:name="T48" style:family="text">
      <style:text-properties style:font-name="OpenSymbol1" fo:font-size="10pt" fo:letter-spacing="-0.007cm" fo:font-style="normal" fo:font-weight="normal" officeooo:rsid="0062d478" style:font-name-asian="OpenSymbol1" style:font-size-asian="10pt" style:font-style-asian="normal" style:font-name-complex="OpenSymbol1" style:font-size-complex="10pt" style:font-style-complex="normal"/>
    </style:style>
    <style:style style:name="T49" style:family="text">
      <style:text-properties style:font-name="OpenSymbol1" fo:font-size="10pt" fo:letter-spacing="-0.007cm" fo:font-style="normal" style:font-size-asian="10pt" style:font-style-asian="normal" style:font-size-complex="10pt" style:font-style-complex="normal"/>
    </style:style>
    <style:style style:name="T50" style:family="text">
      <style:text-properties style:font-name="OpenSymbol1" style:text-underline-style="none" fo:font-weight="normal" style:font-weight-asian="normal" style:font-weight-complex="normal"/>
    </style:style>
    <style:style style:name="T51" style:family="text">
      <style:text-properties style:font-name="OpenSymbol1" style:font-name-asian="OpenSymbol1" style:font-name-complex="OpenSymbol1"/>
    </style:style>
    <style:style style:name="T52" style:family="text">
      <style:text-properties style:text-position="0% 100%"/>
    </style:style>
    <style:style style:name="T53" style:family="text">
      <style:text-properties style:text-position="0% 100%" style:font-name="OpenSymbol1" fo:font-style="normal" style:text-underline-style="none" fo:font-weight="normal" style:font-name-asian="OpenSymbol1" style:font-style-asian="normal" style:font-weight-asian="normal" style:font-name-complex="OpenSymbol1" style:font-style-complex="normal" style:font-weight-complex="normal"/>
    </style:style>
    <style:style style:name="T54" style:family="text">
      <style:text-properties style:text-position="0% 100%" style:font-name="OpenSymbol1" fo:font-style="normal" officeooo:rsid="00635585" fo:background-color="#ffff00" loext:char-shading-value="0" style:font-name-asian="OpenSymbol1" style:font-style-asian="normal" style:font-name-complex="OpenSymbol1" style:font-style-complex="normal"/>
    </style:style>
    <style:style style:name="T55" style:family="text">
      <style:text-properties style:text-position="0% 100%" style:font-name="OpenSymbol1" fo:font-style="normal" fo:font-weight="normal" officeooo:rsid="00635585" fo:background-color="#ffff00" loext:char-shading-value="0" style:font-name-asian="OpenSymbol1" style:font-style-asian="normal" style:font-name-complex="OpenSymbol1" style:font-style-complex="normal"/>
    </style:style>
    <style:style style:name="T56" style:family="text">
      <style:text-properties style:text-position="0% 100%" style:font-name="OpenSymbol1" fo:font-size="10pt" fo:letter-spacing="-0.007cm" fo:font-style="normal" officeooo:rsid="00635585" fo:background-color="#ffff00" loext:char-shading-value="0" style:font-name-asian="OpenSymbol1" style:font-size-asian="10pt" style:font-style-asian="normal" style:font-name-complex="OpenSymbol1" style:font-size-complex="10pt" style:font-style-complex="normal"/>
    </style:style>
    <style:style style:name="T57" style:family="text">
      <style:text-properties style:text-position="0% 100%" style:font-name="OpenSymbol1" fo:font-size="10pt" fo:letter-spacing="-0.007cm" fo:font-style="normal" fo:font-weight="normal" officeooo:rsid="0062d478" fo:background-color="#ffff00" loext:char-shading-value="0" style:font-name-asian="OpenSymbol1" style:font-size-asian="10pt" style:font-style-asian="normal" style:font-name-complex="OpenSymbol1" style:font-size-complex="10pt" style:font-style-complex="normal"/>
    </style:style>
    <style:style style:name="T58" style:family="text">
      <style:text-properties style:text-position="0% 100%" fo:font-size="10pt" officeooo:rsid="00425cb8" style:font-size-asian="10pt" style:font-size-complex="10pt"/>
    </style:style>
    <style:style style:name="T59" style:family="text">
      <style:text-properties style:text-position="0% 100%" fo:font-size="10pt" fo:font-weight="normal" officeooo:rsid="00425cb8" style:font-size-asian="10pt" style:font-size-complex="10pt"/>
    </style:style>
    <style:style style:name="T60" style:family="text">
      <style:text-properties style:text-position="0% 100%" fo:font-size="10pt" fo:font-weight="normal" officeooo:rsid="00425cb8" fo:background-color="#ffff00" loext:char-shading-value="0" style:font-size-asian="10pt" style:font-size-complex="10pt"/>
    </style:style>
    <style:style style:name="T61" style:family="text">
      <style:text-properties style:text-position="0% 100%" fo:font-size="10pt" officeooo:rsid="00425cb8" fo:background-color="#ffff00" loext:char-shading-value="0" style:font-size-asian="10pt" style:font-size-complex="10pt"/>
    </style:style>
    <style:style style:name="T62" style:family="text">
      <style:text-properties style:text-position="0% 100%" fo:font-weight="normal" fo:background-color="#ffff00" loext:char-shading-value="0" style:font-name-asian="OpenSymbol1" style:font-name-complex="OpenSymbol1"/>
    </style:style>
    <style:style style:name="T63" style:family="text">
      <style:text-properties style:text-position="0% 100%" fo:font-weight="normal" officeooo:rsid="00635585" fo:background-color="#ffff00" loext:char-shading-value="0" style:font-name-asian="OpenSymbol1" style:font-name-complex="OpenSymbol1"/>
    </style:style>
    <style:style style:name="T64" style:family="text">
      <style:text-properties style:text-position="0% 100%" fo:font-weight="normal" officeooo:rsid="00519ae3" fo:background-color="#ffff00" loext:char-shading-value="0" style:font-name-asian="OpenSymbol1" style:font-style-asian="normal" style:font-weight-asian="normal" style:font-name-complex="OpenSymbol1" style:font-style-complex="normal" style:font-weight-complex="normal"/>
    </style:style>
    <style:style style:name="T65" style:family="text">
      <style:text-properties style:text-position="0% 100%" fo:font-size="12pt" officeooo:rsid="00635585" fo:background-color="#ffff00" loext:char-shading-value="0" style:font-name-asian="OpenSymbol1" style:font-size-asian="12pt" style:font-name-complex="OpenSymbol1" style:font-size-complex="12pt"/>
    </style:style>
    <style:style style:name="T66" style:family="text">
      <style:text-properties style:text-position="0% 100%" fo:font-size="12pt" officeooo:rsid="008c852a" fo:background-color="#ffff00" loext:char-shading-value="0" style:font-name-asian="OpenSymbol1" style:font-size-asian="12pt" style:font-name-complex="OpenSymbol1" style:font-size-complex="12pt"/>
    </style:style>
    <style:style style:name="T67" style:family="text">
      <style:text-properties style:text-position="0% 100%" fo:font-size="12pt" officeooo:rsid="008d3d6f" fo:background-color="#ffff00" loext:char-shading-value="0" style:font-name-asian="OpenSymbol1" style:font-size-asian="12pt" style:font-name-complex="OpenSymbol1" style:font-size-complex="12pt"/>
    </style:style>
    <style:style style:name="T68" style:family="text">
      <style:text-properties style:text-position="0% 100%" fo:background-color="#ffff00" loext:char-shading-value="0" style:font-name-asian="OpenSymbol1" style:font-name-complex="OpenSymbol1"/>
    </style:style>
    <style:style style:name="T69" style:family="text">
      <style:text-properties style:text-position="0% 100%" officeooo:rsid="00635585" fo:background-color="#ffff00" loext:char-shading-value="0" style:font-name-asian="OpenSymbol1" style:font-name-complex="OpenSymbol1"/>
    </style:style>
    <style:style style:name="T70" style:family="text">
      <style:text-properties style:text-position="0% 100%" officeooo:rsid="008c852a" fo:background-color="#ffff00" loext:char-shading-value="0" style:font-name-asian="OpenSymbol1" style:font-name-complex="OpenSymbol1"/>
    </style:style>
    <style:style style:name="T71" style:family="text">
      <style:text-properties style:text-position="0% 100%" officeooo:rsid="0062d478" fo:background-color="#ffff00" loext:char-shading-value="0" style:font-name-asian="OpenSymbol1" style:font-name-complex="OpenSymbol1"/>
    </style:style>
    <style:style style:name="T72" style:family="text">
      <style:text-properties style:text-position="0% 100%" officeooo:rsid="008d3d6f" fo:background-color="#ffff00" loext:char-shading-value="0" style:font-name-asian="OpenSymbol1" style:font-name-complex="OpenSymbol1"/>
    </style:style>
    <style:style style:name="T73" style:family="text">
      <style:text-properties style:text-position="0% 100%" fo:letter-spacing="-0.007cm" officeooo:rsid="00635585" fo:background-color="#ffff00" loext:char-shading-value="0" style:font-name-asian="OpenSymbol1" style:font-name-complex="OpenSymbol1"/>
    </style:style>
    <style:style style:name="T74" style:family="text">
      <style:text-properties fo:color="#000000" loext:opacity="100%"/>
    </style:style>
    <style:style style:name="T75" style:family="text">
      <style:text-properties fo:color="#000000" loext:opacity="100%" style:font-name="OpenSymbol1"/>
    </style:style>
    <style:style style:name="T76" style:family="text">
      <style:text-properties fo:color="#000000" loext:opacity="100%" style:font-name="OpenSymbol1" fo:font-style="normal" style:font-name-asian="OpenSymbol1" style:font-style-asian="normal" style:font-name-complex="OpenSymbol1" style:font-style-complex="normal"/>
    </style:style>
    <style:style style:name="T77" style:family="text">
      <style:text-properties fo:color="#000000" loext:opacity="100%" style:font-name="OpenSymbol1" fo:font-style="normal" fo:background-color="#ffff00" loext:char-shading-value="0" style:font-name-asian="OpenSymbol1" style:font-style-asian="normal" style:font-name-complex="OpenSymbol1" style:font-style-complex="normal"/>
    </style:style>
    <style:style style:name="T78" style:family="text">
      <style:text-properties fo:color="#000000" loext:opacity="100%" style:font-name="OpenSymbol1" fo:font-style="normal" fo:background-color="#ffff00" loext:char-shading-value="0" style:font-name-asian="OpenSymbol1" style:font-size-asian="12pt" style:font-style-asian="normal" style:font-name-complex="OpenSymbol1" style:font-size-complex="12pt" style:font-style-complex="normal"/>
    </style:style>
    <style:style style:name="T79" style:family="text">
      <style:text-properties fo:color="#000000" loext:opacity="100%" style:font-name="OpenSymbol1" fo:font-style="normal" fo:background-color="#ffff00" loext:char-shading-value="0" style:font-style-asian="normal" style:font-style-complex="normal"/>
    </style:style>
    <style:style style:name="T80" style:family="text">
      <style:text-properties fo:color="#000000" loext:opacity="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81" style:family="text">
      <style:text-properties fo:color="#000000" loext:opacity="100%" style:font-name="OpenSymbol1" fo:font-size="12pt" fo:font-style="normal" fo:background-color="#ffff00" loext:char-shading-value="0" style:font-name-asian="OpenSymbol1" style:font-size-asian="12pt" style:font-style-asian="normal" style:font-name-complex="OpenSymbol1" style:font-size-complex="12pt" style:font-style-complex="normal"/>
    </style:style>
    <style:style style:name="T82" style:family="text">
      <style:text-properties fo:color="#000000" loext:opacity="100%" fo:font-size="12pt" style:font-size-asian="12pt" style:font-size-complex="12pt"/>
    </style:style>
    <style:style style:name="T83" style:family="text">
      <style:text-properties fo:color="#000000" loext:opacity="100%" fo:font-size="12pt" fo:background-color="#ffff00" loext:char-shading-value="0" style:font-size-asian="12pt" style:font-size-complex="12pt"/>
    </style:style>
    <style:style style:name="T84" style:family="text">
      <style:text-properties fo:color="#000000" loext:opacity="100%" fo:font-size="12pt" fo:background-color="#ffff00" loext:char-shading-value="0" style:font-size-asian="12pt" style:font-style-asian="normal" style:font-size-complex="12pt" style:font-style-complex="normal"/>
    </style:style>
    <style:style style:name="T85" style:family="text">
      <style:text-properties fo:color="#000000" loext:opacity="100%" fo:font-size="12pt" fo:background-color="#ffff00" loext:char-shading-value="0" style:font-name-asian="OpenSymbol1" style:font-size-asian="12pt" style:font-style-asian="normal" style:font-name-complex="OpenSymbol1" style:font-size-complex="12pt" style:font-style-complex="normal"/>
    </style:style>
    <style:style style:name="T86" style:family="text">
      <style:text-properties fo:color="#000000" loext:opacity="100%" style:text-outline="false" style:text-line-through-style="none" style:text-line-through-type="none" style:font-name="OpenSymbol1" fo:language="zxx" fo:country="none" fo:font-style="normal" style:text-underline-style="none" fo:font-weight="normal" style:font-name-asian="Bitstream Vera Sans5" style:language-asian="zxx" style:country-asian="none" style:font-style-asian="normal" style:font-weight-asian="normal" style:font-name-complex="Bitstream Vera Sans5" style:font-style-complex="normal" style:font-weight-complex="normal" style:text-emphasize="none" style:text-scale="100%" style:font-relief="none"/>
    </style:style>
    <style:style style:name="T87" style:family="text">
      <style:text-properties fo:color="#000000" loext:opacity="100%" style:font-name="Bitstream Vera Sans" fo:font-size="10pt" fo:font-style="normal" fo:background-color="transparent" loext:char-shading-value="0" style:font-name-asian="OpenSymbol1" style:font-size-asian="10pt" style:font-style-asian="normal" style:font-name-complex="OpenSymbol1" style:font-size-complex="10pt" style:font-style-complex="normal" style:text-scale="100%"/>
    </style:style>
    <style:style style:name="T88" style:family="text">
      <style:text-properties fo:color="#000000" loext:opacity="100%" style:font-name="Bitstream Vera Sans" fo:font-size="10pt" officeooo:rsid="0075fbe1"/>
    </style:style>
    <style:style style:name="T89" style:family="text">
      <style:text-properties fo:color="#000000" loext:opacity="100%" style:font-name="Bitstream Vera Sans" fo:font-size="10pt" fo:background-color="#ffff00" loext:char-shading-value="0"/>
    </style:style>
    <style:style style:name="T90" style:family="text">
      <style:text-properties fo:color="#000000" loext:opacity="100%" style:font-name="Bitstream Vera Sans" fo:font-size="10pt" fo:background-color="transparent" loext:char-shading-value="0"/>
    </style:style>
    <style:style style:name="T91" style:family="text">
      <style:text-properties fo:color="#000000" loext:opacity="100%" style:font-name="Bitstream Vera Sans" fo:font-size="10pt" officeooo:rsid="007a5841" fo:background-color="transparent" loext:char-shading-value="0"/>
    </style:style>
    <style:style style:name="T92" style:family="text">
      <style:text-properties fo:color="#000000" loext:opacity="100%" style:text-position="0% 100%" fo:font-size="10pt" officeooo:rsid="004b52ae" fo:background-color="#ffff00" loext:char-shading-value="0" style:font-size-asian="10pt" style:font-size-complex="10pt"/>
    </style:style>
    <style:style style:name="T93" style:family="text">
      <style:text-properties fo:color="#000000" loext:opacity="100%" style:text-position="0% 100%" style:font-name="Bitstream Vera Sans5" fo:font-style="normal" fo:background-color="#ffff00" loext:char-shading-value="0" style:font-name-asian="OpenSymbol1" style:font-style-asian="normal" style:font-name-complex="OpenSymbol1" style:font-style-complex="normal"/>
    </style:style>
    <style:style style:name="T94" style:family="text">
      <style:text-properties fo:color="#000000" loext:opacity="100%" style:text-position="0% 100%" style:font-name="Bitstream Vera Sans5" fo:font-style="normal" fo:background-color="#ffff00" loext:char-shading-value="0" style:font-name-asian="OpenSymbol1" style:font-size-asian="12pt" style:font-style-asian="normal" style:font-name-complex="OpenSymbol1" style:font-size-complex="12pt" style:font-style-complex="normal"/>
    </style:style>
    <style:style style:name="T95" style:family="text">
      <style:text-properties fo:color="#000000" loext:opacity="100%" style:text-position="0% 100%" style:font-name="Bitstream Vera Sans5" fo:font-size="10pt" fo:font-style="normal"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96" style:family="text">
      <style:text-properties fo:color="#000000" loext:opacity="100%" style:text-position="0% 100%" style:font-name="Bitstream Vera Sans5" fo:font-size="10pt" fo:font-style="normal" fo:font-weight="normal" officeooo:rsid="00635585" fo:background-color="#ffff00" loext:char-shading-value="0" style:font-name-asian="OpenSymbol1" style:font-size-asian="12pt" style:font-style-asian="italic" style:font-name-complex="OpenSymbol1" style:font-size-complex="12pt" style:font-style-complex="italic"/>
    </style:style>
    <style:style style:name="T97" style:family="text">
      <style:text-properties fo:color="#000000" loext:opacity="100%" style:text-position="0% 100%" style:font-name="Bitstream Vera Sans5" fo:font-size="10pt" fo:font-style="normal" fo:font-weight="normal" officeooo:rsid="008c852a" fo:background-color="#ffff00" loext:char-shading-value="0" style:font-name-asian="OpenSymbol1" style:font-size-asian="12pt" style:font-style-asian="italic" style:font-name-complex="OpenSymbol1" style:font-size-complex="12pt" style:font-style-complex="italic"/>
    </style:style>
    <style:style style:name="T98" style:family="text">
      <style:text-properties fo:color="#000000" loext:opacity="100%" style:text-position="0% 100%" style:font-name="Bitstream Vera Sans5" fo:background-color="#ffff00" loext:char-shading-value="0" style:font-name-asian="OpenSymbol1" style:font-style-asian="normal" style:font-name-complex="OpenSymbol1" style:font-style-complex="normal"/>
    </style:style>
    <style:style style:name="T99" style:family="text">
      <style:text-properties fo:color="#000000" loext:opacity="100%" style:text-position="0% 100%" style:font-name="Bitstream Vera Sans5" fo:font-size="12pt" fo:font-style="normal" fo:background-color="#ffff00" loext:char-shading-value="0" style:font-name-asian="OpenSymbol1" style:font-size-asian="12pt" style:font-style-asian="normal" style:font-name-complex="OpenSymbol1" style:font-size-complex="12pt" style:font-style-complex="normal"/>
    </style:style>
    <style:style style:name="T100" style:family="text">
      <style:text-properties fo:color="#000000" loext:opacity="100%" style:text-position="0% 100%" style:font-name="OpenSymbol1" fo:font-style="normal" fo:background-color="#ffff00" loext:char-shading-value="0" style:font-name-asian="OpenSymbol1" style:font-style-asian="normal" style:font-name-complex="OpenSymbol1" style:font-style-complex="normal"/>
    </style:style>
    <style:style style:name="T101" style:family="text">
      <style:text-properties fo:color="#000000" loext:opacity="100%" style:text-position="0% 100%" style:font-name="OpenSymbol1" fo:font-style="normal" officeooo:rsid="0086c386" fo:background-color="#ffff00" loext:char-shading-value="0" style:font-name-asian="OpenSymbol1" style:font-style-asian="normal" style:font-name-complex="OpenSymbol1" style:font-style-complex="normal"/>
    </style:style>
    <style:style style:name="T102" style:family="text">
      <style:text-properties fo:color="#000000" loext:opacity="100%" style:text-position="0% 100%" style:font-name="OpenSymbol1" fo:font-style="normal" fo:background-color="#ffff00" loext:char-shading-value="0" style:font-name-asian="OpenSymbol1" style:font-size-asian="12pt" style:font-style-asian="normal" style:font-name-complex="OpenSymbol1" style:font-size-complex="12pt" style:font-style-complex="normal"/>
    </style:style>
    <style:style style:name="T103" style:family="text">
      <style:text-properties fo:color="#000000" loext:opacity="100%" style:text-position="0% 100%" style:font-name="OpenSymbol1" fo:font-style="normal" officeooo:rsid="0086c386" fo:background-color="#ffff00" loext:char-shading-value="0" style:font-name-asian="OpenSymbol1" style:font-size-asian="12pt" style:font-style-asian="normal" style:font-name-complex="OpenSymbol1" style:font-size-complex="12pt" style:font-style-complex="normal"/>
    </style:style>
    <style:style style:name="T104" style:family="text">
      <style:text-properties fo:color="#000000" loext:opacity="100%" style:text-position="0% 100%" style:font-name="OpenSymbol1" fo:font-style="normal" fo:font-weight="normal" fo:background-color="#ffff00" loext:char-shading-value="0" style:font-name-asian="OpenSymbol1" style:font-style-asian="normal" style:font-weight-asian="normal" style:font-name-complex="OpenSymbol1" style:font-style-complex="normal" style:font-weight-complex="normal"/>
    </style:style>
    <style:style style:name="T105" style:family="text">
      <style:text-properties fo:color="#000000" loext:opacity="100%" style:text-position="0% 100%" style:font-name="OpenSymbol1" fo:font-style="normal" fo:font-weight="normal"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06" style:family="text">
      <style:text-properties fo:color="#000000" loext:opacity="100%" style:text-position="0% 100%" style:font-name="OpenSymbol1" fo:font-style="normal" fo:font-weight="normal" officeooo:rsid="0086c386" fo:background-color="#ffff00" loext:char-shading-value="0" style:font-name-asian="OpenSymbol1" style:font-size-asian="12pt" style:font-style-asian="normal" style:font-name-complex="OpenSymbol1" style:font-size-complex="12pt" style:font-style-complex="normal"/>
    </style:style>
    <style:style style:name="T107" style:family="text">
      <style:text-properties fo:color="#000000" loext:opacity="10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108" style:family="text">
      <style:text-properties fo:color="#000000" loext:opacity="100%" style:text-position="0% 100%" style:font-name="OpenSymbol1" fo:background-color="#ffff00" loext:char-shading-value="0" style:font-name-asian="OpenSymbol1" style:font-style-asian="normal" style:font-name-complex="OpenSymbol1" style:font-style-complex="normal"/>
    </style:style>
    <style:style style:name="T109" style:family="text">
      <style:text-properties fo:color="#000000" loext:opacity="100%" style:text-position="0% 100%" style:font-name="OpenSymbol1" fo:background-color="#ffff00" loext:char-shading-value="0" style:font-name-asian="OpenSymbol1" style:font-size-asian="12pt" style:font-style-asian="normal" style:font-name-complex="OpenSymbol1" style:font-size-complex="12pt" style:font-style-complex="normal"/>
    </style:style>
    <style:style style:name="T110" style:family="text">
      <style:text-properties fo:color="#000000" loext:opacity="100%" style:text-position="0% 100%" style:font-name="OpenSymbol1" fo:font-size="12pt" fo:font-style="normal" style:text-underline-style="solid" style:text-underline-width="auto" style:text-underline-color="font-color" fo:font-weight="normal"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11" style:family="text">
      <style:text-properties fo:color="#000000" loext:opacity="100%" style:text-position="0% 100%" style:font-name="Bitstream Vera Sans3" fo:font-size="10pt" fo:font-style="normal" fo:font-weight="normal" officeooo:rsid="0080ccca" fo:background-color="#ffff00" loext:char-shading-value="0" style:font-name-asian="OpenSymbol1" style:font-size-asian="12pt" style:font-style-asian="normal" style:font-name-complex="OpenSymbol1" style:font-size-complex="12pt" style:font-style-complex="normal"/>
    </style:style>
    <style:style style:name="T112" style:family="text">
      <style:text-properties fo:color="#000000" loext:opacity="100%" style:text-position="0% 100%" style:font-name="Bitstream Vera Sans3" fo:font-size="10pt" fo:font-style="normal" fo:font-weight="normal" officeooo:rsid="0075fbe1" fo:background-color="#ffff00" loext:char-shading-value="0" style:font-name-asian="OpenSymbol1" style:font-size-asian="12pt" style:font-style-asian="normal" style:font-name-complex="OpenSymbol1" style:font-size-complex="12pt" style:font-style-complex="normal"/>
    </style:style>
    <style:style style:name="T113" style:family="text">
      <style:text-properties fo:color="#000000" loext:opacity="100%" style:text-position="0% 100%" style:font-name="Bitstream Vera Sans3" fo:font-size="10pt" fo:font-style="normal" fo:font-weight="normal" officeooo:rsid="0075fbe1" fo:background-color="#ffff00" loext:char-shading-value="0" style:font-name-asian="OpenSymbol1" style:font-style-asian="normal" style:font-name-complex="OpenSymbol1" style:font-style-complex="normal"/>
    </style:style>
    <style:style style:name="T114" style:family="text">
      <style:text-properties fo:color="#000000" loext:opacity="100%" style:text-position="0% 100%" style:font-name="Bitstream Vera Sans3" fo:font-size="10pt" fo:font-style="normal" fo:font-weight="normal" officeooo:rsid="0086c386" fo:background-color="#ffff00" loext:char-shading-value="0" style:font-name-asian="OpenSymbol1" style:font-style-asian="normal" style:font-name-complex="OpenSymbol1" style:font-style-complex="normal"/>
    </style:style>
    <style:style style:name="T115" style:family="text">
      <style:text-properties fo:color="#000000" loext:opacity="100%" style:text-position="0% 100%" style:font-name="Bitstream Vera Sans3" fo:font-size="10pt" fo:font-style="normal" officeooo:rsid="0075fbe1" fo:background-color="#ffff00" loext:char-shading-value="0" style:font-name-asian="OpenSymbol1" style:font-style-asian="normal" style:font-name-complex="OpenSymbol1" style:font-style-complex="normal"/>
    </style:style>
    <style:style style:name="T116"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117" style:family="text">
      <style:text-properties fo:color="#000000" loext:opacity="100%" style:text-position="0% 100%" officeooo:rsid="00503735" fo:background-color="#ffff00" loext:char-shading-value="0" style:font-name-asian="OpenSymbol1" style:font-style-asian="normal" style:font-name-complex="OpenSymbol1" style:font-style-complex="normal"/>
    </style:style>
    <style:style style:name="T118" style:family="text">
      <style:text-properties fo:color="#000000" loext:opacity="100%" style:text-position="0% 100%" fo:background-color="#ffff00" loext:char-shading-value="0" style:font-name-asian="OpenSymbol1" style:font-size-asian="10pt" style:font-style-asian="normal" style:font-name-complex="OpenSymbol1" style:font-size-complex="10pt" style:font-style-complex="normal"/>
    </style:style>
    <style:style style:name="T119" style:family="text">
      <style:text-properties fo:color="#000000" loext:opacity="100%" style:text-position="0% 100%" fo:background-color="#ffff00" loext:char-shading-value="0" style:font-name-asian="OpenSymbol1" style:font-size-asian="12pt" style:font-style-asian="normal" style:font-name-complex="OpenSymbol1" style:font-size-complex="12pt" style:font-style-complex="normal"/>
    </style:style>
    <style:style style:name="T120" style:family="text">
      <style:text-properties fo:color="#000000" loext:opacity="100%" style:text-position="0% 100%" officeooo:rsid="0086c386" fo:background-color="#ffff00" loext:char-shading-value="0" style:font-name-asian="OpenSymbol1" style:font-size-asian="12pt" style:font-style-asian="normal" style:font-name-complex="OpenSymbol1" style:font-size-complex="12pt" style:font-style-complex="normal"/>
    </style:style>
    <style:style style:name="T121" style:family="text">
      <style:text-properties fo:color="#000000" loext:opacity="100%" style:text-position="0% 100%" fo:font-size="12pt" fo:background-color="#ffff00" loext:char-shading-value="0" style:font-name-asian="OpenSymbol1" style:font-size-asian="12pt" style:font-style-asian="normal" style:font-name-complex="OpenSymbol1" style:font-size-complex="12pt" style:font-style-complex="normal"/>
    </style:style>
    <style:style style:name="T122" style:family="text">
      <style:text-properties fo:color="#000000" loext:opacity="100%" style:text-position="0% 100%" fo:font-size="12pt" fo:font-weight="normal"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3" style:family="text">
      <style:text-properties fo:color="#000000" loext:opacity="100%" style:text-position="0% 100%" fo:font-size="12pt" style:text-underline-style="solid" style:text-underline-width="auto" style:text-underline-color="font-color" fo:font-weight="normal"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4" style:family="text">
      <style:text-properties fo:color="#000000" loext:opacity="100%" style:text-position="0% 100%" fo:font-size="12pt" style:text-underline-style="solid" style:text-underline-width="auto" style:text-underline-color="font-color" fo:font-weight="normal" officeooo:rsid="00956e94"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5" style:family="text">
      <style:text-properties fo:color="#000000" loext:opacity="100%" style:text-position="0% 100%" fo:font-weight="normal" officeooo:rsid="0080ccca" fo:background-color="#ffff00" loext:char-shading-value="0" style:font-name-asian="OpenSymbol1" style:font-style-asian="normal" style:font-name-complex="OpenSymbol1" style:font-style-complex="normal"/>
    </style:style>
    <style:style style:name="T126" style:family="text">
      <style:text-properties fo:color="#000000" loext:opacity="100%" style:text-position="0% 100%" fo:font-weight="normal" fo:background-color="#ffff00" loext:char-shading-value="0" style:font-name-asian="OpenSymbol1" style:font-style-asian="normal" style:font-weight-asian="normal" style:font-name-complex="OpenSymbol1" style:font-style-complex="normal" style:font-weight-complex="normal"/>
    </style:style>
    <style:style style:name="T127" style:family="text">
      <style:text-properties fo:color="#000000" loext:opacity="100%" style:text-position="0% 100%" fo:font-weight="normal" officeooo:rsid="00519ae3" fo:background-color="#ffff00" loext:char-shading-value="0" style:font-name-asian="OpenSymbol1" style:font-style-asian="normal" style:font-weight-asian="normal" style:font-name-complex="OpenSymbol1" style:font-style-complex="normal" style:font-weight-complex="normal"/>
    </style:style>
    <style:style style:name="T128" style:family="text">
      <style:text-properties fo:color="#000000" loext:opacity="100%" style:text-position="0% 100%" fo:font-weight="normal"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9" style:family="text">
      <style:text-properties fo:color="#000000" loext:opacity="100%" style:text-position="0% 100%" style:text-underline-style="solid" style:text-underline-width="auto" style:text-underline-color="font-color" fo:font-weight="normal"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30" style:family="text">
      <style:text-properties fo:color="#000000" loext:opacity="100%" style:text-position="0% 100%" style:text-underline-style="none"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31" style:family="text">
      <style:text-properties fo:color="#000000" loext:opacity="100%" fo:font-size="9pt" fo:font-weight="bold" style:font-size-asian="9pt" style:font-weight-asian="bold" style:font-size-complex="9pt" style:font-weight-complex="bold"/>
    </style:style>
    <style:style style:name="T132" style:family="text">
      <style:text-properties fo:color="#000000" loext:opacity="100%" style:font-name="Bitstream Vera Sans3" fo:font-size="10pt" fo:font-style="normal" fo:font-weight="normal" officeooo:rsid="007444c4"/>
    </style:style>
    <style:style style:name="T133" style:family="text">
      <style:text-properties fo:color="#000000" loext:opacity="100%" style:font-name="Bitstream Vera Sans3" fo:font-size="10pt" fo:font-style="normal" fo:font-weight="normal" officeooo:rsid="0075fbe1"/>
    </style:style>
    <style:style style:name="T134" style:family="text">
      <style:text-properties fo:color="#000000" loext:opacity="100%" style:font-name="Bitstream Vera Sans3" fo:font-size="10pt" fo:font-style="normal" fo:font-weight="normal" officeooo:rsid="0075fbe1" fo:background-color="transparent" loext:char-shading-value="0"/>
    </style:style>
    <style:style style:name="T135" style:family="text">
      <style:text-properties fo:color="#000000" loext:opacity="100%" style:font-name="Bitstream Vera Sans3" fo:font-size="10pt" fo:font-style="normal" fo:font-weight="normal" officeooo:rsid="0062d478"/>
    </style:style>
    <style:style style:name="T136" style:family="text">
      <style:text-properties fo:color="#000000" loext:opacity="100%" style:font-name="Bitstream Vera Sans3" fo:font-size="10pt" fo:font-style="normal" fo:font-weight="normal" officeooo:rsid="0080ccca" fo:background-color="#ffff00" loext:char-shading-value="0" style:font-size-asian="12pt" style:font-size-complex="12pt"/>
    </style:style>
    <style:style style:name="T137" style:family="text">
      <style:text-properties fo:color="#000000" loext:opacity="100%" style:font-name="Bitstream Vera Sans3" fo:font-size="10pt" fo:font-style="normal" officeooo:rsid="0080ccca" fo:background-color="#ffff00" loext:char-shading-value="0"/>
    </style:style>
    <style:style style:name="T138" style:family="text">
      <style:text-properties fo:color="#000000" loext:opacity="100%" style:font-name="Bitstream Vera Sans3" fo:font-size="10pt" fo:font-style="normal" officeooo:rsid="00931ac9" fo:background-color="#ffff00" loext:char-shading-value="0"/>
    </style:style>
    <style:style style:name="T139" style:family="text">
      <style:text-properties fo:color="#000000" loext:opacity="100%" style:text-line-through-style="none" style:text-line-through-type="none" style:font-name="Bitstream Vera Sans3" fo:font-size="10pt" fo:font-style="normal" fo:font-weight="normal" officeooo:rsid="00635585"/>
    </style:style>
    <style:style style:name="T140" style:family="text">
      <style:text-properties fo:color="#000000" loext:opacity="100%" style:text-line-through-style="none" style:text-line-through-type="none" style:font-name="OpenSymbol1" fo:font-size="10pt" fo:font-style="normal" fo:font-weight="normal" officeooo:rsid="00635585" style:font-style-asian="normal" style:font-style-complex="normal"/>
    </style:style>
    <style:style style:name="T141" style:family="text">
      <style:text-properties fo:color="#000000" loext:opacity="100%" style:text-line-through-style="none" style:text-line-through-type="none" style:font-name="OpenSymbol1" fo:font-size="10pt" fo:font-style="normal" fo:font-weight="normal" officeooo:rsid="00635585" style:font-name-asian="OpenSymbol1" style:font-style-asian="normal" style:font-name-complex="OpenSymbol1" style:font-style-complex="normal"/>
    </style:style>
    <style:style style:name="T142" style:family="text">
      <style:text-properties fo:color="#000000" loext:opacity="100%" style:text-line-through-style="none" style:text-line-through-type="none" style:font-name="OpenSymbol1" fo:font-size="10pt" fo:font-style="normal"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43" style:family="text">
      <style:text-properties fo:color="#000000" loext:opacity="100%" style:text-line-through-style="none" style:text-line-through-type="none" style:font-name="OpenSymbol1" fo:font-style="normal" style:text-underline-mode="skip-white-space" style:text-overline-mode="skip-white-space" style:text-line-through-mode="skip-white-space" fo:background-color="#ffff00" loext:char-shading-value="0" style:font-name-asian="OpenSymbol1" style:font-style-asian="normal" style:font-name-complex="OpenSymbol1" style:font-style-complex="normal"/>
    </style:style>
    <style:style style:name="T144" style:family="text">
      <style:text-properties fo:color="#000000" loext:opacity="100%" style:text-line-through-style="none" style:text-line-through-type="none" style:text-position="0% 100%" fo:font-size="12pt"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45" style:family="text">
      <style:text-properties fo:color="#000000" loext:opacity="100%" style:text-line-through-style="none" style:text-line-through-type="none" style:text-position="0% 100%" style:font-name="Bitstream Vera Sans5" fo:font-size="10pt" fo:font-style="normal"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46" style:family="text">
      <style:text-properties fo:color="#000000" loext:opacity="100%" style:text-line-through-style="none" style:text-line-through-type="none" style:text-position="0% 100%" style:font-name="Bitstream Vera Sans5" fo:font-size="10pt" fo:font-style="normal" officeooo:rsid="00956e94"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47" style:family="text">
      <style:text-properties fo:color="#000000" loext:opacity="100%" style:text-line-through-style="none" style:text-line-through-type="none" style:text-position="0% 100%" style:font-name="Bitstream Vera Sans5" fo:font-size="10pt"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48" style:family="text">
      <style:text-properties fo:color="#000000" loext:opacity="100%" style:text-line-through-style="none" style:text-line-through-type="none" style:text-position="0% 100%" style:font-name="Bitstream Vera Sans5" fo:font-size="12pt" fo:font-style="normal"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49" style:family="text">
      <style:text-properties fo:color="#000000" loext:opacity="100%" style:text-line-through-style="none" style:text-line-through-type="none" style:text-position="0% 100%" style:font-name="Bitstream Vera Sans5" fo:font-style="normal"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50" style:family="text">
      <style:text-properties fo:color="#000000" loext:opacity="100%" style:text-line-through-style="none" style:text-line-through-type="none" style:text-position="0% 100%" style:font-name="Bitstream Vera Sans5" fo:font-style="normal"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51" style:family="text">
      <style:text-properties fo:color="#000000" loext:opacity="100%" style:text-line-through-style="none" style:text-line-through-type="none" style:text-position="0% 100%" style:font-name="OpenSymbol1" fo:font-size="10pt" fo:font-style="normal"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52" style:family="text">
      <style:text-properties fo:color="#000000" loext:opacity="100%" style:text-line-through-style="none" style:text-line-through-type="none" style:text-position="0% 100%" style:font-name="OpenSymbol1" fo:font-size="10pt" fo:font-style="normal" officeooo:rsid="00956e94"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53" style:family="text">
      <style:text-properties fo:color="#000000" loext:opacity="100%" style:text-line-through-style="none" style:text-line-through-type="none" style:text-position="0% 100%" style:font-name="OpenSymbol1" fo:font-size="10pt" fo:font-style="normal" fo:font-weight="normal" officeooo:rsid="00635585" fo:background-color="#ffff00" loext:char-shading-value="0" style:font-name-asian="OpenSymbol1" style:font-style-asian="normal" style:font-name-complex="OpenSymbol1" style:font-style-complex="normal"/>
    </style:style>
    <style:style style:name="T154" style:family="text">
      <style:text-properties fo:color="#000000" loext:opacity="100%" style:text-line-through-style="none" style:text-line-through-type="none" style:text-position="0% 100%" style:font-name="OpenSymbol1" fo:font-size="12pt" fo:font-style="normal"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55" style:family="text">
      <style:text-properties fo:color="#000000" loext:opacity="100%" style:text-line-through-style="none" style:text-line-through-type="none" style:text-position="0% 100%" style:font-name="OpenSymbol1" fo:font-style="normal"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56" style:family="text">
      <style:text-properties fo:color="#000000" loext:opacity="100%" style:text-line-through-style="none" style:text-line-through-type="none" style:text-position="0% 100%" style:font-name="OpenSymbol3" fo:font-size="10.5pt" fo:font-style="normal" style:text-underline-mode="skip-white-space" style:text-overline-mode="skip-white-space" style:text-line-through-mode="skip-white-space" fo:background-color="#ffff00" loext:char-shading-value="0" style:font-name-asian="OpenSymbol1" style:font-size-asian="10.5pt" style:font-style-asian="normal" style:font-name-complex="OpenSymbol1" style:font-size-complex="10.5pt" style:font-style-complex="normal"/>
    </style:style>
    <style:style style:name="T157" style:family="text">
      <style:text-properties fo:color="#000000" loext:opacity="100%" style:text-line-through-style="none" style:text-line-through-type="none" style:text-position="0% 100%" style:font-name="OpenSymbol3" fo:font-size="10.5pt" fo:font-style="normal" style:text-underline-style="solid" style:text-underline-width="auto" style:text-underline-color="font-color" fo:font-weight="normal" style:text-underline-mode="skip-white-space" style:text-overline-mode="skip-white-space" style:text-line-through-mode="skip-white-space" fo:background-color="#ffff00" loext:char-shading-value="0" style:font-name-asian="OpenSymbol1" style:font-size-asian="10.5pt" style:font-style-asian="normal" style:font-weight-asian="normal" style:font-name-complex="OpenSymbol1" style:font-size-complex="10.5pt" style:font-style-complex="normal" style:font-weight-complex="normal"/>
    </style:style>
    <style:style style:name="T158" style:family="text">
      <style:text-properties fo:color="#000000" loext:opacity="100%" style:text-line-through-style="none" style:text-line-through-type="none" style:text-position="0% 100%" fo:font-size="10.5pt" fo:font-style="normal" style:text-underline-mode="skip-white-space" style:text-overline-mode="skip-white-space" style:text-line-through-mode="skip-white-space" fo:background-color="#ffff00" loext:char-shading-value="0" style:font-name-asian="OpenSymbol1" style:font-size-asian="10.5pt" style:font-style-asian="normal" style:font-name-complex="OpenSymbol1" style:font-size-complex="10.5pt" style:font-style-complex="normal"/>
    </style:style>
    <style:style style:name="T159" style:family="text">
      <style:text-properties fo:color="#000000" loext:opacity="100%" style:text-line-through-style="none" style:text-line-through-type="none" style:text-position="0% 100%"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60" style:family="text">
      <style:text-properties fo:color="#000000" loext:opacity="100%" style:text-line-through-style="none" style:text-line-through-type="none" style:text-position="0% 100%" fo:font-size="10pt" fo:font-style="normal"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61" style:family="text">
      <style:text-properties fo:color="#000000" loext:opacity="100%" style:text-line-through-style="none" style:text-line-through-type="none" style:text-position="0% 100%" style:font-name="Bitstream Vera Sans3" fo:font-size="10pt" fo:font-style="normal" fo:font-weight="normal" officeooo:rsid="00635585" fo:background-color="#ffff00" loext:char-shading-value="0" style:font-name-asian="OpenSymbol1" style:font-style-asian="normal" style:font-name-complex="OpenSymbol1" style:font-style-complex="normal"/>
    </style:style>
    <style:style style:name="T162" style:family="text">
      <style:text-properties fo:color="#000000" loext:opacity="100%" style:text-line-through-style="none" style:text-line-through-type="none" style:text-position="0% 100%" style:font-name="Bitstream Vera Sans3" fo:font-size="10pt" fo:font-style="normal" fo:font-weight="normal" officeooo:rsid="008e3b13" fo:background-color="#ffff00" loext:char-shading-value="0" style:font-name-asian="OpenSymbol1" style:font-style-asian="normal" style:font-name-complex="OpenSymbol1" style:font-style-complex="normal"/>
    </style:style>
    <style:style style:name="T163" style:family="text">
      <style:text-properties fo:color="#000000" loext:opacity="100%" style:text-line-through-style="none" style:text-line-through-type="none" style:text-position="0% 100%" style:font-name="Bitstream Vera Sans3" fo:font-size="10pt" fo:font-style="normal" fo:font-weight="normal" officeooo:rsid="00635585" fo:background-color="#ffff00" loext:char-shading-value="0" style:font-name-asian="OpenSymbol1" style:font-size-asian="12pt" style:font-style-asian="normal" style:font-name-complex="OpenSymbol1" style:font-size-complex="12pt" style:font-style-complex="normal"/>
    </style:style>
    <style:style style:name="T164" style:family="text">
      <style:text-properties fo:color="#000000" loext:opacity="100%" style:text-line-through-style="none" style:text-line-through-type="none" style:text-position="super 58%"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65" style:family="text">
      <style:text-properties fo:color="#000000" loext:opacity="100%" style:text-line-through-style="none" style:text-line-through-type="none" style:text-position="super 58%" fo:font-style="normal" style:text-underline-mode="skip-white-space" style:text-overline-mode="skip-white-space" style:text-line-through-mode="skip-white-space" fo:background-color="#ffff00" loext:char-shading-value="0" style:font-name-asian="OpenSymbol1" style:font-size-asian="10pt" style:font-style-asian="normal" style:font-name-complex="OpenSymbol1" style:font-size-complex="10pt" style:font-style-complex="normal"/>
    </style:style>
    <style:style style:name="T166" style:family="text">
      <style:text-properties fo:color="#000000" loext:opacity="100%" style:text-line-through-style="none" style:text-line-through-type="none" style:text-position="super 58%" fo:font-style="normal"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67" style:family="text">
      <style:text-properties fo:color="#000000" loext:opacity="100%" style:text-line-through-style="none" style:text-line-through-type="none" style:font-name="Bitstream Vera Sans5" fo:font-style="normal" style:text-underline-mode="skip-white-space" style:text-overline-mode="skip-white-space" style:text-line-through-mode="skip-white-space" fo:background-color="#ffff00" loext:char-shading-value="0" style:font-name-asian="OpenSymbol1" style:font-style-asian="normal" style:font-name-complex="OpenSymbol1" style:font-style-complex="normal"/>
    </style:style>
    <style:style style:name="T168" style:family="text">
      <style:text-properties fo:color="#000000" loext:opacity="100%" style:text-line-through-style="none" style:text-line-through-type="none" style:font-name="Bitstream Vera Sans5" fo:font-style="normal"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69" style:family="text">
      <style:text-properties fo:color="#000000" loext:opacity="100%" style:text-line-through-style="none" style:text-line-through-type="none" style:font-name="Bitstream Vera Sans5" fo:font-size="12pt" fo:font-style="normal"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70" style:family="text">
      <style:text-properties fo:color="#000000" loext:opacity="100%" style:text-line-through-style="none" style:text-line-through-type="none" fo:font-size="12pt"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171" style:family="text">
      <style:text-properties fo:color="#000000" loext:opacity="100%" style:font-name="Bitstream Vera Sans5" fo:font-size="10pt" fo:font-style="normal" fo:font-weight="normal" officeooo:rsid="00635585" fo:background-color="transparent" loext:char-shading-value="0" style:font-size-asian="12pt" style:font-style-asian="italic" style:font-size-complex="12pt" style:font-style-complex="italic"/>
    </style:style>
    <style:style style:name="T172" style:family="text">
      <style:text-properties fo:color="#000000" loext:opacity="100%" style:font-name="Bitstream Vera Sans5" fo:font-size="10pt" fo:font-style="normal" fo:background-color="#ffff00" loext:char-shading-value="0" style:font-name-asian="OpenSymbol1" style:font-size-asian="10pt" style:font-style-asian="normal" style:font-name-complex="OpenSymbol1" style:font-size-complex="10pt" style:font-style-complex="normal"/>
    </style:style>
    <style:style style:name="T173" style:family="text">
      <style:text-properties fo:color="#000000" loext:opacity="100%" style:font-name="Bitstream Vera Sans5" fo:font-size="10pt" fo:font-style="normal" fo:background-color="#ffff00" loext:char-shading-value="0" style:font-size-asian="10pt" style:font-style-asian="normal" style:font-size-complex="10pt" style:font-style-complex="normal"/>
    </style:style>
    <style:style style:name="T174" style:family="text">
      <style:text-properties fo:color="#000000" loext:opacity="100%" style:font-name="Bitstream Vera Sans5" fo:font-style="normal" fo:background-color="#ffff00" loext:char-shading-value="0" style:font-name-asian="OpenSymbol1" style:font-style-asian="normal" style:font-name-complex="OpenSymbol1" style:font-style-complex="normal"/>
    </style:style>
    <style:style style:name="T175" style:family="text">
      <style:text-properties fo:color="#000000" loext:opacity="100%" style:font-name="Bitstream Vera Sans5" fo:font-style="normal" fo:background-color="#ffff00" loext:char-shading-value="0" style:font-name-asian="OpenSymbol1" style:font-size-asian="12pt" style:font-style-asian="normal" style:font-name-complex="OpenSymbol1" style:font-size-complex="12pt" style:font-style-complex="normal"/>
    </style:style>
    <style:style style:name="T176" style:family="text">
      <style:text-properties fo:color="#000000" loext:opacity="100%" style:font-name="Bitstream Vera Sans5" fo:font-style="normal" fo:background-color="#ffff00" loext:char-shading-value="0" style:font-style-asian="normal" style:font-style-complex="normal"/>
    </style:style>
    <style:style style:name="T177" style:family="text">
      <style:text-properties fo:color="#000000" loext:opacity="100%" style:font-name="Bitstream Vera Sans5" fo:font-style="normal" fo:font-weight="normal" fo:background-color="#ffff00" loext:char-shading-value="0" style:font-name-asian="OpenSymbol1" style:font-style-asian="normal" style:font-weight-asian="normal" style:font-name-complex="OpenSymbol1" style:font-style-complex="normal" style:font-weight-complex="normal"/>
    </style:style>
    <style:style style:name="T178" style:family="text">
      <style:text-properties fo:color="#000000" loext:opacity="100%" style:font-name="Bitstream Vera Sans5" fo:font-size="12pt" fo:font-style="normal" fo:background-color="#ffff00" loext:char-shading-value="0" style:font-name-asian="OpenSymbol1" style:font-size-asian="12pt" style:font-style-asian="normal" style:font-name-complex="OpenSymbol1" style:font-size-complex="12pt" style:font-style-complex="normal"/>
    </style:style>
    <style:style style:name="T179" style:family="text">
      <style:text-properties fo:color="#000000" loext:opacity="100%" style:font-name="Bitstream Vera Sans5" fo:font-size="12pt" fo:font-style="normal" fo:background-color="#ffff00" loext:char-shading-value="0" style:font-size-asian="12pt" style:font-style-asian="normal" style:font-size-complex="12pt" style:font-style-complex="normal"/>
    </style:style>
    <style:style style:name="T180" style:family="text">
      <style:text-properties fo:color="#000000" loext:opacity="100%" fo:background-color="#ffff00" loext:char-shading-value="0"/>
    </style:style>
    <style:style style:name="T181" style:family="text">
      <style:text-properties fo:color="#000000" loext:opacity="100%" officeooo:rsid="0080ccca" fo:background-color="#ffff00" loext:char-shading-value="0"/>
    </style:style>
    <style:style style:name="T182" style:family="text">
      <style:text-properties fo:color="#000000" loext:opacity="100%" fo:background-color="#ffff00" loext:char-shading-value="0" style:font-style-asian="normal" style:font-style-complex="normal"/>
    </style:style>
    <style:style style:name="T183" style:family="text">
      <style:text-properties fo:color="#000000" loext:opacity="100%" fo:background-color="#ffff00" loext:char-shading-value="0" style:font-name-asian="OpenSymbol1" style:font-style-asian="normal" style:font-name-complex="OpenSymbol1" style:font-style-complex="normal"/>
    </style:style>
    <style:style style:name="T184" style:family="text">
      <style:text-properties fo:color="#000000" loext:opacity="100%" fo:background-color="#ffff00" loext:char-shading-value="0" style:font-name-asian="OpenSymbol1" style:font-size-asian="12pt" style:font-style-asian="normal" style:font-name-complex="OpenSymbol1" style:font-size-complex="12pt" style:font-style-complex="normal"/>
    </style:style>
    <style:style style:name="T185" style:family="text">
      <style:text-properties fo:color="#000000" loext:opacity="100%" officeooo:rsid="00956e94" fo:background-color="#ffff00" loext:char-shading-value="0"/>
    </style:style>
    <style:style style:name="T186" style:family="text">
      <style:text-properties fo:color="#000000" loext:opacity="100%" officeooo:rsid="00956e94" fo:background-color="#ffff00" loext:char-shading-value="0" style:font-size-asian="12pt" style:font-size-complex="12pt"/>
    </style:style>
    <style:style style:name="T187" style:family="text">
      <style:text-properties fo:color="#000000" loext:opacity="100%" fo:background-color="transparent" loext:char-shading-value="0"/>
    </style:style>
    <style:style style:name="T188" style:family="text">
      <style:text-properties fo:color="#000000" loext:opacity="100%" style:font-name="OpenSymbol3" fo:background-color="#ffff00" loext:char-shading-value="0"/>
    </style:style>
    <style:style style:name="T189" style:family="text">
      <style:text-properties fo:color="#000000" loext:opacity="100%" style:font-name="OpenSymbol3" fo:background-color="#ffff00" loext:char-shading-value="0" style:font-name-asian="OpenSymbol1" style:font-style-asian="normal" style:font-name-complex="OpenSymbol1" style:font-style-complex="normal"/>
    </style:style>
    <style:style style:name="T190" style:family="text">
      <style:text-properties fo:color="#000000" loext:opacity="100%" style:font-name="OpenSymbol3" fo:font-style="normal" fo:font-weight="normal" fo:background-color="#ffff00" loext:char-shading-value="0" style:font-name-asian="OpenSymbol1" style:font-style-asian="normal" style:font-weight-asian="normal" style:font-name-complex="OpenSymbol1" style:font-style-complex="normal" style:font-weight-complex="normal"/>
    </style:style>
    <style:style style:name="T191" style:family="text">
      <style:text-properties fo:color="#000000" loext:opacity="100%" style:font-name="Times New Roman1" fo:font-size="12pt" fo:font-style="italic" officeooo:rsid="0080ccca" fo:background-color="#ffff00" loext:char-shading-value="0" style:font-size-asian="12pt" style:font-size-complex="12pt"/>
    </style:style>
    <style:style style:name="T192" style:family="text">
      <style:text-properties fo:color="#000000" loext:opacity="100%" style:text-position="super 58%" fo:background-color="#ffff00" loext:char-shading-value="0"/>
    </style:style>
    <style:style style:name="T193" style:family="text">
      <style:text-properties fo:color="#000000" loext:opacity="100%" style:text-position="super 58%" fo:background-color="#ffff00" loext:char-shading-value="0" style:font-style-asian="normal" style:font-style-complex="normal"/>
    </style:style>
    <style:style style:name="T194" style:family="text">
      <style:text-properties fo:color="#000000" loext:opacity="100%" style:text-position="super 58%" fo:background-color="#ffff00" loext:char-shading-value="0" style:font-name-asian="OpenSymbol1" style:font-size-asian="12pt" style:font-style-asian="normal" style:font-name-complex="OpenSymbol1" style:font-size-complex="12pt" style:font-style-complex="normal"/>
    </style:style>
    <style:style style:name="T195"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text-scale="100%"/>
    </style:style>
    <style:style style:name="T196" style:family="text">
      <style:text-properties style:font-name="Times New Roman" fo:font-size="10pt" fo:font-style="italic" style:text-underline-style="none" fo:font-weight="normal" style:font-size-asian="10pt" style:font-style-asian="italic" style:font-weight-asian="normal" style:font-size-complex="10pt" style:font-style-complex="italic" style:font-weight-complex="normal" style:text-scale="100%"/>
    </style:style>
    <style:style style:name="T197" style:family="text">
      <style:text-properties style:font-name="Times New Roman" fo:font-style="italic" style:text-underline-style="none" fo:font-weight="normal" style:font-style-asian="italic" style:font-weight-asian="normal" style:font-style-complex="italic" style:font-weight-complex="normal" style:text-scale="100%"/>
    </style:style>
    <style:style style:name="T198" style:family="text">
      <style:text-properties fo:font-size="10pt" style:font-size-asian="10pt" style:font-size-complex="10pt"/>
    </style:style>
    <style:style style:name="T199" style:family="text">
      <style:text-properties fo:font-size="10pt" fo:letter-spacing="-0.007cm" style:font-size-asian="10pt" style:font-size-complex="10pt"/>
    </style:style>
    <style:style style:name="T200" style:family="text">
      <style:text-properties fo:letter-spacing="-0.007cm"/>
    </style:style>
    <style:style style:name="T201" style:family="text">
      <style:text-properties style:use-window-font-color="true" loext:opacity="0%"/>
    </style:style>
    <style:style style:name="T202" style:family="text">
      <style:text-properties style:use-window-font-color="true" loext:opacity="0%" style:text-outline="false" style:text-line-through-style="none" style:text-line-through-type="none" style:font-name="Times New Roman" fo:font-size="11pt" fo:language="fr" fo:country="FR" fo:font-style="italic" style:text-underline-style="none" fo:font-weight="normal" style:font-name-asian="Bitstream Vera Sans5" style:font-size-asian="11pt" style:language-asian="fr" style:country-asian="FR" style:font-style-asian="italic" style:font-weight-asian="normal" style:font-name-complex="Bitstream Vera Sans5" style:font-size-complex="11pt" style:font-style-complex="italic" style:font-weight-complex="normal" style:text-emphasize="none" style:text-scale="100%" style:font-relief="none"/>
    </style:style>
    <style:style style:name="T203" style:family="text">
      <style:text-properties style:use-window-font-color="true" loext:opacity="0%" style:text-outline="false" style:text-line-through-style="none" style:text-line-through-type="none" style:font-name="Times New Roman" fo:font-size="12pt" fo:language="fr" fo:country="FR" fo:font-style="italic" style:text-underline-style="none" fo:font-weight="normal" style:font-name-asian="Bitstream Vera Sans5" style:font-size-asian="12pt" style:language-asian="fr" style:country-asian="FR" style:font-style-asian="italic" style:font-weight-asian="normal" style:font-name-complex="Bitstream Vera Sans5" style:font-size-complex="12pt" style:font-style-complex="italic" style:font-weight-complex="normal" style:text-emphasize="none" style:text-scale="100%" style:font-relief="none"/>
    </style:style>
    <style:style style:name="T204" style:family="text">
      <style:text-properties style:use-window-font-color="true" loext:opacity="0%" style:text-outline="false" style:text-line-through-style="none" style:text-line-through-type="none" style:font-name="Times New Roman" fo:font-size="10pt" fo:language="fr" fo:country="FR" fo:font-style="italic" style:text-underline-style="none" fo:font-weight="normal" style:font-name-asian="Bitstream Vera Sans5" style:font-size-asian="10pt" style:language-asian="fr" style:country-asian="FR" style:font-style-asian="italic" style:font-weight-asian="normal" style:font-name-complex="Bitstream Vera Sans5" style:font-size-complex="10pt" style:font-style-complex="italic" style:font-weight-complex="normal" style:text-emphasize="none" style:text-scale="100%" style:font-relief="none"/>
    </style:style>
    <style:style style:name="T205" style:family="text">
      <style:text-properties style:use-window-font-color="true" loext:opacity="0%" style:text-outline="false" style:text-line-through-style="none" style:text-line-through-type="none" style:font-name="Times New Roman" fo:font-size="10pt" fo:language="zxx" fo:country="none" fo:font-style="italic" fo:text-shadow="none" style:text-underline-style="none" fo:font-weight="normal" fo:background-color="transparent" loext:char-shading-value="0" style:font-name-asian="Bitstream Vera Sans5" style:font-size-asian="10pt" style:language-asian="zxx" style:country-asian="none" style:font-style-asian="italic" style:font-weight-asian="normal" style:font-name-complex="Bitstream Vera Sans5" style:font-size-complex="10pt" style:font-style-complex="italic" style:font-weight-complex="normal" style:text-emphasize="none" style:text-scale="100%" style:font-relief="none"/>
    </style:style>
    <style:style style:name="T206" style:family="text">
      <style:text-properties style:use-window-font-color="true" loext:opacity="0%" style:text-outline="false" style:text-line-through-style="none" style:text-line-through-type="none" style:font-name="Times New Roman" fo:language="zxx" fo:country="none" fo:font-style="italic" style:text-underline-style="none" fo:font-weight="normal" style:font-name-asian="Bitstream Vera Sans5" style:language-asian="zxx" style:country-asian="none" style:font-style-asian="italic" style:font-weight-asian="normal" style:font-name-complex="Bitstream Vera Sans5" style:font-style-complex="italic" style:font-weight-complex="normal" style:text-emphasize="none" style:text-scale="100%" style:font-relief="none"/>
    </style:style>
    <style:style style:name="T207" style:family="text">
      <style:text-properties style:use-window-font-color="true" loext:opacity="0%" style:text-outline="false" style:text-line-through-style="none" style:text-line-through-type="none" style:font-name="Bitstream Vera Sans5" fo:font-size="10pt" fo:language="fr" fo:country="FR" fo:font-style="normal" fo:text-shadow="none" style:text-underline-style="none" fo:font-weight="normal" fo:background-color="transparent" loext:char-shading-value="0" style:font-name-asian="Bitstream Vera Sans5" style:font-size-asian="10pt" style:language-asian="fr" style:country-asian="FR" style:font-style-asian="normal" style:font-weight-asian="normal" style:font-name-complex="Bitstream Vera Sans5" style:font-size-complex="10pt" style:font-style-complex="normal" style:font-weight-complex="normal" style:text-emphasize="none" style:font-relief="none"/>
    </style:style>
    <style:style style:name="T208" style:family="text">
      <style:text-properties style:use-window-font-color="true" loext:opacity="0%" style:text-outline="false" style:text-line-through-style="none" style:text-line-through-type="none" style:font-name="Bitstream Vera Sans5" fo:font-size="10pt" fo:language="fr" fo:country="FR" fo:font-style="normal" style:text-underline-style="none" fo:font-weight="normal" style:font-name-asian="Bitstream Vera Sans5" style:font-size-asian="10pt" style:language-asian="fr" style:country-asian="FR" style:font-style-asian="normal" style:font-weight-asian="normal" style:font-name-complex="Bitstream Vera Sans5" style:font-size-complex="10pt" style:font-style-complex="normal" style:font-weight-complex="normal" style:text-emphasize="none" style:font-relief="none"/>
    </style:style>
    <style:style style:name="T209" style:family="text">
      <style:text-properties style:use-window-font-color="true" loext:opacity="0%" style:text-outline="false" style:text-line-through-style="none" style:text-line-through-type="none" style:font-name="Bitstream Vera Sans5" fo:font-size="10pt" fo:language="fr" fo:country="FR" fo:font-style="normal" style:text-underline-style="none" fo:font-weight="normal" officeooo:rsid="0077d99b" style:font-name-asian="Bitstream Vera Sans5" style:font-size-asian="10pt" style:language-asian="fr" style:country-asian="FR" style:font-style-asian="normal" style:font-weight-asian="normal" style:font-name-complex="Bitstream Vera Sans5" style:font-size-complex="10pt" style:font-style-complex="normal" style:font-weight-complex="normal" style:text-emphasize="none" style:font-relief="none"/>
    </style:style>
    <style:style style:name="T210" style:family="text">
      <style:text-properties style:use-window-font-color="true" loext:opacity="0%" style:text-outline="false" style:text-line-through-style="none" style:text-line-through-type="none" style:font-name="Bitstream Vera Sans5" fo:font-size="10pt" fo:language="zxx" fo:country="none" fo:font-style="normal" fo:text-shadow="none" style:text-underline-style="none" fo:font-weight="normal" fo:background-color="transparent" loext:char-shading-value="0"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text-emphasize="none" style:font-relief="none"/>
    </style:style>
    <style:style style:name="T211" style:family="text">
      <style:text-properties style:use-window-font-color="true" loext:opacity="0%" style:text-outline="false" style:text-line-through-style="none" style:text-line-through-type="none" style:font-name="Bitstream Vera Sans5" fo:font-size="10pt" fo:language="zxx" fo:country="none" fo:font-style="normal" fo:text-shadow="none" style:text-underline-style="none" fo:font-weight="normal" fo:background-color="transparent" loext:char-shading-value="0"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text-emphasize="none" style:text-scale="100%" style:font-relief="none"/>
    </style:style>
    <style:style style:name="T212" style:family="text">
      <style:text-properties style:use-window-font-color="true" loext:opacity="0%" style:text-outline="false" style:text-line-through-style="none" style:text-line-through-type="none" style:font-name="Bitstream Vera Sans5" fo:language="zxx" fo:country="none" fo:font-style="normal" style:text-underline-style="none" fo:font-weight="normal" style:font-name-asian="Bitstream Vera Sans5" style:language-asian="zxx" style:country-asian="none" style:font-style-asian="normal" style:font-weight-asian="normal" style:font-name-complex="Bitstream Vera Sans5" style:font-style-complex="normal" style:font-weight-complex="normal" style:text-emphasize="none" style:font-relief="none"/>
    </style:style>
    <style:style style:name="T213" style:family="text">
      <style:text-properties style:use-window-font-color="true" loext:opacity="0%" style:text-outline="false" style:text-line-through-style="none" style:text-line-through-type="none" fo:language="fr" fo:country="FR" fo:font-style="normal" style:text-underline-style="none" fo:font-weight="normal" style:font-name-asian="Bitstream Vera Sans5" style:language-asian="fr" style:country-asian="FR" style:font-style-asian="normal" style:font-weight-asian="normal" style:font-name-complex="Bitstream Vera Sans5" style:font-style-complex="normal" style:font-weight-complex="normal" style:text-emphasize="none" style:font-relief="none"/>
    </style:style>
    <style:style style:name="T214" style:family="text">
      <style:text-properties style:use-window-font-color="true" loext:opacity="0%" style:text-outline="false" style:text-line-through-style="none" style:text-line-through-type="none" fo:language="fr" fo:country="FR" fo:font-style="normal" style:text-underline-style="none" fo:font-weight="normal" style:font-name-asian="Bitstream Vera Sans5" style:language-asian="fr" style:country-asian="FR" style:font-style-asian="normal" style:font-weight-asian="bold" style:font-name-complex="Bitstream Vera Sans5" style:font-style-complex="normal" style:font-weight-complex="bold" style:text-emphasize="none" style:font-relief="none"/>
    </style:style>
    <style:style style:name="T215" style:family="text">
      <style:text-properties style:use-window-font-color="true" loext:opacity="0%" style:text-outline="false" style:text-line-through-style="none" style:text-line-through-type="none" style:font-name="OpenSymbol1" fo:language="fr" fo:country="FR" fo:font-style="normal" style:text-underline-style="none" fo:font-weight="normal"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216" style:family="text">
      <style:text-properties style:use-window-font-color="true" loext:opacity="0%" style:text-outline="false" style:text-line-through-style="none" style:text-line-through-type="none" style:font-name="OpenSymbol1" fo:language="fr" fo:country="FR" fo:font-style="normal" style:text-underline-style="none" fo:font-weight="normal" style:font-name-asian="Bitstream Vera Sans5" style:language-asian="fr" style:country-asian="FR" style:font-style-asian="normal" style:font-weight-asian="normal" style:font-name-complex="Bitstream Vera Sans5" style:font-style-complex="normal" style:font-weight-complex="normal" style:text-emphasize="none" style:font-relief="none"/>
    </style:style>
    <style:style style:name="T217" style:family="text">
      <style:text-properties style:use-window-font-color="true" loext:opacity="0%" style:text-outline="false" style:text-line-through-style="none" style:text-line-through-type="none" style:font-name="OpenSymbol1" fo:font-size="11pt" fo:language="fr" fo:country="FR" fo:font-style="normal" style:text-underline-style="none" fo:font-weight="normal" style:font-name-asian="OpenSymbol1" style:font-size-asian="11pt" style:language-asian="fr" style:country-asian="FR" style:font-style-asian="normal" style:font-weight-asian="normal" style:font-name-complex="OpenSymbol1" style:font-size-complex="11pt" style:font-style-complex="normal" style:font-weight-complex="normal" style:text-emphasize="none" style:text-scale="100%" style:font-relief="none"/>
    </style:style>
    <style:style style:name="T218" style:family="text">
      <style:text-properties style:use-window-font-color="true" loext:opacity="0%" style:text-outline="false" style:text-line-through-style="none" style:text-line-through-type="none" style:font-name="OpenSymbol1" fo:font-size="10pt" fo:language="fr" fo:country="FR" fo:font-style="normal" style:text-underline-style="none" fo:font-weight="normal" style:font-name-asian="Bitstream Vera Sans5" style:font-size-asian="10pt" style:language-asian="fr" style:country-asian="FR" style:font-style-asian="normal" style:font-weight-asian="normal" style:font-name-complex="Bitstream Vera Sans5" style:font-size-complex="10pt" style:font-style-complex="normal" style:font-weight-complex="normal" style:text-emphasize="none" style:font-relief="none"/>
    </style:style>
    <style:style style:name="T219" style:family="text">
      <style:text-properties style:use-window-font-color="true" loext:opacity="0%" style:text-outline="false" style:text-line-through-style="none" style:text-line-through-type="none" style:font-name="OpenSymbol1" fo:font-size="10pt" fo:language="fr" fo:country="FR" fo:font-style="normal" style:text-underline-style="none" fo:font-weight="normal"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font-relief="none"/>
    </style:style>
    <style:style style:name="T220" style:family="text">
      <style:text-properties style:use-window-font-color="true" loext:opacity="0%" style:text-outline="false" style:text-line-through-style="none" style:text-line-through-type="none" style:font-name="OpenSymbol1" fo:font-size="10pt" fo:language="fr" fo:country="FR" fo:font-style="normal" style:text-underline-style="none" fo:font-weight="normal" style:font-name-asian="OpenSymbol1" style:font-size-asian="10pt" style:language-asian="fr" style:country-asian="FR" style:font-style-asian="normal" style:font-weight-asian="normal" style:font-name-complex="OpenSymbol1" style:font-size-complex="10pt" style:font-style-complex="normal" style:font-weight-complex="normal" style:text-emphasize="none" style:text-scale="100%" style:font-relief="none"/>
    </style:style>
    <style:style style:name="T221" style:family="text">
      <style:text-properties style:use-window-font-color="true" loext:opacity="0%" style:text-outline="false" style:text-line-through-style="none" style:text-line-through-type="none" style:font-name="OpenSymbol1" fo:font-size="10pt" fo:language="zxx" fo:country="none" fo:font-style="normal" fo:text-shadow="none" style:text-underline-style="none" fo:font-weight="normal" fo:background-color="transparent" loext:char-shading-value="0"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text-emphasize="none" style:text-scale="100%" style:font-relief="none"/>
    </style:style>
    <style:style style:name="T222" style:family="text">
      <style:text-properties style:use-window-font-color="true" loext:opacity="0%" style:text-outline="false" style:text-line-through-style="none" style:text-line-through-type="none" style:font-name="OpenSymbol1" fo:font-size="10pt" fo:language="zxx" fo:country="none" fo:font-style="normal" fo:text-shadow="none" style:text-underline-style="none" fo:font-weight="normal" fo:background-color="transparent" loext:char-shading-value="0" style:font-name-asian="OpenSymbol1" style:font-size-asian="10pt" style:language-asian="zxx" style:country-asian="none" style:font-style-asian="normal" style:font-weight-asian="normal" style:font-name-complex="OpenSymbol1" style:font-size-complex="10pt" style:font-style-complex="normal" style:font-weight-complex="normal" style:text-emphasize="none" style:text-scale="100%" style:font-relief="none"/>
    </style:style>
    <style:style style:name="T223" style:family="text">
      <style:text-properties style:use-window-font-color="true" loext:opacity="0%" style:text-outline="false" style:text-line-through-style="none" style:text-line-through-type="none" style:font-name="OpenSymbol1" fo:language="zxx" fo:country="none" fo:font-style="normal" fo:text-shadow="none" style:text-underline-style="none" fo:font-weight="normal" fo:background-color="transparent" loext:char-shading-value="0" style:font-name-asian="OpenSymbol1" style:font-style-asian="normal" style:font-weight-asian="normal" style:font-name-complex="OpenSymbol1" style:font-style-complex="normal" style:font-weight-complex="normal" style:text-emphasize="none" style:text-scale="100%" style:font-relief="none"/>
    </style:style>
    <style:style style:name="T224" style:family="text">
      <style:text-properties style:use-window-font-color="true" loext:opacity="0%" style:text-outline="false" style:text-line-through-style="none" style:text-line-through-type="none" style:font-name="OpenSymbol1" fo:language="zxx" fo:country="none" fo:font-style="normal" style:text-underline-style="none" fo:font-weight="normal" style:font-name-asian="OpenSymbol1" style:language-asian="zxx" style:country-asian="none" style:font-style-asian="normal" style:font-weight-asian="normal" style:font-name-complex="OpenSymbol1" style:font-style-complex="normal" style:font-weight-complex="normal" style:text-emphasize="none" style:text-scale="100%" style:font-relief="none"/>
    </style:style>
    <style:style style:name="T225" style:family="text">
      <style:text-properties style:use-window-font-color="true" loext:opacity="0%" style:text-outline="false" style:text-line-through-style="none" style:text-line-through-type="none" style:font-name="OpenSymbol1" fo:language="zxx" fo:country="none" fo:font-style="normal" style:text-underline-style="none" fo:font-weight="normal" style:font-name-asian="Bitstream Vera Sans5" style:language-asian="zxx" style:country-asian="none" style:font-style-asian="normal" style:font-weight-asian="normal" style:font-name-complex="Bitstream Vera Sans5" style:font-style-complex="normal" style:font-weight-complex="normal" style:text-emphasize="none" style:text-scale="100%" style:font-relief="none"/>
    </style:style>
    <style:style style:name="T226" style:family="text">
      <style:text-properties style:use-window-font-color="true" loext:opacity="0%" style:text-outline="false" style:text-line-through-style="none" style:text-line-through-type="none" fo:font-size="10pt" fo:language="fr" fo:country="FR" fo:font-style="normal" style:text-underline-style="none" fo:font-weight="normal" style:font-name-asian="Bitstream Vera Sans5" style:font-size-asian="10pt" style:language-asian="fr" style:country-asian="FR" style:font-style-asian="normal" style:font-weight-asian="normal" style:font-name-complex="Bitstream Vera Sans5" style:font-size-complex="10pt" style:font-style-complex="normal" style:font-weight-complex="normal" style:text-emphasize="none" style:font-relief="none"/>
    </style:style>
    <style:style style:name="T227" style:family="text">
      <style:text-properties style:use-window-font-color="true" loext:opacity="0%" style:text-outline="false" style:text-line-through-style="none" style:text-line-through-type="none" fo:language="zxx" fo:country="none" fo:font-style="normal" style:text-underline-style="none" fo:font-weight="normal" style:font-name-asian="Bitstream Vera Sans5" style:language-asian="zxx" style:country-asian="none" style:font-style-asian="normal" style:font-weight-asian="normal" style:font-name-complex="Bitstream Vera Sans5" style:font-style-complex="normal" style:font-weight-complex="normal" style:text-emphasize="none" style:font-relief="none"/>
    </style:style>
    <style:style style:name="T228" style:family="text">
      <style:text-properties style:use-window-font-color="true" loext:opacity="0%" style:text-outline="false" style:text-line-through-style="none" style:text-line-through-type="none" fo:language="zxx" fo:country="none" fo:font-style="normal" style:text-underline-style="none" fo:font-weight="normal" style:font-name-asian="Bitstream Vera Sans5" style:language-asian="zxx" style:country-asian="none" style:font-style-asian="normal" style:font-weight-asian="normal" style:font-name-complex="Bitstream Vera Sans5" style:font-style-complex="normal" style:font-weight-complex="normal" style:text-emphasize="none" style:text-scale="100%" style:font-relief="none"/>
    </style:style>
    <style:style style:name="T229" style:family="text">
      <style:text-properties style:use-window-font-color="true" loext:opacity="0%" fo:background-color="#ffff00" loext:char-shading-value="0"/>
    </style:style>
    <style:style style:name="T230" style:family="text">
      <style:text-properties style:use-window-font-color="true" loext:opacity="0%" fo:background-color="#ffff00" loext:char-shading-value="0" style:font-size-asian="10pt" style:font-size-complex="10pt"/>
    </style:style>
    <style:style style:name="T231" style:family="text">
      <style:text-properties style:use-window-font-color="true" loext:opacity="0%" officeooo:rsid="0088c3c7" fo:background-color="#ffff00" loext:char-shading-value="0"/>
    </style:style>
    <style:style style:name="T232" style:family="text">
      <style:text-properties style:use-window-font-color="true" loext:opacity="0%" officeooo:rsid="008f5506" fo:background-color="#ffff00" loext:char-shading-value="0"/>
    </style:style>
    <style:style style:name="T233" style:family="text">
      <style:text-properties style:use-window-font-color="true" loext:opacity="0%" officeooo:rsid="0090188e" fo:background-color="#ffff00" loext:char-shading-value="0"/>
    </style:style>
    <style:style style:name="T234" style:family="text">
      <style:text-properties style:use-window-font-color="true" loext:opacity="0%" fo:background-color="#ffff00" loext:char-shading-value="0" style:font-size-asian="12pt" style:font-size-complex="12pt"/>
    </style:style>
    <style:style style:name="T235" style:family="text">
      <style:text-properties style:use-window-font-color="true" loext:opacity="0%" officeooo:rsid="0090188e" fo:background-color="#ffff00" loext:char-shading-value="0" style:font-size-asian="12pt" style:font-size-complex="12pt"/>
    </style:style>
    <style:style style:name="T236" style:family="text">
      <style:text-properties style:use-window-font-color="true" loext:opacity="0%" officeooo:rsid="008f5506" fo:background-color="#ffff00" loext:char-shading-value="0" style:font-size-asian="12pt" style:font-size-complex="12pt"/>
    </style:style>
    <style:style style:name="T237" style:family="text">
      <style:text-properties style:use-window-font-color="true" loext:opacity="0%" style:font-name="Bitstream Vera Sans5" fo:background-color="#ffff00" loext:char-shading-value="0"/>
    </style:style>
    <style:style style:name="T238" style:family="text">
      <style:text-properties style:use-window-font-color="true" loext:opacity="0%" style:font-name="Bitstream Vera Sans5" fo:font-size="10pt" fo:background-color="#ffff00" loext:char-shading-value="0" style:font-size-asian="10pt" style:font-size-complex="10pt"/>
    </style:style>
    <style:style style:name="T239" style:family="text">
      <style:text-properties style:use-window-font-color="true" loext:opacity="0%" style:font-name="Bitstream Vera Sans5" fo:font-size="10pt" fo:font-style="normal" fo:font-weight="normal" officeooo:rsid="0090188e" fo:background-color="#ffff00" loext:char-shading-value="0"/>
    </style:style>
    <style:style style:name="T240" style:family="text">
      <style:text-properties style:use-window-font-color="true" loext:opacity="0%" style:font-name="Bitstream Vera Sans5" fo:font-style="normal" officeooo:rsid="0088c3c7" fo:background-color="#ffff00" loext:char-shading-value="0" style:font-name-asian="OpenSymbol1" style:font-style-asian="normal" style:font-name-complex="OpenSymbol1" style:font-style-complex="normal"/>
    </style:style>
    <style:style style:name="T241" style:family="text">
      <style:text-properties style:use-window-font-color="true" loext:opacity="0%" style:font-name="OpenSymbol1" fo:font-size="10pt" fo:font-style="normal" fo:background-color="#ffff00" loext:char-shading-value="0" style:font-name-asian="OpenSymbol1" style:font-style-asian="normal" style:font-name-complex="OpenSymbol1" style:font-style-complex="normal" style:text-scale="100%"/>
    </style:style>
    <style:style style:name="T242" style:family="text">
      <style:text-properties style:use-window-font-color="true" loext:opacity="0%" style:font-name="OpenSymbol1" fo:background-color="#ffff00" loext:char-shading-value="0"/>
    </style:style>
    <style:style style:name="T243" style:family="text">
      <style:text-properties style:use-window-font-color="true" loext:opacity="0%" style:font-name="OpenSymbol1" fo:background-color="#ffff00" loext:char-shading-value="0" style:font-name-asian="OpenSymbol1" style:font-name-complex="OpenSymbol1"/>
    </style:style>
    <style:style style:name="T244" style:family="text">
      <style:text-properties style:use-window-font-color="true" loext:opacity="0%" style:font-name="OpenSymbol1" fo:font-style="normal" fo:background-color="#ffff00" loext:char-shading-value="0"/>
    </style:style>
    <style:style style:name="T245" style:family="text">
      <style:text-properties style:use-window-font-color="true" loext:opacity="0%" style:font-name="OpenSymbol1" fo:font-style="normal" officeooo:rsid="0088c3c7" fo:background-color="#ffff00" loext:char-shading-value="0" style:font-name-asian="OpenSymbol1" style:font-style-asian="normal" style:font-name-complex="OpenSymbol1" style:font-style-complex="normal"/>
    </style:style>
    <style:style style:name="T246" style:family="text">
      <style:text-properties style:use-window-font-color="true" loext:opacity="0%" style:font-name="OpenSymbol1" fo:font-style="normal" fo:background-color="#ffff00" loext:char-shading-value="0" style:font-size-asian="12pt" style:font-size-complex="12pt"/>
    </style:style>
    <style:style style:name="T247" style:family="text">
      <style:text-properties style:use-window-font-color="true" loext:opacity="0%" style:font-name="OpenSymbol1" fo:font-style="normal" style:text-underline-style="none" fo:font-weight="normal" officeooo:rsid="008f5506" fo:background-color="#ffff00" loext:char-shading-value="0" style:font-weight-asian="normal" style:font-weight-complex="normal"/>
    </style:style>
    <style:style style:name="T248"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249" style:family="text">
      <style:text-properties style:use-window-font-color="true" loext:opacity="0%" style:text-position="0% 100%" officeooo:rsid="00124af1" fo:background-color="#ffff00" loext:char-shading-value="0" style:font-name-asian="OpenSymbol1" style:font-style-asian="normal" style:font-name-complex="OpenSymbol1" style:font-style-complex="normal"/>
    </style:style>
    <style:style style:name="T250" style:family="text">
      <style:text-properties style:use-window-font-color="true" loext:opacity="0%" style:text-position="0% 100%" officeooo:rsid="007d80bf" fo:background-color="#ffff00" loext:char-shading-value="0" style:font-name-asian="OpenSymbol1" style:font-style-asian="normal" style:font-name-complex="OpenSymbol1" style:font-style-complex="normal"/>
    </style:style>
    <style:style style:name="T251" style:family="text">
      <style:text-properties style:use-window-font-color="true" loext:opacity="0%" style:text-position="0% 100%" officeooo:rsid="0080ccca" fo:background-color="#ffff00" loext:char-shading-value="0" style:font-name-asian="OpenSymbol1" style:font-style-asian="normal" style:font-name-complex="OpenSymbol1" style:font-style-complex="normal"/>
    </style:style>
    <style:style style:name="T252" style:family="text">
      <style:text-properties style:use-window-font-color="true" loext:opacity="0%" style:text-position="0% 100%" officeooo:rsid="008286f3" fo:background-color="#ffff00" loext:char-shading-value="0" style:font-name-asian="OpenSymbol1" style:font-style-asian="normal" style:font-name-complex="OpenSymbol1" style:font-style-complex="normal"/>
    </style:style>
    <style:style style:name="T253" style:family="text">
      <style:text-properties style:use-window-font-color="true" loext:opacity="0%" style:text-position="0% 100%" officeooo:rsid="00831060" fo:background-color="#ffff00" loext:char-shading-value="0" style:font-name-asian="OpenSymbol1" style:font-style-asian="normal" style:font-name-complex="OpenSymbol1" style:font-style-complex="normal"/>
    </style:style>
    <style:style style:name="T254" style:family="text">
      <style:text-properties style:use-window-font-color="true" loext:opacity="0%" style:text-position="0% 100%" officeooo:rsid="0083ab91" fo:background-color="#ffff00" loext:char-shading-value="0" style:font-name-asian="OpenSymbol1" style:font-style-asian="normal" style:font-name-complex="OpenSymbol1" style:font-style-complex="normal"/>
    </style:style>
    <style:style style:name="T255" style:family="text">
      <style:text-properties style:use-window-font-color="true" loext:opacity="0%" style:text-position="0% 100%" officeooo:rsid="0085114c" fo:background-color="#ffff00" loext:char-shading-value="0" style:font-name-asian="OpenSymbol1" style:font-style-asian="normal" style:font-name-complex="OpenSymbol1" style:font-style-complex="normal"/>
    </style:style>
    <style:style style:name="T256" style:family="text">
      <style:text-properties style:use-window-font-color="true" loext:opacity="0%" style:text-position="0% 100%" officeooo:rsid="008aa59c" fo:background-color="#ffff00" loext:char-shading-value="0" style:font-name-asian="OpenSymbol1" style:font-style-asian="normal" style:font-name-complex="OpenSymbol1" style:font-style-complex="normal"/>
    </style:style>
    <style:style style:name="T257" style:family="text">
      <style:text-properties style:use-window-font-color="true" loext:opacity="0%" style:text-position="0% 100%" officeooo:rsid="0062d478" fo:background-color="#ffff00" loext:char-shading-value="0" style:font-name-asian="OpenSymbol1" style:font-style-asian="normal" style:font-name-complex="OpenSymbol1" style:font-style-complex="normal"/>
    </style:style>
    <style:style style:name="T258" style:family="text">
      <style:text-properties style:use-window-font-color="true" loext:opacity="0%" style:text-position="0% 100%" officeooo:rsid="0090188e" fo:background-color="#ffff00" loext:char-shading-value="0" style:font-name-asian="OpenSymbol1" style:font-style-asian="normal" style:font-name-complex="OpenSymbol1" style:font-style-complex="normal"/>
    </style:style>
    <style:style style:name="T259" style:family="text">
      <style:text-properties style:use-window-font-color="true" loext:opacity="0%" style:text-position="0% 100%" officeooo:rsid="0086c386" fo:background-color="#ffff00" loext:char-shading-value="0" style:font-name-asian="OpenSymbol1" style:font-style-asian="normal" style:font-name-complex="OpenSymbol1" style:font-style-complex="normal"/>
    </style:style>
    <style:style style:name="T260" style:family="text">
      <style:text-properties style:use-window-font-color="true" loext:opacity="0%" style:text-position="0% 100%" officeooo:rsid="009bdaa6" fo:background-color="#ffff00" loext:char-shading-value="0" style:font-name-asian="OpenSymbol1" style:font-style-asian="normal" style:font-name-complex="OpenSymbol1" style:font-style-complex="normal"/>
    </style:style>
    <style:style style:name="T261" style:family="text">
      <style:text-properties style:use-window-font-color="true" loext:opacity="0%" style:text-position="0% 100%" fo:background-color="#ffff00" loext:char-shading-value="0" style:font-name-asian="OpenSymbol1" style:font-size-asian="12pt" style:font-style-asian="normal" style:font-name-complex="OpenSymbol1" style:font-size-complex="12pt" style:font-style-complex="normal"/>
    </style:style>
    <style:style style:name="T262" style:family="text">
      <style:text-properties style:use-window-font-color="true" loext:opacity="0%" style:text-position="0% 100%" officeooo:rsid="0090188e" fo:background-color="#ffff00" loext:char-shading-value="0" style:font-name-asian="OpenSymbol1" style:font-size-asian="12pt" style:font-style-asian="normal" style:font-name-complex="OpenSymbol1" style:font-size-complex="12pt" style:font-style-complex="normal"/>
    </style:style>
    <style:style style:name="T263" style:family="text">
      <style:text-properties style:use-window-font-color="true" loext:opacity="0%" style:text-position="0% 100%" officeooo:rsid="008286f3" fo:background-color="#ffff00" loext:char-shading-value="0" style:font-name-asian="OpenSymbol1" style:font-size-asian="12pt" style:font-style-asian="normal" style:font-name-complex="OpenSymbol1" style:font-size-complex="12pt" style:font-style-complex="normal"/>
    </style:style>
    <style:style style:name="T264" style:family="text">
      <style:text-properties style:use-window-font-color="true" loext:opacity="0%" style:text-position="0% 100%" officeooo:rsid="0086c386" fo:background-color="#ffff00" loext:char-shading-value="0" style:font-name-asian="OpenSymbol1" style:font-size-asian="12pt" style:font-style-asian="normal" style:font-name-complex="OpenSymbol1" style:font-size-complex="12pt" style:font-style-complex="normal"/>
    </style:style>
    <style:style style:name="T265" style:family="text">
      <style:text-properties style:use-window-font-color="true" loext:opacity="0%" style:text-position="0% 100%" style:font-name="Bitstream Vera Sans3" fo:font-size="10pt" fo:font-style="normal" fo:font-weight="normal" officeooo:rsid="0075fbe1" fo:background-color="#ffff00" loext:char-shading-value="0" style:font-name-asian="OpenSymbol1" style:font-style-asian="normal" style:font-name-complex="OpenSymbol1" style:font-style-complex="normal"/>
    </style:style>
    <style:style style:name="T266" style:family="text">
      <style:text-properties style:use-window-font-color="true" loext:opacity="0%" style:text-position="0% 100%" style:font-name="Bitstream Vera Sans3" fo:font-size="10pt" fo:font-style="normal" fo:font-weight="normal" officeooo:rsid="008286f3" fo:background-color="#ffff00" loext:char-shading-value="0" style:font-name-asian="OpenSymbol1" style:font-style-asian="normal" style:font-name-complex="OpenSymbol1" style:font-style-complex="normal"/>
    </style:style>
    <style:style style:name="T267" style:family="text">
      <style:text-properties style:use-window-font-color="true" loext:opacity="0%" style:text-position="0% 100%" style:font-name="Bitstream Vera Sans3" fo:font-size="10pt" fo:font-style="normal" fo:font-weight="normal" officeooo:rsid="0083ab91" fo:background-color="#ffff00" loext:char-shading-value="0" style:font-name-asian="OpenSymbol1" style:font-style-asian="normal" style:font-name-complex="OpenSymbol1" style:font-style-complex="normal"/>
    </style:style>
    <style:style style:name="T268" style:family="text">
      <style:text-properties style:use-window-font-color="true" loext:opacity="0%" style:text-position="0% 100%" style:font-name="Bitstream Vera Sans3" fo:font-size="10pt" fo:font-style="normal" fo:font-weight="normal" officeooo:rsid="0085114c" fo:background-color="#ffff00" loext:char-shading-value="0" style:font-name-asian="OpenSymbol1" style:font-style-asian="normal" style:font-name-complex="OpenSymbol1" style:font-style-complex="normal"/>
    </style:style>
    <style:style style:name="T269" style:family="text">
      <style:text-properties style:use-window-font-color="true" loext:opacity="0%" style:text-position="0% 100%" style:font-name="Bitstream Vera Sans3" fo:font-size="10pt" fo:font-style="normal" fo:font-weight="normal" officeooo:rsid="008aa59c" fo:background-color="#ffff00" loext:char-shading-value="0" style:font-name-asian="OpenSymbol1" style:font-style-asian="normal" style:font-name-complex="OpenSymbol1" style:font-style-complex="normal"/>
    </style:style>
    <style:style style:name="T270" style:family="text">
      <style:text-properties style:use-window-font-color="true" loext:opacity="0%" style:text-position="0% 100%" style:font-name="Bitstream Vera Sans3" fo:font-size="10pt" fo:font-style="normal" fo:font-weight="normal" officeooo:rsid="0090188e" fo:background-color="#ffff00" loext:char-shading-value="0" style:font-name-asian="OpenSymbol1" style:font-style-asian="normal" style:font-name-complex="OpenSymbol1" style:font-style-complex="normal"/>
    </style:style>
    <style:style style:name="T271" style:family="text">
      <style:text-properties style:use-window-font-color="true" loext:opacity="0%" style:text-position="0% 100%" style:font-name="Bitstream Vera Sans3" fo:font-size="10pt" fo:font-style="normal" fo:font-weight="normal" officeooo:rsid="0062d478" fo:background-color="#ffff00" loext:char-shading-value="0" style:font-name-asian="OpenSymbol1" style:font-style-asian="normal" style:font-name-complex="OpenSymbol1" style:font-style-complex="normal"/>
    </style:style>
    <style:style style:name="T272" style:family="text">
      <style:text-properties style:use-window-font-color="true" loext:opacity="0%" style:text-position="0% 100%" style:font-name="Bitstream Vera Sans3" fo:font-size="10pt" fo:font-style="normal" officeooo:rsid="00831060" fo:background-color="#ffff00" loext:char-shading-value="0" style:font-name-asian="OpenSymbol1" style:font-style-asian="normal" style:font-name-complex="OpenSymbol1" style:font-style-complex="normal"/>
    </style:style>
    <style:style style:name="T273" style:family="text">
      <style:text-properties style:use-window-font-color="true" loext:opacity="0%" style:text-position="0% 100%" style:font-name="OpenSymbol1" fo:font-style="normal" fo:background-color="#ffff00" loext:char-shading-value="0" style:font-name-asian="OpenSymbol1" style:font-style-asian="normal" style:font-name-complex="OpenSymbol1" style:font-style-complex="normal"/>
    </style:style>
    <style:style style:name="T274" style:family="text">
      <style:text-properties style:use-window-font-color="true" loext:opacity="0%" style:text-position="0% 100%" style:font-name="OpenSymbol1" fo:font-style="normal" officeooo:rsid="008286f3" fo:background-color="#ffff00" loext:char-shading-value="0" style:font-name-asian="OpenSymbol1" style:font-style-asian="normal" style:font-name-complex="OpenSymbol1" style:font-style-complex="normal"/>
    </style:style>
    <style:style style:name="T275" style:family="text">
      <style:text-properties style:use-window-font-color="true" loext:opacity="0%" style:text-position="0% 100%" style:font-name="OpenSymbol1" fo:font-style="normal" officeooo:rsid="0062d478" fo:background-color="#ffff00" loext:char-shading-value="0" style:font-name-asian="OpenSymbol1" style:font-style-asian="normal" style:font-name-complex="OpenSymbol1" style:font-style-complex="normal"/>
    </style:style>
    <style:style style:name="T276" style:family="text">
      <style:text-properties style:use-window-font-color="true" loext:opacity="0%" style:text-position="0% 100%" style:font-name="OpenSymbol1" fo:font-style="normal" officeooo:rsid="0090188e" fo:background-color="#ffff00" loext:char-shading-value="0" style:font-name-asian="OpenSymbol1" style:font-size-asian="12pt" style:font-style-asian="normal" style:font-name-complex="OpenSymbol1" style:font-size-complex="12pt" style:font-style-complex="normal"/>
    </style:style>
    <style:style style:name="T277" style:family="text">
      <style:text-properties style:use-window-font-color="true" loext:opacity="0%" style:text-position="0% 100%" style:font-name="OpenSymbol1" fo:background-color="#ffff00" loext:char-shading-value="0" style:font-name-asian="OpenSymbol1" style:font-style-asian="normal" style:font-name-complex="OpenSymbol1" style:font-style-complex="normal"/>
    </style:style>
    <style:style style:name="T278" style:family="text">
      <style:text-properties style:use-window-font-color="true" loext:opacity="0%" style:text-position="0% 100%" style:font-name="OpenSymbol1" fo:font-size="10pt" fo:letter-spacing="-0.007cm" fo:font-style="normal" fo:background-color="#ffff00" loext:char-shading-value="0" style:font-name-asian="OpenSymbol1" style:font-size-asian="10pt" style:font-style-asian="normal" style:font-name-complex="OpenSymbol1" style:font-size-complex="10pt" style:font-style-complex="normal"/>
    </style:style>
    <style:style style:name="T279" style:family="text">
      <style:text-properties style:use-window-font-color="true" loext:opacity="0%" style:text-position="0% 100%" style:font-name="OpenSymbol1" fo:font-size="10pt" fo:letter-spacing="-0.007cm" fo:font-style="normal" officeooo:rsid="0062d478" fo:background-color="#ffff00" loext:char-shading-value="0" style:font-name-asian="OpenSymbol1" style:font-size-asian="10pt" style:font-style-asian="normal" style:font-name-complex="OpenSymbol1" style:font-size-complex="10pt" style:font-style-complex="normal"/>
    </style:style>
    <style:style style:name="T280" style:family="text">
      <style:text-properties style:use-window-font-color="true" loext:opacity="0%" style:text-position="0% 100%" style:font-name="OpenSymbol3" fo:background-color="#ffff00" loext:char-shading-value="0" style:font-name-asian="OpenSymbol1" style:font-style-asian="normal" style:font-name-complex="OpenSymbol1" style:font-style-complex="normal"/>
    </style:style>
    <style:style style:name="T281" style:family="text">
      <style:text-properties style:use-window-font-color="true" loext:opacity="0%" style:text-position="0% 100%" style:font-name="OpenSymbol3" fo:background-color="#ffff00" loext:char-shading-value="0" style:font-name-asian="OpenSymbol1" style:font-size-asian="12pt" style:font-style-asian="normal" style:font-name-complex="OpenSymbol1" style:font-size-complex="12pt" style:font-style-complex="normal"/>
    </style:style>
    <style:style style:name="T282" style:family="text">
      <style:text-properties style:use-window-font-color="true" loext:opacity="0%" style:text-position="0% 100%" style:font-name="OpenSymbol3" officeooo:rsid="008286f3" fo:background-color="#ffff00" loext:char-shading-value="0" style:font-name-asian="OpenSymbol1" style:font-size-asian="12pt" style:font-style-asian="normal" style:font-name-complex="OpenSymbol1" style:font-size-complex="12pt" style:font-style-complex="normal"/>
    </style:style>
    <style:style style:name="T283" style:family="text">
      <style:text-properties style:use-window-font-color="true" loext:opacity="0%" style:text-position="0% 100%" style:font-name="OpenSymbol3" fo:font-size="10pt" fo:font-style="normal" fo:font-weight="normal" officeooo:rsid="0085114c" fo:background-color="#ffff00" loext:char-shading-value="0" style:font-name-asian="OpenSymbol1" style:font-size-asian="12pt" style:font-style-asian="normal" style:font-name-complex="OpenSymbol1" style:font-size-complex="12pt" style:font-style-complex="normal"/>
    </style:style>
    <style:style style:name="T284" style:family="text">
      <style:text-properties style:use-window-font-color="true" loext:opacity="0%" style:text-position="0% 100%" style:font-name="OpenSymbol3" fo:font-size="10pt" fo:font-style="normal" fo:font-weight="normal" officeooo:rsid="0086c386" fo:background-color="#ffff00" loext:char-shading-value="0" style:font-name-asian="OpenSymbol1" style:font-size-asian="12pt" style:font-style-asian="normal" style:font-name-complex="OpenSymbol1" style:font-size-complex="12pt" style:font-style-complex="normal"/>
    </style:style>
    <style:style style:name="T285" style:family="text">
      <style:text-properties style:use-window-font-color="true" loext:opacity="0%" style:text-position="0% 100%" fo:font-size="12pt" fo:background-color="#ffff00" loext:char-shading-value="0" style:font-name-asian="OpenSymbol1" style:font-size-asian="12pt" style:font-style-asian="normal" style:font-name-complex="OpenSymbol1" style:font-size-complex="12pt" style:font-style-complex="normal"/>
    </style:style>
    <style:style style:name="T286" style:family="text">
      <style:text-properties style:use-window-font-color="true" loext:opacity="0%" style:text-position="0% 100%" fo:font-size="12pt" officeooo:rsid="008286f3" fo:background-color="#ffff00" loext:char-shading-value="0" style:font-name-asian="OpenSymbol1" style:font-size-asian="12pt" style:font-style-asian="normal" style:font-name-complex="OpenSymbol1" style:font-size-complex="12pt" style:font-style-complex="normal"/>
    </style:style>
    <style:style style:name="T287" style:family="text">
      <style:text-properties style:use-window-font-color="true" loext:opacity="0%" style:text-position="0% 100%" fo:font-size="12pt" officeooo:rsid="0062d478" fo:background-color="#ffff00" loext:char-shading-value="0" style:font-name-asian="OpenSymbol1" style:font-size-asian="12pt" style:font-style-asian="normal" style:font-name-complex="OpenSymbol1" style:font-size-complex="12pt" style:font-style-complex="normal"/>
    </style:style>
    <style:style style:name="T288" style:family="text">
      <style:text-properties style:use-window-font-color="true" loext:opacity="0%" style:text-position="0% 100%" fo:font-size="12pt" officeooo:rsid="0080ccca" fo:background-color="#ffff00" loext:char-shading-value="0" style:font-name-asian="OpenSymbol1" style:font-size-asian="12pt" style:font-style-asian="normal" style:font-name-complex="OpenSymbol1" style:font-size-complex="12pt" style:font-style-complex="normal"/>
    </style:style>
    <style:style style:name="T289" style:family="text">
      <style:text-properties style:use-window-font-color="true" loext:opacity="0%" style:text-position="0% 100%" fo:font-size="12pt" officeooo:rsid="00931ac9" fo:background-color="#ffff00" loext:char-shading-value="0" style:font-name-asian="OpenSymbol1" style:font-size-asian="12pt" style:font-style-asian="normal" style:font-name-complex="OpenSymbol1" style:font-size-complex="12pt" style:font-style-complex="normal"/>
    </style:style>
    <style:style style:name="T290" style:family="text">
      <style:text-properties style:use-window-font-color="true" loext:opacity="0%" style:text-position="0% 100%" fo:font-size="12pt" fo:font-weight="normal" officeooo:rsid="0090188e" fo:background-color="#ffff00" loext:char-shading-value="0" style:font-name-asian="OpenSymbol1" style:font-size-asian="12pt" style:font-style-asian="normal" style:font-name-complex="OpenSymbol1" style:font-size-complex="12pt" style:font-style-complex="normal"/>
    </style:style>
    <style:style style:name="T291" style:family="text">
      <style:text-properties style:use-window-font-color="true" loext:opacity="0%" style:text-position="0% 100%" style:font-name="Times New Roman1" fo:font-size="12pt" fo:font-style="italic" fo:font-weight="normal" fo:background-color="#ffff00" loext:char-shading-value="0" style:font-name-asian="OpenSymbol1" style:font-size-asian="12pt" style:font-style-asian="normal" style:font-name-complex="OpenSymbol1" style:font-size-complex="12pt" style:font-style-complex="normal"/>
    </style:style>
    <style:style style:name="T292" style:family="text">
      <style:text-properties style:use-window-font-color="true" loext:opacity="0%" style:text-position="0% 100%" style:font-name="Times New Roman1" fo:font-size="12pt" fo:font-style="italic" fo:font-weight="normal" officeooo:rsid="008286f3" fo:background-color="#ffff00" loext:char-shading-value="0" style:font-name-asian="OpenSymbol1" style:font-size-asian="12pt" style:font-style-asian="normal" style:font-name-complex="OpenSymbol1" style:font-size-complex="12pt" style:font-style-complex="normal"/>
    </style:style>
    <style:style style:name="T293" style:family="text">
      <style:text-properties style:use-window-font-color="true" loext:opacity="0%" style:text-position="0% 100%" style:font-name="Bitstream Vera Sans5" fo:font-style="normal" fo:background-color="#ffff00" loext:char-shading-value="0" style:font-name-asian="OpenSymbol1" style:font-style-asian="normal" style:font-name-complex="OpenSymbol1" style:font-style-complex="normal"/>
    </style:style>
    <style:style style:name="T294" style:family="text">
      <style:text-properties style:use-window-font-color="true" loext:opacity="0%" style:text-position="0% 100%" fo:font-size="10pt" officeooo:rsid="00425cb8" fo:background-color="#ffff00" loext:char-shading-value="0" style:font-size-asian="10pt" style:font-size-complex="10pt"/>
    </style:style>
    <style:style style:name="T295" style:family="text">
      <style:text-properties style:use-window-font-color="true" loext:opacity="0%" style:text-position="0% 100%" fo:font-weight="normal" officeooo:rsid="00831060"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296" style:family="text">
      <style:text-properties style:use-window-font-color="true" loext:opacity="0%" style:text-position="0% 100%" fo:font-weight="normal" officeooo:rsid="0083ab91" fo:background-color="#ffff00" loext:char-shading-value="0" style:font-name-asian="OpenSymbol1" style:font-style-asian="normal" style:font-name-complex="OpenSymbol1" style:font-style-complex="normal"/>
    </style:style>
    <style:style style:name="T297" style:family="text">
      <style:text-properties style:use-window-font-color="true" loext:opacity="0%" style:text-position="0% 100%" fo:font-weight="normal" officeooo:rsid="00931ac9" fo:background-color="#ffff00" loext:char-shading-value="0" style:font-name-asian="OpenSymbol1" style:font-style-asian="normal" style:font-name-complex="OpenSymbol1" style:font-style-complex="normal"/>
    </style:style>
    <style:style style:name="T298" style:family="text">
      <style:text-properties style:use-window-font-color="true" loext:opacity="0%" style:text-position="0% 100%" fo:background-color="#ffe399" loext:char-shading-value="0" style:font-name-asian="OpenSymbol1" style:font-size-asian="12pt" style:font-style-asian="normal" style:font-name-complex="OpenSymbol1" style:font-size-complex="12pt" style:font-style-complex="normal"/>
    </style:style>
    <style:style style:name="T299" style:family="text">
      <style:text-properties style:use-window-font-color="true" loext:opacity="0%" style:font-name="Bitstream Vera Sans" fo:font-size="10pt" officeooo:rsid="0075fbe1" fo:background-color="#ffff00" loext:char-shading-value="0"/>
    </style:style>
    <style:style style:name="T300" style:family="text">
      <style:text-properties style:use-window-font-color="true" loext:opacity="0%" style:font-name="Times New Roman1" fo:font-size="12pt" fo:font-style="italic" fo:font-weight="normal" fo:background-color="#ffff00" loext:char-shading-value="0" style:font-size-asian="12pt" style:font-size-complex="12pt"/>
    </style:style>
    <style:style style:name="T301" style:family="text">
      <style:text-properties style:use-window-font-color="true" loext:opacity="0%" style:font-name="OpenSymbol3" fo:background-color="#ffff00" loext:char-shading-value="0"/>
    </style:style>
    <style:style style:name="T302" style:family="text">
      <style:text-properties style:use-window-font-color="true" loext:opacity="0%" style:text-line-through-style="none" style:text-line-through-type="none" style:text-position="0% 100%" style:font-name="Bitstream Vera Sans3" fo:font-size="10pt" fo:font-style="normal" fo:font-weight="normal" officeooo:rsid="00635585" fo:background-color="#ffff00" loext:char-shading-value="0" style:font-name-asian="OpenSymbol1" style:font-style-asian="normal" style:font-name-complex="OpenSymbol1" style:font-style-complex="normal"/>
    </style:style>
    <style:style style:name="T303" style:family="text">
      <style:text-properties style:use-window-font-color="true" loext:opacity="0%" style:text-line-through-style="none" style:text-line-through-type="none" style:text-position="0% 100%" style:font-name="Bitstream Vera Sans3" fo:font-size="10pt" fo:font-style="normal" fo:font-weight="normal" officeooo:rsid="008e3b13" fo:background-color="#ffff00" loext:char-shading-value="0" style:font-name-asian="OpenSymbol1" style:font-style-asian="normal" style:font-name-complex="OpenSymbol1" style:font-style-complex="normal"/>
    </style:style>
    <style:style style:name="T304" style:family="text">
      <style:text-properties style:use-window-font-color="true" loext:opacity="0%" style:text-line-through-style="none" style:text-line-through-type="none" style:text-position="0% 100%" style:font-name="Bitstream Vera Sans3" fo:font-size="10pt" fo:font-style="normal" fo:font-weight="normal" officeooo:rsid="0091e575" fo:background-color="#ffff00" loext:char-shading-value="0" style:font-name-asian="OpenSymbol1" style:font-style-asian="normal" style:font-name-complex="OpenSymbol1" style:font-style-complex="normal"/>
    </style:style>
    <style:style style:name="T305" style:family="text">
      <style:text-properties style:use-window-font-color="true" loext:opacity="0%" style:text-line-through-style="none" style:text-line-through-type="none" style:text-position="0% 100%" style:font-name="OpenSymbol1" fo:font-style="normal" fo:background-color="#ffff00" loext:char-shading-value="0" style:font-name-asian="OpenSymbol1" style:font-style-asian="normal" style:font-name-complex="OpenSymbol1" style:font-style-complex="normal"/>
    </style:style>
    <style:style style:name="T306" style:family="text">
      <style:text-properties style:use-window-font-color="true" loext:opacity="0%" style:text-line-through-style="none" style:text-line-through-type="none" style:text-position="0% 100%" style:font-name="OpenSymbol1" fo:font-style="normal" officeooo:rsid="00635585" fo:background-color="#ffff00" loext:char-shading-value="0" style:font-name-asian="OpenSymbol1" style:font-style-asian="normal" style:font-name-complex="OpenSymbol1" style:font-style-complex="normal"/>
    </style:style>
    <style:style style:name="T307" style:family="text">
      <style:text-properties style:use-window-font-color="true" loext:opacity="0%" style:text-line-through-style="none" style:text-line-through-type="none" style:text-position="0% 100%" style:font-name="OpenSymbol1" fo:font-style="normal" fo:font-weight="normal" officeooo:rsid="00635585" fo:background-color="#ffff00" loext:char-shading-value="0" style:font-name-asian="OpenSymbol1" style:font-style-asian="normal" style:font-name-complex="OpenSymbol1" style:font-style-complex="normal"/>
    </style:style>
    <style:style style:name="T308" style:family="text">
      <style:text-properties style:use-window-font-color="true" loext:opacity="0%" style:text-line-through-style="none" style:text-line-through-type="none" style:text-position="0% 100%" fo:font-size="12pt" officeooo:rsid="00635585" fo:background-color="#ffff00" loext:char-shading-value="0" style:font-name-asian="OpenSymbol1" style:font-size-asian="12pt" style:font-name-complex="OpenSymbol1" style:font-size-complex="12pt"/>
    </style:style>
    <style:style style:name="T309" style:family="text">
      <style:text-properties style:use-window-font-color="true" loext:opacity="0%" style:text-line-through-style="none" style:text-line-through-type="none" style:text-position="0% 100%" fo:background-color="#ffff00" loext:char-shading-value="0" style:font-name-asian="OpenSymbol1" style:font-style-asian="normal" style:font-name-complex="OpenSymbol1" style:font-style-complex="normal"/>
    </style:style>
    <style:style style:name="T310" style:family="text">
      <style:text-properties style:use-window-font-color="true" loext:opacity="0%" style:text-line-through-style="none" style:text-line-through-type="none" style:text-position="0% 100%" officeooo:rsid="00635585" fo:background-color="#ffff00" loext:char-shading-value="0" style:font-name-asian="OpenSymbol1" style:font-style-asian="normal" style:font-name-complex="OpenSymbol1" style:font-style-complex="normal"/>
    </style:style>
    <style:style style:name="T311" style:family="text">
      <style:text-properties style:use-window-font-color="true" loext:opacity="0%" style:text-line-through-style="none" style:text-line-through-type="none" style:text-position="0% 100%" officeooo:rsid="00637509" fo:background-color="#ffff00" loext:char-shading-value="0" style:font-name-asian="OpenSymbol1" style:font-style-asian="normal" style:font-name-complex="OpenSymbol1" style:font-style-complex="normal"/>
    </style:style>
    <style:style style:name="T312" style:family="text">
      <style:text-properties style:use-window-font-color="true" loext:opacity="0%" style:text-line-through-style="none" style:text-line-through-type="none" style:text-position="0% 100%" style:text-underline-mode="skip-white-space" style:text-overline-mode="skip-white-space" style:text-line-through-mode="skip-white-space" fo:background-color="transparent" loext:char-shading-value="0" style:font-name-asian="OpenSymbol1" style:font-size-asian="12pt" style:font-style-asian="normal" style:font-name-complex="OpenSymbol1" style:font-size-complex="12pt" style:font-style-complex="normal"/>
    </style:style>
    <style:style style:name="T313" style:family="text">
      <style:text-properties style:use-window-font-color="true" loext:opacity="0%" style:text-line-through-style="none" style:text-line-through-type="none" style:text-position="0% 100%" style:text-underline-mode="skip-white-space" style:text-overline-mode="skip-white-space" style:text-line-through-mode="skip-white-space" fo:background-color="#ffff00" loext:char-shading-value="0" style:font-name-asian="OpenSymbol1" style:font-size-asian="12pt" style:font-style-asian="normal" style:font-name-complex="OpenSymbol1" style:font-size-complex="12pt" style:font-style-complex="normal"/>
    </style:style>
    <style:style style:name="T314" style:family="text">
      <style:text-properties style:use-window-font-color="true" loext:opacity="0%" style:font-name="Bitstream Vera Sans3" fo:font-size="10pt" fo:font-style="normal" fo:font-weight="normal" officeooo:rsid="0075fbe1" fo:background-color="#ffff00" loext:char-shading-value="0"/>
    </style:style>
    <style:style style:name="T315" style:family="text">
      <style:text-properties style:use-window-font-color="true" loext:opacity="0%" style:font-name="Bitstream Vera Sans3" fo:font-size="10pt" fo:font-style="normal" fo:font-weight="normal" officeooo:rsid="008f5506" fo:background-color="#ffff00" loext:char-shading-value="0"/>
    </style:style>
    <style:style style:name="T316" style:family="text">
      <style:text-properties style:use-window-font-color="true" loext:opacity="0%" style:font-name="Bitstream Vera Sans3" fo:font-size="10pt" fo:font-style="normal" fo:font-weight="normal" officeooo:rsid="0090188e" fo:background-color="#ffff00" loext:char-shading-value="0"/>
    </style:style>
    <style:style style:name="T317" style:family="text">
      <style:text-properties style:use-window-font-color="true" loext:opacity="0%" fo:font-size="12pt" fo:background-color="#ffff00" loext:char-shading-value="0" style:font-size-asian="12pt" style:font-size-complex="12pt"/>
    </style:style>
    <style:style style:name="T318" style:family="text">
      <style:text-properties style:use-window-font-color="true" loext:opacity="0%" fo:font-size="12pt" officeooo:rsid="008f5506" fo:background-color="#ffff00" loext:char-shading-value="0" style:font-size-asian="12pt" style:font-size-complex="12pt"/>
    </style:style>
    <style:style style:name="T319" style:family="text">
      <style:text-properties style:use-window-font-color="true" loext:opacity="0%" style:text-position="super 58%" fo:background-color="#ffff00" loext:char-shading-value="0"/>
    </style:style>
    <style:style style:name="T320" style:family="text">
      <style:text-properties style:use-window-font-color="true" loext:opacity="0%" officeooo:rsid="0088c3c7" fo:background-color="transparent" loext:char-shading-value="0"/>
    </style:style>
    <style:style style:name="T321" style:family="text">
      <style:text-properties style:use-window-font-color="true" loext:opacity="0%" style:text-underline-style="none" fo:font-weight="normal" officeooo:rsid="008f5506" fo:background-color="#ffff00" loext:char-shading-value="0" style:font-weight-asian="normal" style:font-weight-complex="normal"/>
    </style:style>
    <style:style style:name="T322" style:family="text">
      <style:text-properties officeooo:rsid="0042a5f8"/>
    </style:style>
    <style:style style:name="T323" style:family="text">
      <style:text-properties style:text-outline="false" style:text-line-through-style="none" style:text-line-through-type="none" fo:language="fr" fo:country="FR" fo:font-style="normal" fo:text-shadow="none" fo:font-weight="normal" fo:background-color="transparent" loext:char-shading-value="0" style:font-name-asian="Bitstream Vera Sans5" style:language-asian="fr" style:country-asian="FR" style:font-style-asian="normal" style:font-weight-asian="normal" style:font-name-complex="Bitstream Vera Sans5" style:font-style-complex="normal" style:font-weight-complex="normal" style:text-emphasize="none" style:font-relief="none"/>
    </style:style>
    <style:style style:name="T324" style:family="text">
      <style:text-properties style:text-outline="false" style:text-line-through-style="none" style:text-line-through-type="none" fo:language="fr" fo:country="FR" fo:font-style="normal" style:text-underline-style="none" officeooo:rsid="0077d99b" style:font-name-asian="Bitstream Vera Sans5" style:language-asian="fr" style:country-asian="FR" style:font-style-asian="normal" style:font-name-complex="Bitstream Vera Sans5" style:font-size-complex="10pt" style:font-style-complex="normal" style:text-emphasize="none" style:font-relief="none"/>
    </style:style>
    <style:style style:name="T325" style:family="text">
      <style:text-properties style:text-outline="false" style:text-line-through-style="none" style:text-line-through-type="none" style:font-name="Times New Roman" fo:font-size="11pt" fo:language="fr" fo:country="FR" fo:font-style="italic" fo:text-shadow="none" fo:font-weight="normal" fo:background-color="transparent" loext:char-shading-value="0" style:font-name-asian="Bitstream Vera Sans5" style:font-size-asian="11pt" style:language-asian="fr" style:country-asian="FR" style:font-style-asian="italic" style:font-weight-asian="normal" style:font-name-complex="Bitstream Vera Sans5" style:font-size-complex="11pt" style:font-style-complex="italic" style:font-weight-complex="normal" style:text-emphasize="none" style:text-scale="100%" style:font-relief="none"/>
    </style:style>
    <style:style style:name="T326" style:family="text">
      <style:text-properties style:text-outline="false" style:text-line-through-style="none" style:text-line-through-type="none" style:font-name="OpenSymbol1" fo:language="fr" fo:country="FR" fo:font-style="normal" fo:text-shadow="none" fo:font-weight="normal" fo:background-color="transparent" loext:char-shading-value="0"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327" style:family="text">
      <style:text-properties style:text-outline="false" style:text-line-through-style="none" style:text-line-through-type="none" style:font-name="OpenSymbol1" fo:language="fr" fo:country="FR" fo:font-style="normal" fo:text-shadow="none" fo:font-weight="normal" fo:background-color="transparent" loext:char-shading-value="0" style:font-name-asian="Bitstream Vera Sans5" style:language-asian="fr" style:country-asian="FR" style:font-style-asian="normal" style:font-weight-asian="normal" style:font-name-complex="Bitstream Vera Sans5" style:font-style-complex="normal" style:font-weight-complex="normal" style:text-emphasize="none" style:font-relief="none"/>
    </style:style>
    <style:style style:name="T328" style:family="text">
      <style:text-properties style:text-outline="false" style:text-line-through-style="none" style:text-line-through-type="none" style:font-name="OpenSymbol1" fo:font-size="11pt" fo:language="fr" fo:country="FR" fo:font-style="normal" fo:text-shadow="none" fo:font-weight="normal" fo:background-color="transparent" loext:char-shading-value="0" style:font-name-asian="OpenSymbol1" style:font-size-asian="11pt" style:language-asian="fr" style:country-asian="FR" style:font-style-asian="normal" style:font-weight-asian="normal" style:font-name-complex="OpenSymbol1" style:font-size-complex="11pt" style:font-style-complex="normal" style:font-weight-complex="normal" style:text-emphasize="none" style:text-scale="100%" style:font-relief="none"/>
    </style:style>
    <style:style style:name="T329" style:family="text">
      <style:text-properties fo:color="#6fb544" loext:opacity="100%" style:text-outline="false" style:text-line-through-style="none" style:text-line-through-type="none" fo:language="fr" fo:country="FR" fo:font-style="normal" style:text-underline-style="none" style:font-name-asian="Bitstream Vera Sans5" style:language-asian="fr" style:country-asian="FR" style:font-style-asian="normal" style:font-weight-asian="bold" style:font-name-complex="Bitstream Vera Sans5" style:font-style-complex="normal" style:font-weight-complex="bold" style:text-emphasize="none" style:font-relief="none"/>
    </style:style>
    <style:style style:name="T330" style:family="text">
      <style:text-properties fo:color="#7fb241" loext:opacity="100%" style:text-outline="false" style:text-line-through-style="none" style:text-line-through-type="none" fo:language="fr" fo:country="FR" fo:font-style="normal" style:text-underline-style="none" style:font-name-asian="Bitstream Vera Sans5" style:language-asian="fr" style:country-asian="FR" style:font-style-asian="normal" style:font-weight-asian="bold" style:font-name-complex="Bitstream Vera Sans5" style:font-style-complex="normal" style:font-weight-complex="bold" style:text-emphasize="none" style:font-relief="none"/>
    </style:style>
    <style:style style:name="T331" style:family="text">
      <style:text-properties fo:color="#d3802c" loext:opacity="100%" fo:background-color="transparent" loext:char-shading-value="0"/>
    </style:style>
    <style:style style:name="T332" style:family="text">
      <style:text-properties fo:color="#d3802c" loext:opacity="100%" style:text-outline="false" style:text-line-through-style="none" style:text-line-through-type="none" style:font-name="OpenSymbol1" fo:language="fr" fo:country="FR" fo:font-style="normal" style:text-underline-style="none" fo:font-weight="normal"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333" style:family="text">
      <style:text-properties fo:color="#d3802c" loext:opacity="100%" style:text-outline="false" style:text-line-through-style="none" style:text-line-through-type="none" fo:language="fr" fo:country="FR" fo:font-style="normal" style:text-underline-style="none" style:font-name-asian="Bitstream Vera Sans5" style:language-asian="fr" style:country-asian="FR" style:font-style-asian="normal" style:font-weight-asian="bold" style:font-name-complex="Bitstream Vera Sans5" style:font-style-complex="normal" style:font-weight-complex="bold" style:text-emphasize="none" style:font-relief="none"/>
    </style:style>
    <style:style style:name="T334" style:family="text">
      <style:text-properties fo:color="#d3802c" loext:opacity="100%" style:text-outline="false" style:text-line-through-style="none" style:text-line-through-type="none" fo:language="fr" fo:country="FR" fo:font-style="normal" style:text-underline-style="none" fo:font-weight="normal" style:font-name-asian="Bitstream Vera Sans5" style:language-asian="fr" style:country-asian="FR" style:font-style-asian="normal" style:font-weight-asian="normal" style:font-name-complex="Bitstream Vera Sans5" style:font-style-complex="normal" style:font-weight-complex="normal" style:text-emphasize="none" style:font-relief="none"/>
    </style:style>
    <style:style style:name="T335" style:family="text">
      <style:text-properties fo:color="#d3802c" loext:opacity="100%" style:text-outline="false" style:text-line-through-style="none" style:text-line-through-type="none" style:font-name="OpenSymbol3" fo:language="fr" fo:country="FR" fo:font-style="normal" style:text-underline-style="none" fo:font-weight="normal" style:font-name-asian="Bitstream Vera Sans5" style:language-asian="fr" style:country-asian="FR" style:font-style-asian="normal" style:font-weight-asian="bold" style:font-name-complex="Bitstream Vera Sans5" style:font-style-complex="normal" style:font-weight-complex="bold" style:text-emphasize="none" style:font-relief="none"/>
    </style:style>
    <style:style style:name="T336" style:family="text">
      <style:text-properties fo:font-weight="normal"/>
    </style:style>
    <style:style style:name="T337" style:family="text">
      <style:text-properties fo:font-weight="normal" officeooo:rsid="00635585"/>
    </style:style>
    <style:style style:name="T338" style:family="text">
      <style:text-properties fo:font-weight="normal" style:font-weight-asian="normal" style:font-weight-complex="normal"/>
    </style:style>
    <style:style style:name="T339" style:family="text">
      <style:text-properties fo:font-weight="normal" officeooo:rsid="0042a5f8" style:font-weight-asian="normal" style:font-weight-complex="normal"/>
    </style:style>
    <style:style style:name="T340" style:family="text">
      <style:text-properties fo:color="#1ca2b8" loext:opacity="100%" style:text-outline="false" style:text-line-through-style="none" style:text-line-through-type="none" style:font-name="Bitstream Vera Sans5" fo:language="zxx" fo:country="none" fo:font-style="normal" style:text-underline-style="none" fo:font-weight="normal" style:font-name-asian="Bitstream Vera Sans5" style:language-asian="zxx" style:country-asian="none" style:font-style-asian="normal" style:font-weight-asian="normal" style:font-name-complex="Bitstream Vera Sans5" style:font-style-complex="normal" style:font-weight-complex="normal" style:text-emphasize="none" style:font-relief="none"/>
    </style:style>
    <style:style style:name="T341" style:family="text">
      <style:text-properties fo:color="#1ca2b8" loext:opacity="100%" style:text-outline="false" style:text-line-through-style="none" style:text-line-through-type="none" fo:language="zxx" fo:country="none" fo:font-style="normal" style:text-underline-style="none" style:font-name-asian="Bitstream Vera Sans5" style:language-asian="zxx" style:country-asian="none" style:font-style-asian="normal" style:font-weight-asian="bold" style:font-name-complex="Bitstream Vera Sans5" style:font-style-complex="normal" style:font-weight-complex="bold" style:text-emphasize="none" style:font-relief="none"/>
    </style:style>
    <style:style style:name="T342" style:family="text">
      <style:text-properties fo:color="#68a224" loext:opacity="100%" style:text-outline="false" style:text-line-through-style="none" style:text-line-through-type="none" fo:language="zxx" fo:country="none" fo:font-style="normal" style:text-underline-style="none" style:font-name-asian="Bitstream Vera Sans5" style:language-asian="zxx" style:country-asian="none" style:font-style-asian="normal" style:font-weight-asian="bold" style:font-name-complex="Bitstream Vera Sans5" style:font-style-complex="normal" style:font-weight-complex="bold" style:text-emphasize="none" style:font-relief="none"/>
    </style:style>
    <style:style style:name="T343" style:family="text">
      <style:text-properties style:text-underline-style="none"/>
    </style:style>
    <style:style style:name="T344" style:family="text">
      <style:text-properties style:text-underline-style="none" officeooo:rsid="0077d99b"/>
    </style:style>
    <style:style style:name="T345" style:family="text">
      <style:text-properties fo:font-style="normal" style:text-underline-style="none" style:font-style-asian="normal" style:font-style-complex="normal"/>
    </style:style>
    <style:style style:name="T346" style:family="text">
      <style:text-properties fo:font-style="normal" style:font-style-asian="normal" style:font-style-complex="normal"/>
    </style:style>
    <style:style style:name="T347" style:family="text">
      <style:text-properties fo:font-style="normal" fo:font-weight="normal" style:font-style-asian="normal" style:font-style-complex="normal"/>
    </style:style>
    <style:style style:name="T348" style:family="text">
      <style:text-properties style:font-weight-asian="bold" style:font-weight-complex="bold"/>
    </style:style>
    <style:style style:name="T349" style:family="text">
      <style:text-properties style:font-name="Times New Roman1" fo:font-size="12pt" fo:font-style="italic" fo:font-weight="normal" style:font-size-asian="12pt" style:font-size-complex="12pt"/>
    </style:style>
    <style:style style:name="T350" style:family="text">
      <style:text-properties officeooo:rsid="0062d478"/>
    </style:style>
    <style:style style:name="T351" style:family="text">
      <style:text-properties officeooo:rsid="00635585"/>
    </style:style>
    <style:style style:name="T352" style:family="text">
      <style:text-properties style:text-line-through-style="none" style:text-line-through-type="none"/>
    </style:style>
    <style:style style:name="T353" style:family="text">
      <style:text-properties style:text-line-through-style="none" style:text-line-through-type="none" officeooo:rsid="00635585"/>
    </style:style>
    <style:style style:name="T354" style:family="text">
      <style:text-properties style:text-line-through-style="none" style:text-line-through-type="none" style:font-name="OpenSymbol1" fo:font-style="normal" style:font-style-asian="normal" style:font-style-complex="normal"/>
    </style:style>
    <style:style style:name="T355" style:family="text">
      <style:text-properties style:text-line-through-style="none" style:text-line-through-type="none" style:font-name="OpenSymbol1" fo:font-style="normal" officeooo:rsid="00635585" style:font-name-asian="OpenSymbol1" style:font-style-asian="normal" style:font-name-complex="OpenSymbol1" style:font-style-complex="normal"/>
    </style:style>
    <style:style style:name="T356" style:family="text">
      <style:text-properties style:text-line-through-style="none" style:text-line-through-type="none" style:font-name="OpenSymbol1" fo:font-style="normal" style:text-underline-mode="skip-white-space" style:text-overline-mode="skip-white-space" style:text-line-through-mode="skip-white-space" fo:background-color="transparent" loext:char-shading-value="0" style:font-name-asian="OpenSymbol1" style:font-style-asian="normal" style:font-name-complex="OpenSymbol1" style:font-style-complex="normal"/>
    </style:style>
    <style:style style:name="T357" style:family="text">
      <style:text-properties style:text-line-through-style="none" style:text-line-through-type="none" style:font-name="OpenSymbol1" fo:font-size="10pt" fo:letter-spacing="-0.007cm" fo:font-style="normal" officeooo:rsid="00635585" style:font-name-asian="OpenSymbol1" style:font-size-asian="10pt" style:font-style-asian="normal" style:font-name-complex="OpenSymbol1" style:font-size-complex="10pt" style:font-style-complex="normal"/>
    </style:style>
    <style:style style:name="T358" style:family="text">
      <style:text-properties style:text-line-through-style="none" style:text-line-through-type="none" style:font-name="OpenSymbol1" fo:font-size="10pt" fo:font-style="normal" style:text-underline-mode="skip-white-space" style:text-overline-mode="skip-white-space" style:text-line-through-mode="skip-white-space" fo:background-color="transparent" loext:char-shading-value="0" style:font-name-asian="OpenSymbol1" style:font-size-asian="10pt" style:font-style-asian="normal" style:font-name-complex="OpenSymbol1" style:font-size-complex="10pt" style:font-style-complex="normal"/>
    </style:style>
    <style:style style:name="T359" style:family="text">
      <style:text-properties style:text-line-through-style="none" style:text-line-through-type="none" officeooo:rsid="00637509"/>
    </style:style>
    <style:style style:name="T360" style:family="text">
      <style:text-properties style:text-line-through-style="none" style:text-line-through-type="none" fo:font-size="12pt" officeooo:rsid="00635585" style:font-size-asian="12pt" style:font-size-complex="12pt"/>
    </style:style>
    <style:style style:name="T361" style:family="text">
      <style:text-properties style:text-line-through-style="none" style:text-line-through-type="none" fo:font-size="12pt" style:text-underline-mode="skip-white-space" style:text-overline-mode="skip-white-space" style:text-line-through-mode="skip-white-space" fo:background-color="transparent" loext:char-shading-value="0" style:font-name-asian="OpenSymbol1" style:font-size-asian="12pt" style:font-style-asian="normal" style:font-name-complex="OpenSymbol1" style:font-size-complex="12pt" style:font-style-complex="normal"/>
    </style:style>
    <style:style style:name="T362" style:family="text">
      <style:text-properties style:text-line-through-style="none" style:text-line-through-type="none" style:text-position="0% 100%" fo:font-size="12pt" officeooo:rsid="00635585" fo:background-color="#ffff00" loext:char-shading-value="0" style:font-name-asian="OpenSymbol1" style:font-size-asian="12pt" style:font-name-complex="OpenSymbol1" style:font-size-complex="12pt"/>
    </style:style>
    <style:style style:name="T363" style:family="text">
      <style:text-properties officeooo:rsid="0066db4a"/>
    </style:style>
    <style:style style:name="T364" style:family="text">
      <style:text-properties officeooo:rsid="00676637"/>
    </style:style>
    <style:style style:name="T365" style:family="text">
      <style:text-properties officeooo:rsid="00694e41"/>
    </style:style>
    <style:style style:name="T366" style:family="text">
      <style:text-properties officeooo:rsid="0077d99b"/>
    </style:style>
    <style:style style:name="T367" style:family="text">
      <style:text-properties fo:background-color="#ffff00" loext:char-shading-value="0"/>
    </style:style>
    <style:style style:name="T368" style:family="text">
      <style:text-properties fo:background-color="#ffe399" loext:char-shading-value="0"/>
    </style:style>
    <style:style style:name="T369"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370"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71" style:family="text">
      <style:text-properties style:font-name="Bitstream Vera Sans5" fo:font-size="10pt" style:font-size-asian="10pt" style:font-size-complex="10pt"/>
    </style:style>
    <style:style style:name="T372" style:family="text">
      <style:text-properties style:font-name="Times New Roman" fo:font-size="12pt" fo:font-style="italic" style:font-name-complex="Times New Roman" style:font-size-complex="12pt" style:font-style-complex="italic"/>
    </style:style>
    <style:style style:name="T373" style:family="text">
      <style:text-properties fo:font-size="12pt"/>
    </style:style>
    <style:style style:name="T374" style:family="text">
      <style:text-properties fo:font-size="12pt" fo:font-style="normal" fo:font-weight="bold" style:font-style-asian="normal" style:font-weight-asian="bold" style:font-name-complex="Bitstream Vera Sans5" style:font-size-complex="12pt" style:font-style-complex="normal" style:font-weight-complex="bold"/>
    </style:style>
    <style:style style:name="T375" style:family="text">
      <style:text-properties style:font-name="OpenSymbol2" fo:font-size="12pt" fo:font-style="normal" fo:font-weight="bold" style:font-style-asian="normal" style:font-weight-asian="bold" style:font-name-complex="OpenSymbol2" style:font-size-complex="10pt" style:font-style-complex="normal" style:font-weight-complex="bold"/>
    </style:style>
    <style:style style:name="T376" style:family="text">
      <style:text-properties fo:font-size="12pt" fo:font-style="italic" style:font-name-complex="Bitstream Vera Sans5" style:font-size-complex="12pt" style:font-style-complex="italic"/>
    </style:style>
    <style:style style:name="T377" style:family="text">
      <style:text-properties style:font-name="Times New Roman" fo:font-size="12pt" fo:font-style="italic" style:font-size-asian="12pt" style:font-name-complex="Times New Roman" style:font-size-complex="12pt" style:font-style-complex="italic"/>
    </style:style>
    <style:style style:name="T378" style:family="text">
      <style:text-properties style:text-position="33% 100%" style:font-name="Bitstream Vera Sans5" fo:font-size="8pt" style:font-size-asian="8pt" style:font-size-complex="8pt"/>
    </style:style>
    <style:style style:name="T379" style:family="text">
      <style:text-properties fo:color="#ffffff" loext:opacity="100%" style:font-name="Bitstream Vera Sans5" fo:font-size="11pt" fo:font-weight="bold" style:font-size-asian="11pt" style:font-weight-asian="bold" style:font-size-complex="11pt" style:font-weight-complex="bold"/>
    </style:style>
    <style:style style:name="T380" style:family="text">
      <style:text-properties fo:color="#ffffff" loext:opacity="100%"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column-sep style:width="0.035cm" style:color="#ff9900" style:height="0%" style:style="none"/>
        </style:columns>
      </style:section-properties>
    </style:style>
    <style:style style:name="Sect2" style:family="section">
      <style:section-properties text:dont-balance-text-columns="false" style:editable="false">
        <style:columns fo:column-count="2" fo:column-gap="0.3cm">
          <style:column-sep style:width="0.021cm" style:color="#b2b2b2" style:height="0%" style:style="none"/>
          <style:column style:rel-width="32767*" fo:start-indent="0cm" fo:end-indent="0.15cm"/>
          <style:column style:rel-width="32768*" fo:start-indent="0.15cm" fo:end-indent="0cm"/>
        </style:columns>
      </style:section-properties>
    </style:style>
    <style:style style:name="Sect3" style:family="section">
      <style:section-properties text:dont-balance-text-columns="true" style:editable="false">
        <style:columns fo:column-count="2">
          <style:column-sep style:width="0.021cm" style:color="#b2b2b2" style:height="0%" style:style="none"/>
          <style:column style:rel-width="2636*" fo:start-indent="0cm" fo:end-indent="0.15cm"/>
          <style:column style:rel-width="2552*" fo:start-indent="0.15cm" fo:end-indent="0cm"/>
        </style:columns>
      </style:section-properties>
    </style:style>
    <style:style style:name="gr1" style:family="graphic">
      <style:graphic-properties svg:stroke-width="0.041cm" svg:stroke-color="#ff0000" draw:marker-start-width="0.409cm" draw:marker-end-width="0.409cm" draw:fill="none" draw:textarea-horizontal-align="justify" draw:textarea-vertical-align="middle" draw:auto-grow-height="false" fo:min-height="0.275cm" fo:min-width="0.397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1cm" svg:stroke-color="#ff0000" draw:marker-start-width="0.409cm" draw:marker-end-width="0.409cm" draw:fill="none" draw:textarea-horizontal-align="justify" draw:textarea-vertical-align="middle" draw:auto-grow-height="false" fo:min-height="0.377cm" fo:min-width="0.282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1cm" svg:stroke-color="#ff0000" draw:marker-start-width="0.409cm" draw:marker-end-width="0.409cm" draw:fill="none" draw:textarea-horizontal-align="justify" draw:textarea-vertical-align="middle" draw:auto-grow-height="false" fo:min-height="0.377cm" fo:min-width="0.972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1cm" svg:stroke-color="#ff0000" draw:marker-start-width="0.409cm" draw:marker-end-width="0.409cm" draw:fill="none" draw:textarea-horizontal-align="justify" draw:textarea-vertical-align="middle" draw:auto-grow-height="false" fo:min-height="0.415cm" fo:min-width="0.815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1cm" svg:stroke-color="#ff0000" draw:marker-start-width="0.409cm" draw:marker-end-width="0.409cm" draw:fill="none" draw:textarea-horizontal-align="justify" draw:textarea-vertical-align="middle" draw:auto-grow-height="false" fo:min-height="0.42cm" fo:min-width="1.016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1cm" svg:stroke-color="#ff0000" draw:marker-start-width="0.409cm" draw:marker-end-width="0.409cm" draw:fill="none" draw:textarea-horizontal-align="justify" draw:textarea-vertical-align="middle" draw:auto-grow-height="false" fo:min-height="0.356cm" fo:min-width="0.422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1cm" svg:stroke-color="#ff0000" draw:marker-start-width="0.409cm" draw:marker-end-width="0.409cm" draw:fill="none" draw:textarea-horizontal-align="justify" draw:textarea-vertical-align="middle" draw:auto-grow-height="false" fo:min-height="0.409cm" fo:min-width="1.078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1cm" svg:stroke-color="#ff0000" draw:marker-start-width="0.409cm" draw:marker-end-width="0.409cm" draw:fill="none" draw:textarea-horizontal-align="justify" draw:textarea-vertical-align="middle" draw:auto-grow-height="false" fo:min-height="0.383cm" fo:min-width="1.034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1cm" svg:stroke-color="#ff0000" draw:marker-start-width="0.409cm" draw:marker-end-width="0.409cm" draw:fill="none" draw:textarea-horizontal-align="justify" draw:textarea-vertical-align="middle" draw:auto-grow-height="false" fo:min-height="0.259cm" fo:min-width="0.199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1cm" svg:stroke-color="#ff0000" draw:marker-start-width="0.409cm" draw:marker-end-width="0.409cm" draw:fill="none" draw:textarea-horizontal-align="justify" draw:textarea-vertical-align="middle" draw:auto-grow-height="false" fo:min-height="0.377cm" fo:min-width="0.811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 style:family="graphic">
      <style:graphic-properties draw:stroke="none" svg:stroke-width="0.019cm" svg:stroke-color="#000000" draw:marker-start="" draw:marker-start-width="0.229cm" draw:marker-start-center="false" draw:marker-end="" draw:marker-end-width="0.229cm" draw:marker-end-center="false" draw:fill="none" draw:fill-color="#ffffff" fo:min-height="0.503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000000" draw:marker-start="" draw:marker-start-width="0.229cm" draw:marker-start-center="false" draw:marker-end="" draw:marker-end-width="0.229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25cm" svg:stroke-color="#1ca2b8" draw:marker-start-width="0.199cm" draw:marker-start-center="false" draw:marker-end="Arrow_20_concave" draw:marker-end-width="0.152cm" draw:marker-end-center="false" draw:fill="solid" draw:fill-color="#e8c32a"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0" style:family="graphic">
      <style:graphic-properties svg:stroke-width="0.03cm" svg:stroke-color="#1ca2b8"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22" style:family="graphic">
      <style:graphic-properties style:run-through="foreground"/>
    </style:style>
    <style:style style:name="gr23" style:family="graphic">
      <style:graphic-properties draw:stroke="solid" svg:stroke-width="0.025cm" svg:stroke-color="#d3802c" draw:marker-start-width="0.199cm" draw:marker-start-center="false" draw:marker-end="Arrow_20_concave" draw:marker-end-width="0.152cm" draw:marker-end-center="false" draw:fill="solid" draw:fill-color="#68a224"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4" style:family="graphic">
      <style:graphic-properties svg:stroke-width="0.03cm" svg:stroke-color="#d3802c" draw:fill="none" draw:textarea-horizontal-align="center" draw:textarea-vertical-align="middle" fo:padding-top="0.014cm" fo:padding-bottom="0.014cm" fo:padding-left="0.014cm" fo:padding-right="0.014cm" style:run-through="foreground"/>
    </style:style>
    <style:style style:name="gr2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hatch" draw:fill-hatch-name="Black_20_45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fill-color="#ffff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ffe3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g text:anchor-type="paragraph" draw:z-index="26" draw:name="Forme5" draw:style-name="gr18"><draw:custom-shape draw:style-name="gr21" draw:text-style-name="P149" svg:width="3.964cm" svg:height="0.641cm" draw:transform="skewX (0.00279252680319092) rotate (0.0872664625997165) translate (-0.370416666666667cm -0.0934861111111111cm)"><text:p text:style-name="P148"><text:span text:style-name="T379">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4.708cm" svg:width="9.135cm" draw:z-index="24"><draw:text-box fo:min-height="2.743cm"><text:section text:style-name="Sect1" text:name="Section8"><text:p text:style-name="P18"/><text:list xml:id="list4061530730" text:style-name="liste_5f_abc"><text:list-item><text:p text:style-name="P83"><text:span text:style-name="T21">Développe :</text:span><text:span text:style-name="T29"> </text:span><text:span text:style-name="T30">A </text:span><text:span text:style-name="T50">=</text:span><text:span text:style-name="T30"> 3(</text:span><text:span text:style-name="T197">x </text:span><text:span text:style-name="T223"></text:span><text:span text:style-name="T30"> 7).</text:span></text:p></text:list-item><text:list-item><text:p text:style-name="P82"><text:span text:style-name="T25">Développe : </text:span><text:span text:style-name="T26">C </text:span><text:span text:style-name="T218">=</text:span><text:span text:style-name="T26"> </text:span><text:span text:style-name="T219">−</text:span><text:span text:style-name="T207"> </text:span><text:span text:style-name="T26">3,5(</text:span><text:span text:style-name="T195">x</text:span><text:span text:style-name="T196"> </text:span><text:span text:style-name="T220">−</text:span><text:span text:style-name="T207"> </text:span><text:span text:style-name="T26">2).</text:span></text:p></text:list-item></text:list><text:p text:style-name="P43"><text:span text:style-name="_5f_Niveau_5f_orange"><text:span text:style-name="T331">Correction</text:span></text:span></text:p><text:p text:style-name="P61"><draw:g text:anchor-type="paragraph" draw:z-index="28" draw:name="Forme6" draw:style-name="gr18"><draw:ellipse draw:style-name="gr19" draw:text-style-name="P146" svg:width="1.052cm" svg:height="0.75cm" svg:x="1.614cm" svg:y="0.071cm" draw:kind="arc" draw:start-angle="359.37" draw:end-angle="178.46"><text:p/></draw:ellipse><draw:ellipse draw:style-name="gr19" draw:text-style-name="P146" svg:width="0.406cm" svg:height="0.558cm" svg:x="1.614cm" svg:y="0.168cm" draw:kind="arc" draw:start-angle="359.37" draw:end-angle="178.46"><text:p/></draw:ellipse></draw:g><draw:ellipse text:anchor-type="char" draw:z-index="27" draw:name="Forme7" draw:style-name="gr20" draw:text-style-name="P147" svg:width="0.267cm" svg:height="0.454cm" svg:x="1.533cm" svg:y="0.4cm"><text:p/></draw:ellipse><text:span text:style-name="Bold_5f_niv2"><text:span text:style-name="T344">a.</text:span></text:span><text:span text:style-name="Bold_5f_niv2"><text:span text:style-name="T31"><text:tab/></text:span></text:span><text:span text:style-name="T30">A </text:span><text:span text:style-name="T50">=</text:span><text:span text:style-name="T30"> 3(</text:span><text:span text:style-name="T197">x </text:span><text:span text:style-name="T223"></text:span><text:span text:style-name="T30"> 7)</text:span></text:p><text:p text:style-name="P62"><text:span text:style-name="T212"><text:tab/>A = </text:span><text:span text:style-name="T340">3</text:span><text:span text:style-name="T342"> </text:span><text:span text:style-name="T86">×</text:span><text:span text:style-name="T227"> </text:span><text:span text:style-name="T212">(</text:span><text:span text:style-name="T206">x</text:span><text:span text:style-name="T228"> </text:span><text:span text:style-name="T224"></text:span><text:span text:style-name="T227"> </text:span><text:span text:style-name="T212">7)</text:span></text:p><text:p text:style-name="P62"><text:span text:style-name="T227"><text:tab/>A</text:span><text:span text:style-name="T228"> </text:span><text:span text:style-name="T225">=</text:span><text:span text:style-name="T228"> </text:span><text:span text:style-name="T341">3</text:span><text:span text:style-name="T228"> </text:span><text:span text:style-name="T86">×</text:span><text:span text:style-name="T228"> </text:span><text:span text:style-name="T206">x</text:span><text:span text:style-name="T228"> </text:span><text:span text:style-name="T224"></text:span><text:span text:style-name="T228"> </text:span><text:span text:style-name="T341">3</text:span><text:span text:style-name="T228"> </text:span><text:span text:style-name="T86">×</text:span><text:span text:style-name="T228"> </text:span><text:span text:style-name="T227">7</text:span></text:p><text:p text:style-name="P63"><text:span text:style-name="_5f_variables"><text:span text:style-name="T210"><text:tab/>A</text:span></text:span><text:span text:style-name="_5f_variables"><text:span text:style-name="T211"> </text:span></text:span><text:span text:style-name="_5f_variables"><text:span text:style-name="T221">=</text:span></text:span><text:span text:style-name="_5f_variables"><text:span text:style-name="T211"> </text:span></text:span><text:span text:style-name="_5f_variables"><text:span text:style-name="T210">3</text:span></text:span><text:span text:style-name="_5f_variables"><text:span text:style-name="T205">x</text:span></text:span><text:span text:style-name="_5f_variables"><text:span text:style-name="T211"> </text:span></text:span><text:span text:style-name="_5f_variables"><text:span text:style-name="T222"></text:span></text:span><text:span text:style-name="_5f_variables"><text:span text:style-name="T211"> </text:span></text:span><text:span text:style-name="_5f_variables"><text:span text:style-name="T210">21</text:span></text:span></text:p><text:p text:style-name="P32"><draw:g text:anchor-type="paragraph" draw:z-index="25" draw:name="Forme8" draw:style-name="gr18"><draw:g draw:style-name="gr22"><draw:ellipse draw:style-name="gr23" draw:text-style-name="P150" svg:width="1.054cm" svg:height="0.752cm" svg:x="1.63cm" svg:y="0.03cm" draw:kind="arc" draw:start-angle="359.37" draw:end-angle="178.46"><text:p/></draw:ellipse><draw:ellipse draw:style-name="gr23" draw:text-style-name="P150" svg:width="0.528cm" svg:height="0.56cm" svg:x="1.63cm" svg:y="0.127cm" draw:kind="arc" draw:start-angle="359.37" draw:end-angle="178.46"><text:p/></draw:ellipse></draw:g><draw:ellipse draw:style-name="gr24" draw:text-style-name="P151" svg:width="0.858cm" svg:height="0.459cm" svg:x="1.3cm" svg:y="0.409cm"><text:p/></draw:ellipse><draw:ellipse draw:style-name="gr24" draw:text-style-name="P151" svg:width="0.59cm" svg:height="0.456cm" svg:x="2.542cm" svg:y="0.409cm"><text:p/></draw:ellipse></draw:g><text:span text:style-name="Bold_5f_niv2"><text:span text:style-name="T324">b.</text:span></text:span><text:span text:style-name="Bold_5f_niv2"><text:span text:style-name="T209"><text:tab/></text:span></text:span><text:span text:style-name="T208">C </text:span><text:span text:style-name="T218">=</text:span><text:span text:style-name="T208"> </text:span><text:span text:style-name="T219">−</text:span><text:span text:style-name="T208">3,5(</text:span><text:span text:style-name="T203">x</text:span><text:span text:style-name="T204"> </text:span><text:span text:style-name="T220">−</text:span><text:span text:style-name="T226"> </text:span><text:span text:style-name="T208">2)</text:span></text:p><text:p text:style-name="P31"><text:span text:style-name="T213"><text:tab/>C </text:span><text:span text:style-name="T216">=</text:span><text:span text:style-name="T213"> </text:span><text:span text:style-name="T332">−</text:span><text:span text:style-name="T333">3,5</text:span><text:span text:style-name="T329"> </text:span><text:span text:style-name="T330">×</text:span><text:span text:style-name="T213"> (</text:span><text:span text:style-name="T202">x</text:span><text:span text:style-name="T204"> </text:span><text:span text:style-name="T217">−</text:span><text:span text:style-name="T213"> 2)</text:span></text:p><text:p text:style-name="P33"><text:span text:style-name="T213"><text:tab/>C </text:span><text:span text:style-name="T216">=</text:span><text:span text:style-name="T213"> </text:span><text:span text:style-name="T333">(</text:span><text:span text:style-name="T332">−</text:span><text:span text:style-name="T333">3,5)</text:span><text:span text:style-name="T334"> </text:span><text:span text:style-name="T335">×</text:span><text:span text:style-name="T213"> </text:span><text:span text:style-name="T202">x</text:span><text:span text:style-name="T204"> </text:span><text:span text:style-name="T217"></text:span><text:span text:style-name="T213"> </text:span><text:span text:style-name="T333">(</text:span><text:span text:style-name="T332">−</text:span><text:span text:style-name="T333">3,5)</text:span><text:span text:style-name="T334"> </text:span><text:span text:style-name="T335">×</text:span><text:span text:style-name="T213"> (</text:span><text:span text:style-name="T215">−</text:span><text:span text:style-name="T214"> </text:span><text:span text:style-name="T213">2)</text:span></text:p><text:p text:style-name="P31"><text:span text:style-name="T323"><text:tab/>C </text:span><text:span text:style-name="T327">=</text:span><text:span text:style-name="T323"> </text:span><text:span text:style-name="T326">−</text:span><text:span text:style-name="T323"> 3</text:span><text:bookmark text:name="SwXTextPosition952421810"/><text:span text:style-name="T323">,5</text:span><text:span text:style-name="T325">x </text:span><text:span text:style-name="T328"></text:span><text:span text:style-name="T323"> 7</text:span></text:p></text:section></draw:text-box></draw:frame></text:p>
      <text:list xml:id="list877692432" text:style-name="Num_5f_Exo">
        <text:list-item>
          <text:h text:style-name="P73" text:outline-level="1"><text:span text:style-name="T322"> </text:span><text:span text:style-name="Bold_5f_niv1">Produit</text:span><text:span text:style-name="Bold_5f_niv1"><text:span text:style-name="T339"> </text:span></text:span><text:span text:style-name="Bold_5f_niv1">?</text:span></text:h>
        </text:list-item>
      </text:list>
      <text:list xml:id="list134011567872954" text:continue-list="list4061530730" text:style-name="liste_5f_abc">
        <text:list-item>
          <text:list>
            <text:list-item>
              <text:p text:style-name="P85">Souligne ci-dessous les expressions qui sont des produits et entoure leurs facteurs.</text:p>
            </text:list-item>
          </text:list>
        </text:list-item>
      </text:list>
      <text:section text:style-name="Sect2" text:name="Section13">
        <text:p text:style-name="P29">A <text:span text:style-name="T36">=</text:span> 5 <text:span text:style-name="T13">×</text:span> <text:span text:style-name="_5f_variable"><text:span text:style-name="T4">x</text:span></text:span> <text:span text:style-name="T34">−</text:span> 4</text:p>
        <text:p text:style-name="P29"><draw:custom-shape text:anchor-type="paragraph" draw:z-index="41" draw:name="Forme9_7" draw:style-name="gr3" draw:text-style-name="P137" svg:width="1.428cm" svg:height="0.586cm" svg:x="1.374cm" svg:y="0.0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 draw:name="Forme9_8" draw:style-name="gr2" draw:text-style-name="P137" svg:width="0.452cm" svg:height="0.586cm" svg:x="0.635cm" svg:y="0.0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367">B </text:span><text:span text:style-name="T39">=</text:span><text:span text:style-name="T367"> 5 </text:span><text:span text:style-name="T15">×</text:span><text:span text:style-name="T367"> (</text:span><text:span text:style-name="_5f_variable"><text:span text:style-name="T83">a</text:span></text:span><text:span text:style-name="T367"> </text:span><text:span text:style-name="T40">−</text:span><text:span text:style-name="T367"> 4)</text:span></text:p>
        <text:p text:style-name="P29"><draw:custom-shape text:anchor-type="paragraph" draw:z-index="34" draw:name="Forme9_0" draw:style-name="gr10" draw:text-style-name="P137" svg:width="1.204cm" svg:height="0.586cm" svg:x="1.54cm" svg:y="0.0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3" draw:name="Forme9_9" draw:style-name="gr1" draw:text-style-name="P136" svg:width="0.613cm" svg:height="0.442cm" svg:x="0.646cm" svg:y="0.1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367">C </text:span><text:span text:style-name="T39">=</text:span><text:span text:style-name="T367"> 4</text:span><text:span text:style-name="_5f_variable"><text:span text:style-name="T9">y</text:span></text:span><text:span text:style-name="T367"> </text:span><text:span text:style-name="T15">×</text:span><text:span text:style-name="T367"> (</text:span><text:span text:style-name="T40">−</text:span><text:span text:style-name="T367">3</text:span><text:span text:style-name="_5f_variable"><text:span text:style-name="T9">y</text:span></text:span><text:span text:style-name="T367">)</text:span></text:p>
        <text:p text:style-name="P29"><draw:custom-shape text:anchor-type="paragraph" draw:z-index="35" draw:name="Forme9_1" draw:style-name="gr9" draw:text-style-name="P137" svg:width="0.334cm" svg:height="0.422cm" svg:x="0.713cm" svg:y="0.1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e9_2" draw:style-name="gr8" draw:text-style-name="P137" svg:width="1.514cm" svg:height="0.595cm" svg:x="1.032cm" svg:y="0.0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367">D </text:span><text:span text:style-name="T39">=</text:span><text:span text:style-name="T367"> 5(2</text:span><text:span text:style-name="_5f_variable"><text:span text:style-name="T9">x </text:span></text:span><text:span text:style-name="T367"> </text:span><text:span text:style-name="T40"></text:span><text:span text:style-name="T367"> 6)</text:span></text:p>
        <text:p text:style-name="P30"><draw:custom-shape text:anchor-type="paragraph" draw:z-index="37" draw:name="Forme9_3" draw:style-name="gr7" draw:text-style-name="P137" svg:width="1.579cm" svg:height="0.632cm" svg:x="0.691cm" svg:y="0.0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e9_4" draw:style-name="gr6" draw:text-style-name="P137" svg:width="0.648cm" svg:height="0.558cm" svg:x="2.574cm" svg:y="0.08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367">E </text:span><text:span text:style-name="T39">=</text:span><text:span text:style-name="T367"> (</text:span><text:span text:style-name="T40">−</text:span><text:span text:style-name="T367">2 </text:span><text:span text:style-name="_5f_Symbole"><text:span text:style-name="T92"></text:span></text:span><text:span text:style-name="T367"> </text:span><text:span text:style-name="_5f_variable"><text:span text:style-name="T9">x</text:span></text:span><text:span text:style-name="T367">) </text:span><text:span text:style-name="T15">×</text:span><text:span text:style-name="T367"> 5</text:span><text:span text:style-name="_5f_variable"><text:span text:style-name="T9">x</text:span></text:span></text:p>
        <text:p text:style-name="P29">F <text:span text:style-name="T36">=</text:span> 3<text:span text:style-name="_5f_variable"><text:span text:style-name="T5">u</text:span></text:span> <text:span text:style-name="T34"></text:span> 2(<text:span text:style-name="_5f_variable"><text:span text:style-name="T5">u</text:span></text:span> <text:span text:style-name="T34">−</text:span> 5)</text:p>
        <text:p text:style-name="P29"><draw:custom-shape text:anchor-type="paragraph" draw:z-index="39" draw:name="Forme9_5" draw:style-name="gr5" draw:text-style-name="P137" svg:width="1.489cm" svg:height="0.646cm" svg:x="0.741cm" svg:y="0.0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0" draw:name="Forme9_6" draw:style-name="gr4" draw:text-style-name="P137" svg:width="1.207cm" svg:height="0.641cm" svg:x="2.23cm" svg:y="0.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367">G </text:span><text:span text:style-name="T39">=</text:span><text:span text:style-name="T367"> (3</text:span><text:span text:style-name="_5f_variable"><text:span text:style-name="T9">x</text:span></text:span><text:span text:style-name="T367"> </text:span><text:span text:style-name="T40"></text:span><text:span text:style-name="T367"> 2)(</text:span><text:span text:style-name="_5f_variable"><text:span text:style-name="T9">x</text:span></text:span><text:span text:style-name="T367"> </text:span><text:span text:style-name="T40">−</text:span><text:span text:style-name="T367"> 5)</text:span></text:p>
        <text:p text:style-name="P29">H <text:span text:style-name="T36">=</text:span> 3<text:span text:style-name="_5f_variable"><text:span text:style-name="T5">v</text:span></text:span> <text:span text:style-name="T34"></text:span> 2 <text:span text:style-name="T13">×</text:span> <text:span text:style-name="_5f_variable"><text:span text:style-name="T5">v</text:span></text:span> <text:span text:style-name="T34">−</text:span> 5</text:p>
      </text:section>
      <text:list xml:id="list134013383090203" text:continue-numbering="true" text:style-name="liste_5f_abc">
        <text:list-item>
          <text:list>
            <text:list-item>
              <text:p text:style-name="P86">Parmi les expressions précédentes, lesquelles pourrais-tu développer ?</text:p>
            </text:list-item>
          </text:list>
        </text:list-item>
      </text:list>
      <text:list xml:id="list1742643620" text:style-name="_5f_Numérotation_20_des_20_exercices_20_livrets">
        <text:list-item>
          <text:list>
            <text:list-header>
              <text:p text:style-name="P119"><text:span text:style-name="_5f_pointillés_20_gris"><text:span text:style-name="T116">Je p</text:span></text:span><text:span text:style-name="_5f_pointillés_20_gris"><text:span text:style-name="T117">ourrais</text:span></text:span><text:span text:style-name="_5f_pointillés_20_gris"><text:span text:style-name="T116"> développer </text:span></text:span><text:span text:style-name="_5f_pointillés_20_gris"><text:span text:style-name="T117">B</text:span></text:span><text:span text:style-name="_5f_pointillés_20_gris"><text:span text:style-name="T116">, D, E, F et G.</text:span></text:span></text:p>
            </text:list-header>
          </text:list>
        </text:list-item>
      </text:list>
      <text:list xml:id="list134012363143186" text:continue-list="list877692432" text:style-name="Num_5f_Exo">
        <text:list-item>
          <text:h text:style-name="P132" text:outline-level="1"> Développe les expressions ci-dessous.</text:h>
        </text:list-item>
      </text:list>
      <text:list xml:id="list134011714173902" text:continue-list="list134013383090203" text:style-name="liste_5f_abc">
        <text:list-item text:start-value="1">
          <text:p text:style-name="P121">36 <text:span text:style-name="_5f_opensymbol">×</text:span> (21 <text:span text:style-name="_5f_Consigne"><text:span text:style-name="T43"></text:span></text:span> 55) <text:span text:style-name="_5f_opensymbol">=</text:span><text:span text:style-name="T229"> 36 </text:span><text:span text:style-name="_5f_opensymbol"><text:span text:style-name="T229">×</text:span></text:span><text:span text:style-name="T229"> </text:span><text:span text:style-name="_5f_pointillés_20_gris"><text:span text:style-name="T229">21</text:span></text:span><text:span text:style-name="T229"> </text:span><text:span text:style-name="_5f_Consigne"><text:span text:style-name="T241"></text:span></text:span><text:span text:style-name="T229"> 36 </text:span><text:span text:style-name="_5f_opensymbol"><text:span text:style-name="T229">×</text:span></text:span><text:span text:style-name="T229"> </text:span><text:span text:style-name="_5f_pointillés_20_gris"><text:span text:style-name="T229">55</text:span></text:span></text:p>
        </text:list-item>
        <text:list-item>
          <text:p text:style-name="P121">81 <text:span text:style-name="_5f_opensymbol">×</text:span> (48 <text:span text:style-name="_5f_opensymbol">−</text:span> 7) <text:span text:style-name="_5f_opensymbol">=</text:span><text:span text:style-name="T201"> </text:span><text:span text:style-name="_5f_pointillés_20_gris"><text:span text:style-name="T229">81</text:span></text:span><text:span text:style-name="T229"> </text:span><text:span text:style-name="_5f_opensymbol"><text:span text:style-name="T229">×</text:span></text:span><text:span text:style-name="T229"> </text:span><text:span text:style-name="_5f_pointillés_20_gris"><text:span text:style-name="T229">48</text:span></text:span><text:span text:style-name="T229"> </text:span><text:span text:style-name="_5f_opensymbol"><text:span text:style-name="T229">−</text:span></text:span><text:span text:style-name="T229"> 81 </text:span><text:span text:style-name="_5f_opensymbol"><text:span text:style-name="T229">×</text:span></text:span><text:span text:style-name="T229"> </text:span><text:span text:style-name="_5f_pointillés_20_gris"><text:span text:style-name="T229">7</text:span></text:span></text:p>
        </text:list-item>
        <text:list-item>
          <text:p text:style-name="P122">(85 <text:span text:style-name="_5f_opensymbol">−</text:span> 7) <text:span text:style-name="_5f_opensymbol">×</text:span> 71 <text:span text:style-name="_5f_opensymbol">=</text:span> <text:span text:style-name="_5f_pointillés_20_gris"><text:span text:style-name="T229">85 </text:span></text:span><text:span text:style-name="_5f_opensymbol"><text:span text:style-name="T229">×</text:span></text:span><text:span text:style-name="_5f_pointillés_20_gris"><text:span text:style-name="T229"> 71 </text:span></text:span><text:span text:style-name="_5f_opensymbol"><text:span text:style-name="T229">−</text:span></text:span><text:span text:style-name="_5f_pointillés_20_gris"><text:span text:style-name="T229"> 7 </text:span></text:span><text:span text:style-name="_5f_opensymbol"><text:span text:style-name="T229">× </text:span></text:span><text:span text:style-name="_5f_pointillés_20_gris"><text:span text:style-name="T229">71 </text:span></text:span></text:p>
        </text:list-item>
        <text:list-item>
          <text:p text:style-name="P121"><text:span text:style-name="_5f_pointillés_20_gris"><text:span text:style-name="T91">(</text:span></text:span><text:span text:style-name="_5f_pointillés_20_gris"><text:span text:style-name="T90">32 </text:span></text:span><text:span text:style-name="_5f_Consigne"><text:span text:style-name="T87"></text:span></text:span><text:span text:style-name="_5f_pointillés_20_gris"><text:span text:style-name="T90"> 91) </text:span></text:span><text:span text:style-name="_5f_opensymbol"><text:span text:style-name="T187">×</text:span></text:span><text:span text:style-name="_5f_pointillés_20_gris"><text:span text:style-name="T90"> 44 </text:span></text:span><text:span text:style-name="_5f_opensymbol"><text:span text:style-name="T187">=</text:span></text:span><text:span text:style-name="_5f_pointillés_20_gris"><text:span text:style-name="T89"> </text:span></text:span><text:span text:style-name="_5f_pointillés_20_gris"><text:span text:style-name="T229">32 </text:span></text:span><text:span text:style-name="_5f_opensymbol"><text:span text:style-name="T229">×</text:span></text:span><text:span text:style-name="_5f_pointillés_20_gris"><text:span text:style-name="T237"> 44</text:span></text:span><text:span text:style-name="_5f_pointillés_20_gris"><text:span text:style-name="T229"> </text:span></text:span><text:span text:style-name="_5f_Consigne"><text:span text:style-name="T241"></text:span></text:span><text:span text:style-name="_5f_pointillés_20_gris"><text:span text:style-name="T229"> 91 </text:span></text:span><text:span text:style-name="_5f_opensymbol"><text:span text:style-name="T229">×</text:span></text:span><text:span text:style-name="_5f_pointillés_20_gris"><text:span text:style-name="T229"> 44</text:span></text:span></text:p>
        </text:list-item>
      </text:list>
      <text:list xml:id="list134013269397798" text:continue-list="list134012363143186" text:style-name="Num_5f_Exo">
        <text:list-item>
          <text:h text:style-name="P133" text:outline-level="1"> Complète le tableau suivant.</text:h>
        </text:list-item>
      </text:list>
      <table:table table:name="Tableau1" table:style-name="Tableau1">
        <table:table-column table:style-name="Tableau1.A" table:number-columns-repeated="3"/>
        <table:table-column table:style-name="Tableau1.D"/>
        <table:table-row table:style-name="Tableau1.1">
          <table:table-cell table:style-name="Tableau1.A1" office:value-type="string">
            <text:h text:style-name="P135" text:outline-level="1"><text:span text:style-name="_5f_opensymbol"><text:span text:style-name="T131">×</text:span></text:span></text:h>
          </table:table-cell>
          <table:table-cell table:style-name="Tableau1.B1" office:value-type="float" office:value="100">
            <text:p text:style-name="P19">100</text:p>
          </table:table-cell>
          <table:table-cell table:style-name="Tableau1.B1" office:value-type="float" office:value="1">
            <text:p text:style-name="P19">1</text:p>
          </table:table-cell>
          <table:table-cell table:style-name="Tableau1.D1" office:value-type="float" office:value="2">
            <text:p text:style-name="P19">2</text:p>
          </table:table-cell>
        </table:table-row>
        <table:table-row table:style-name="Tableau1.2">
          <table:table-cell table:style-name="Tableau1.D1" office:value-type="float" office:value="24">
            <text:p text:style-name="P19">24</text:p>
          </table:table-cell>
          <table:table-cell table:style-name="Tableau1.C2" office:value-type="string">
            <text:p text:style-name="P17">2 400 </text:p>
          </table:table-cell>
          <table:table-cell table:style-name="Tableau1.C2" office:value-type="string">
            <text:p text:style-name="P17">24</text:p>
          </table:table-cell>
          <table:table-cell table:style-name="Tableau1.D2" office:value-type="string">
            <text:p text:style-name="P17">48</text:p>
          </table:table-cell>
        </table:table-row>
      </table:table>
      <text:p text:style-name="P42"><text:span text:style-name="Bold_5f_niv1"><text:span text:style-name="T366">b.</text:span></text:span><text:span text:style-name="T366"> D</text:span>onne le résultat des produits suivants.</text:p>
      <text:p text:style-name="P71">24 <text:span text:style-name="_5f_opensymbol">×</text:span> 101 <text:span text:style-name="_5f_opensymbol"><text:span text:style-name="T33">=</text:span></text:span><text:span text:style-name="_5f_opensymbol"><text:span text:style-name="T18"> </text:span></text:span><text:span text:style-name="_5f_opensymbol"><text:span text:style-name="T32">2 400 + 24 = 2 424 </text:span></text:span></text:p>
      <text:p text:style-name="P70">24 <text:span text:style-name="_5f_opensymbol">×</text:span> 99 <text:span text:style-name="_5f_opensymbol">=</text:span><text:span text:style-name="_5f_opensymbol"><text:span text:style-name="T18"> </text:span></text:span><text:span text:style-name="T367">2 400 </text:span><text:span text:style-name="_5f_pointillés_20_gris"><text:span text:style-name="T130">−</text:span></text:span><text:span text:style-name="T367"> 24 = 2 376</text:span></text:p>
      <text:p text:style-name="P69">24 <text:span text:style-name="_5f_opensymbol">×</text:span> 102 <text:span text:style-name="_5f_opensymbol">=</text:span><text:span text:style-name="_5f_opensymbol"><text:span text:style-name="T18"> </text:span></text:span><text:span text:style-name="_5f_pointillés_20_gris"><text:span text:style-name="T180">2 400 + 48 = 2 448</text:span></text:span></text:p>
      <text:p text:style-name="P66"><text:span text:style-name="_5f_pointillés_20_gris"><text:span text:style-name="T74">24 </text:span></text:span><text:span text:style-name="_5f_opensymbol"><text:span text:style-name="T74">×</text:span></text:span><text:span text:style-name="_5f_pointillés_20_gris"><text:span text:style-name="T74"> 98 </text:span></text:span><text:span text:style-name="_5f_opensymbol">=</text:span><text:span text:style-name="_5f_pointillés_20_gris"> </text:span><text:span text:style-name="_5f_pointillés_20_gris"><text:span text:style-name="T229"> 2 400 </text:span></text:span><text:span text:style-name="_5f_pointillés_20_gris"><text:span text:style-name="T130">−</text:span></text:span><text:span text:style-name="_5f_pointillés_20_gris"><text:span text:style-name="T229"> 48 = 2 352</text:span></text:span></text:p>
      <text:p text:style-name="P64"><text:span text:style-name="_5f_pointillés_20_gris"><text:span text:style-name="T229"/></text:span></text:p>
      <text:list xml:id="list134011794124443" text:continue-numbering="true" text:style-name="Num_5f_Exo">
        <text:list-item>
          <text:h text:style-name="P74" text:outline-level="1"><text:span text:style-name="Bold_5f_niv1"><text:span text:style-name="T339"> </text:span></text:span><text:span text:style-name="Bold_5f_niv1">Calculer ou développer</text:span><text:span text:style-name="Bold_5f_niv1"><text:span text:style-name="T338"> </text:span></text:span><text:span text:style-name="Bold_5f_niv1">?</text:span></text:h>
        </text:list-item>
      </text:list>
      <text:list xml:id="list134012401682327" text:continue-list="list134011714173902" text:style-name="liste_5f_abc">
        <text:list-item>
          <text:list>
            <text:list-item text:start-value="1">
              <text:p text:style-name="P88"><text:span text:style-name="T132">En posant l’opération</text:span>, effectue le calcul suivant.</text:p>
            </text:list-item>
          </text:list>
        </text:list-item>
      </text:list>
      <text:p text:style-name="P41">E <text:span text:style-name="_5f_opensymbol">=</text:span> 33 <text:span text:style-name="_5f_opensymbol">×</text:span> 103</text:p>
      <text:p text:style-name="P65">E <text:span text:style-name="_5f_opensymbol">=</text:span> <text:span text:style-name="_5f_pointillés_20_gris"><text:span text:style-name="T367"> </text:span></text:span><text:span text:style-name="_5f_opensymbol"><text:span text:style-name="T238">3 399</text:span></text:span><text:span text:style-name="_5f_pointillés_20_gris"><text:span text:style-name="T238"> </text:span></text:span></text:p>
      <text:list xml:id="list134012688964705" text:continue-numbering="true" text:style-name="liste_5f_abc">
        <text:list-item>
          <text:list>
            <text:list-item>
              <text:p text:style-name="P89">Décompose le nombre 103 comme une somme de deux nombres simples puis <text:span text:style-name="T343">d</text:span><text:span text:style-name="T345">éveloppe l’expression E et effectue les</text:span><text:span text:style-name="T346"> calculs.</text:span></text:p>
            </text:list-item>
          </text:list>
        </text:list-item>
      </text:list>
      <text:p text:style-name="P40">E <text:span text:style-name="_5f_opensymbol">=</text:span> 33 <text:span text:style-name="_5f_opensymbol">×</text:span> 103</text:p>
      <text:p text:style-name="P67">E <text:span text:style-name="_5f_opensymbol">=</text:span> 33 <text:span text:style-name="_5f_opensymbol">×</text:span> (<text:span text:style-name="_5f_pointillés_20_gris"><text:span text:style-name="T229">100</text:span></text:span><text:span text:style-name="_5f_pointillés_20_gris">.</text:span> <text:span text:style-name="_5f_Consigne"><text:span text:style-name="T42"></text:span></text:span>  <text:span text:style-name="_5f_pointillés_20_gris"><text:span text:style-name="T229">3 </text:span></text:span>)</text:p>
      <text:p text:style-name="P65">E <text:span text:style-name="_5f_opensymbol">=</text:span> <text:span text:style-name="_5f_pointillés_20_gris"><text:span text:style-name="T367"> </text:span></text:span><text:span text:style-name="_5f_opensymbol"><text:span text:style-name="T238">33 </text:span></text:span><text:span text:style-name="_5f_opensymbol"><text:span text:style-name="T230">×</text:span></text:span><text:span text:style-name="_5f_opensymbol"><text:span text:style-name="T238"> 100 + 33 </text:span></text:span><text:span text:style-name="_5f_opensymbol"><text:span text:style-name="T230">×</text:span></text:span><text:span text:style-name="_5f_opensymbol"><text:span text:style-name="T238"> 3 </text:span></text:span></text:p>
      <text:p text:style-name="P65">E <text:span text:style-name="_5f_opensymbol">=</text:span> <text:span text:style-name="_5f_pointillés_20_gris"><text:span text:style-name="T367"> </text:span></text:span><text:span text:style-name="_5f_opensymbol"><text:span text:style-name="T238">33 </text:span></text:span><text:span text:style-name="_5f_opensymbol"><text:span text:style-name="T230">×</text:span></text:span><text:span text:style-name="_5f_opensymbol"><text:span text:style-name="T238"> 100 + 33 </text:span></text:span><text:span text:style-name="_5f_opensymbol"><text:span text:style-name="T230">×</text:span></text:span><text:span text:style-name="_5f_opensymbol"><text:span text:style-name="T238"> 3 </text:span></text:span></text:p>
      <text:p text:style-name="P65">E <text:span text:style-name="_5f_opensymbol">=</text:span> <text:span text:style-name="_5f_pointillés_20_gris"><text:span text:style-name="T367"> </text:span></text:span><text:span text:style-name="_5f_opensymbol"><text:span text:style-name="T238">3 399</text:span></text:span><text:span text:style-name="_5f_pointillés_20_gris"><text:span text:style-name="T238"> </text:span></text:span></text:p>
      <text:list xml:id="list134012690681126" text:continue-numbering="true" text:style-name="liste_5f_abc">
        <text:list-item>
          <text:list>
            <text:list-item>
              <text:p text:style-name="P90">Des questions <text:span text:style-name="Bold_5f_niv1"><text:span text:style-name="T348">a.</text:span></text:span> et <text:span text:style-name="Bold_5f_niv1"><text:span text:style-name="T348">b.</text:span></text:span>, quelle méthode <text:span text:style-name="T363">permet de réaliser ce calcul mentalement ?</text:span></text:p>
            </text:list-item>
          </text:list>
        </text:list-item>
      </text:list>
      <text:list xml:id="list134013366367071" text:continue-list="list1742643620" text:style-name="_5f_Numérotation_20_des_20_exercices_20_livrets">
        <text:list-item>
          <text:list>
            <text:list-header>
              <text:p text:style-name="P92"><text:span text:style-name="_5f_pointillés_20_gris"><text:span text:style-name="T249">L</text:span></text:span><text:span text:style-name="_5f_pointillés_20_gris"><text:span text:style-name="T248">a méthode la plus simple pour calculer l'expression E </text:span></text:span><text:span text:style-name="_5f_pointillés_20_gris"><text:span text:style-name="T250">mentalement </text:span></text:span><text:span text:style-name="_5f_pointillés_20_gris"><text:span text:style-name="T248">est la méthode b. </text:span></text:span></text:p>
            </text:list-header>
          </text:list>
        </text:list-item>
      </text:list>
      <text:list xml:id="list134012873753941" text:continue-list="list134011794124443" text:style-name="Num_5f_Exo">
        <text:list-item>
          <text:list>
            <text:list-item>
              <text:h text:style-name="P76" text:outline-level="1"> Développe chaque expression.</text:h>
            </text:list-item>
          </text:list>
        </text:list-item>
      </text:list>
      <text:section text:style-name="Sect3" text:name="Section15">
        <text:list xml:id="list134011587108526" text:continue-numbering="true" text:style-name="Num_5f_Exo">
          <text:list-item>
            <text:list>
              <text:list-header>
                <text:p text:style-name="P93"><text:span text:style-name="T133">A</text:span> <text:span text:style-name="T33">=</text:span> 5 <text:span text:style-name="T13">×</text:span> (<text:span text:style-name="T349">a</text:span><text:span text:style-name="T347"> </text:span><text:span text:style-name="T37"></text:span> 9)</text:p>
                <text:p text:style-name="P123"><text:span text:style-name="T88">A</text:span> <text:span text:style-name="T33">=</text:span> <text:span text:style-name="_5f_pointillés_20_gris"><text:span text:style-name="T137">5</text:span></text:span> <text:span text:style-name="T13">×</text:span> <text:span text:style-name="_5f_variable"><text:span text:style-name="T191">a</text:span></text:span><text:span text:style-name="_5f_pointillés_20_gris"><text:span text:style-name="T180"> </text:span></text:span> <text:span text:style-name="T51"></text:span> <text:span text:style-name="_5f_pointillés_20_gris"><text:span text:style-name="T137">5</text:span></text:span> <text:span text:style-name="T13">×</text:span> <text:span text:style-name="_5f_pointillés_20_gris"><text:span text:style-name="T181"> 9</text:span></text:span></text:p>
                <text:p text:style-name="P125"><text:span text:style-name="T88">A</text:span><text:span text:style-name="T18"> </text:span><text:span text:style-name="T33">=</text:span> <text:span text:style-name="_5f_pointillés_20_gris"><text:span text:style-name="T180"> </text:span></text:span><text:span text:style-name="_5f_pointillés_20_gris"><text:span text:style-name="T138">5</text:span></text:span><text:span text:style-name="_5f_variable"><text:span text:style-name="T191">a</text:span></text:span><text:span text:style-name="_5f_pointillés_20_gris"><text:span text:style-name="T180"> </text:span></text:span><text:span text:style-name="_5f_pointillés_20_gris"><text:span text:style-name="T77"></text:span></text:span><text:span text:style-name="_5f_pointillés_20_gris"><text:span text:style-name="T180"> </text:span></text:span><text:span text:style-name="_5f_pointillés_20_gris"><text:span text:style-name="T137">45</text:span></text:span></text:p>
                <text:p text:style-name="P125"><text:span text:style-name="_5f_pointillés_20_gris"><text:span text:style-name="T137"/></text:span></text:p>
              </text:list-header>
            </text:list>
          </text:list-item>
        </text:list>
        <text:p text:style-name="P34"><text:span text:style-name="T88">B</text:span> <text:span text:style-name="T36">=</text:span> 3 <text:span text:style-name="T13">×</text:span> (<text:span text:style-name="_5f_variable"><text:span text:style-name="T4">x</text:span></text:span> <text:span text:style-name="T34"></text:span> 5)</text:p>
        <text:list xml:id="list134011868388686" text:continue-list="list134013366367071" text:style-name="_5f_Numérotation_20_des_20_exercices_20_livrets">
          <text:list-header>
            <text:p text:style-name="P91"><text:span text:style-name="_5f_pointillés_20_gris"><text:span text:style-name="T180">B </text:span></text:span><text:span text:style-name="_5f_pointillés_20_gris"><text:span text:style-name="T79">=</text:span></text:span><text:span text:style-name="_5f_pointillés_20_gris"><text:span text:style-name="T180"> 3</text:span></text:span><text:span text:style-name="_5f_variable"><text:span text:style-name="T83"> </text:span></text:span><text:span text:style-name="_5f_pointillés_20_gris"><text:span text:style-name="T188">× </text:span></text:span><text:span text:style-name="_5f_variable"><text:span text:style-name="T83">x</text:span></text:span><text:span text:style-name="_5f_pointillés_20_gris"><text:span text:style-name="T180"> </text:span></text:span><text:span text:style-name="_5f_pointillés_20_gris"><text:span text:style-name="T77"> </text:span></text:span><text:span text:style-name="_5f_pointillés_20_gris"><text:span text:style-name="T183">3 </text:span></text:span><text:span text:style-name="_5f_pointillés_20_gris"><text:span text:style-name="T189">×</text:span></text:span><text:span text:style-name="_5f_pointillés_20_gris"><text:span text:style-name="T180"> </text:span></text:span><text:span text:style-name="_5f_pointillés_20_gris"><text:span text:style-name="T136">5</text:span></text:span></text:p>
            <text:list text:continue-numbering="true">
              <text:list-header>
                <text:p text:style-name="P95"><text:span text:style-name="_5f_pointillés_20_gris"><text:span text:style-name="T116">B </text:span></text:span><text:span text:style-name="_5f_pointillés_20_gris"><text:span text:style-name="T100">= </text:span></text:span><text:span text:style-name="_5f_pointillés_20_gris"><text:span text:style-name="T125">3</text:span></text:span><text:span text:style-name="_5f_variable"><text:span text:style-name="T121">x</text:span></text:span><text:span text:style-name="_5f_pointillés_20_gris"><text:span text:style-name="T116"> </text:span></text:span><text:span text:style-name="_5f_pointillés_20_gris"><text:span text:style-name="T100"></text:span></text:span><text:span text:style-name="_5f_pointillés_20_gris"><text:span text:style-name="T118"> </text:span></text:span><text:span text:style-name="_5f_pointillés_20_gris"><text:span text:style-name="T111">15</text:span></text:span></text:p>
                <text:p text:style-name="P95"><text:span text:style-name="_5f_pointillés_20_gris"><text:span text:style-name="T111"/></text:span></text:p>
              </text:list-header>
            </text:list>
          </text:list-header>
        </text:list>
        <text:p text:style-name="P36"><text:span text:style-name="T133">C</text:span> <text:span text:style-name="T36">=</text:span> 3<text:span text:style-name="_5f_variable"><text:span text:style-name="T4">x</text:span></text:span> <text:span text:style-name="T13">×</text:span> (<text:span text:style-name="T34">−</text:span>4 <text:span text:style-name="T34"></text:span> <text:span text:style-name="_5f_variable"><text:span text:style-name="T4">x</text:span></text:span>)</text:p>
        <text:list xml:id="list134012418492870" text:continue-numbering="true" text:style-name="_5f_Numérotation_20_des_20_exercices_20_livrets">
          <text:list-item>
            <text:list>
              <text:list-header>
                <text:p text:style-name="P96"><text:span text:style-name="_5f_pointillés_20_gris"><text:span text:style-name="T265">C</text:span></text:span><text:span text:style-name="_5f_pointillés_20_gris"><text:span text:style-name="T248"> </text:span></text:span><text:span text:style-name="_5f_pointillés_20_gris"><text:span text:style-name="T273">=</text:span></text:span><text:span text:style-name="_5f_pointillés_20_gris"><text:span text:style-name="T248"> 3</text:span></text:span><text:span text:style-name="_5f_variable"><text:span text:style-name="T285">x</text:span></text:span><text:span text:style-name="_5f_pointillés_20_gris"><text:span text:style-name="T261"> </text:span></text:span><text:span text:style-name="_5f_pointillés_20_gris"><text:span text:style-name="T280">×</text:span></text:span><text:span text:style-name="_5f_pointillés_20_gris"><text:span text:style-name="T248"> </text:span></text:span><text:span text:style-name="_5f_pointillés_20_gris"><text:span text:style-name="T251">(</text:span></text:span><text:span text:style-name="_5f_pointillés_20_gris"><text:span text:style-name="T273">−</text:span></text:span><text:span text:style-name="_5f_pointillés_20_gris"><text:span text:style-name="T248">4</text:span></text:span><text:span text:style-name="_5f_pointillés_20_gris"><text:span text:style-name="T251">) </text:span></text:span><text:span text:style-name="_5f_pointillés_20_gris"><text:span text:style-name="T273"> </text:span></text:span><text:span text:style-name="_5f_pointillés_20_gris"><text:span text:style-name="T248">3</text:span></text:span><text:span text:style-name="_5f_variable"><text:span text:style-name="T285">x</text:span></text:span><text:span text:style-name="_5f_pointillés_20_gris"><text:span text:style-name="T248"> </text:span></text:span><text:span text:style-name="_5f_pointillés_20_gris"><text:span text:style-name="T280">×</text:span></text:span><text:span text:style-name="_5f_pointillés_20_gris"><text:span text:style-name="T248"> </text:span></text:span><text:span text:style-name="_5f_variable"><text:span text:style-name="T285">x</text:span></text:span></text:p>
                <text:p text:style-name="P96"><text:span text:style-name="_5f_pointillés_20_gris"><text:span text:style-name="T265">C</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73">−</text:span></text:span><text:span text:style-name="_5f_pointillés_20_gris"><text:span text:style-name="T251">12</text:span></text:span><text:span text:style-name="_5f_variable"><text:span text:style-name="T288">x</text:span></text:span><text:span text:style-name="_5f_pointillés_20_gris"><text:span text:style-name="T248"> </text:span></text:span><text:span text:style-name="_5f_pointillés_20_gris"><text:span text:style-name="T273"> </text:span></text:span><text:span text:style-name="_5f_pointillés_20_gris"><text:span text:style-name="T248">3</text:span></text:span><text:span text:style-name="_5f_variable"><text:span text:style-name="T285">x</text:span></text:span><text:span text:style-name="_5f_variable"><text:span text:style-name="T289">²</text:span></text:span></text:p>
                <text:p text:style-name="P95"><text:span text:style-name="_5f_variable"><text:span text:style-name="T285"/></text:span></text:p>
              </text:list-header>
            </text:list>
          </text:list-item>
        </text:list>
        <text:p text:style-name="P35"><text:span text:style-name="T133">D</text:span> <text:span text:style-name="T36">=</text:span> 3(<text:span text:style-name="_5f_variable"><text:span text:style-name="T4">b</text:span></text:span> <text:span text:style-name="T34">−</text:span> 4)</text:p>
        <text:list xml:id="list134012381083335" text:continue-numbering="true" text:style-name="_5f_Numérotation_20_des_20_exercices_20_livrets">
          <text:list-item>
            <text:list>
              <text:list-header>
                <text:p text:style-name="P98"><text:span text:style-name="_5f_pointillés_20_gris"><text:span text:style-name="T265">D</text:span></text:span><text:span text:style-name="_5f_pointillés_20_gris"><text:span text:style-name="T248"> </text:span></text:span><text:span text:style-name="_5f_pointillés_20_gris"><text:span text:style-name="T273">=</text:span></text:span><text:span text:style-name="_5f_pointillés_20_gris"><text:span text:style-name="T248"> 3 </text:span></text:span><text:span text:style-name="_5f_pointillés_20_gris"><text:span text:style-name="T280">× </text:span></text:span><text:span text:style-name="_5f_variable"><text:span text:style-name="T285">b</text:span></text:span><text:span text:style-name="_5f_pointillés_20_gris"><text:span text:style-name="T248"> </text:span></text:span><text:span text:style-name="_5f_pointillés_20_gris"><text:span text:style-name="T273">− </text:span></text:span><text:span text:style-name="_5f_pointillés_20_gris"><text:span text:style-name="T248">3 </text:span></text:span><text:span text:style-name="_5f_pointillés_20_gris"><text:span text:style-name="T280">× </text:span></text:span><text:span text:style-name="_5f_pointillés_20_gris"><text:span text:style-name="T248">4</text:span></text:span></text:p>
                <text:p text:style-name="P98"><text:span text:style-name="_5f_pointillés_20_gris"><text:span text:style-name="T265">D</text:span></text:span><text:span text:style-name="_5f_pointillés_20_gris"><text:span text:style-name="T248"> </text:span></text:span><text:span text:style-name="_5f_pointillés_20_gris"><text:span text:style-name="T273">=</text:span></text:span><text:span text:style-name="_5f_pointillés_20_gris"><text:span text:style-name="T248"> 3 </text:span></text:span><text:span text:style-name="_5f_variable"><text:span text:style-name="T285">b</text:span></text:span><text:span text:style-name="_5f_pointillés_20_gris"><text:span text:style-name="T248"> </text:span></text:span><text:span text:style-name="_5f_pointillés_20_gris"><text:span text:style-name="T273">− </text:span></text:span><text:span text:style-name="_5f_pointillés_20_gris"><text:span text:style-name="T266">12</text:span></text:span></text:p>
                <text:p text:style-name="P98"><text:span text:style-name="_5f_pointillés_20_gris"><text:span text:style-name="T266"/></text:span></text:p>
              </text:list-header>
            </text:list>
          </text:list-item>
        </text:list>
        <text:p text:style-name="P39"><text:span text:style-name="T133">E</text:span> <text:span text:style-name="T36">=</text:span> <text:span text:style-name="T34">−</text:span><text:span text:style-name="_5f_variable"><text:span text:style-name="T4">w</text:span></text:span>(<text:span text:style-name="T34">−</text:span>1 <text:span text:style-name="T34"></text:span> <text:span text:style-name="_5f_variable"><text:span text:style-name="T4">w</text:span></text:span>)</text:p>
        <text:list xml:id="list134011752842924" text:continue-numbering="true" text:style-name="_5f_Numérotation_20_des_20_exercices_20_livrets">
          <text:list-item>
            <text:list>
              <text:list-header>
                <text:p text:style-name="P99"><text:span text:style-name="_5f_pointillés_20_gris"><text:span text:style-name="T265">E</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73">−</text:span></text:span><text:span text:style-name="_5f_variable"><text:span text:style-name="T285">w </text:span></text:span><text:span text:style-name="_5f_pointillés_20_gris"><text:span text:style-name="T281">× </text:span></text:span><text:span text:style-name="_5f_pointillés_20_gris"><text:span text:style-name="T248">(</text:span></text:span><text:span text:style-name="_5f_pointillés_20_gris"><text:span text:style-name="T273">−</text:span></text:span><text:span text:style-name="_5f_pointillés_20_gris"><text:span text:style-name="T248">1</text:span></text:span><text:span text:style-name="_5f_pointillés_20_gris"><text:span text:style-name="T252">) </text:span></text:span><text:span text:style-name="_5f_pointillés_20_gris"><text:span text:style-name="T274">−</text:span></text:span><text:span text:style-name="_5f_variable"><text:span text:style-name="T286">w </text:span></text:span><text:span text:style-name="_5f_pointillés_20_gris"><text:span text:style-name="T282">×</text:span></text:span><text:span text:style-name="_5f_pointillés_20_gris"><text:span text:style-name="T263"> </text:span></text:span><text:span text:style-name="_5f_variable"><text:span text:style-name="T285">w</text:span></text:span></text:p>
                <text:p text:style-name="P99"><text:span text:style-name="_5f_pointillés_20_gris"><text:span text:style-name="T265">E</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variable"><text:span text:style-name="T285">w</text:span></text:span><text:span text:style-name="_5f_pointillés_20_gris"><text:span text:style-name="T263"> </text:span></text:span><text:span text:style-name="_5f_pointillés_20_gris"><text:span text:style-name="T274">− </text:span></text:span><text:span text:style-name="_5f_variable"><text:span text:style-name="T286">w</text:span></text:span><text:span text:style-name="_5f_variable"><text:span text:style-name="T292">²</text:span></text:span></text:p>
                <text:p text:style-name="P94"><text:span text:style-name="T133">F</text:span> <text:span text:style-name="T33">=</text:span> (11 <text:span text:style-name="T51"></text:span> <text:span text:style-name="T349">c</text:span>) <text:span text:style-name="T13">×</text:span> 7</text:p>
                <text:p text:style-name="P124"><text:span text:style-name="T299">F</text:span><text:span text:style-name="T229"> </text:span><text:span text:style-name="T242">=</text:span><text:span text:style-name="_5f_pointillés_20_gris"><text:span text:style-name="T229"> 11</text:span></text:span><text:span text:style-name="_5f_variable"><text:span text:style-name="T285"> </text:span></text:span><text:span text:style-name="_5f_pointillés_20_gris"><text:span text:style-name="T281">×</text:span></text:span><text:span text:style-name="_5f_pointillés_20_gris"><text:span text:style-name="T261"> </text:span></text:span><text:span text:style-name="_5f_pointillés_20_gris"><text:span text:style-name="T295">7</text:span></text:span><text:span text:style-name="_5f_pointillés_20_gris"><text:span text:style-name="T229"> </text:span></text:span><text:span text:style-name="_5f_pointillés_20_gris"><text:span text:style-name="T243"></text:span></text:span><text:span text:style-name="_5f_pointillés_20_gris"><text:span text:style-name="T229"> </text:span></text:span><text:span text:style-name="_5f_pointillés_20_gris"><text:span text:style-name="T300">c</text:span></text:span><text:span text:style-name="_5f_pointillés_20_gris"><text:span text:style-name="T229"> </text:span></text:span><text:span text:style-name="_5f_pointillés_20_gris"><text:span text:style-name="T301">×</text:span></text:span><text:span text:style-name="_5f_pointillés_20_gris"><text:span text:style-name="T229"> 7</text:span></text:span></text:p>
                <text:p text:style-name="P118"><text:span text:style-name="_5f_pointillés_20_gris"><text:span text:style-name="T115">F</text:span></text:span><text:span text:style-name="_5f_pointillés_20_gris"><text:span text:style-name="T98"> </text:span></text:span><text:span text:style-name="_5f_pointillés_20_gris"><text:span text:style-name="T277">=</text:span></text:span><text:span text:style-name="_5f_pointillés_20_gris"><text:span text:style-name="T248"> </text:span></text:span><text:span text:style-name="_5f_pointillés_20_gris"><text:span text:style-name="T272">77 </text:span></text:span><text:span text:style-name="_5f_pointillés_20_gris"><text:span text:style-name="T277"></text:span></text:span><text:span text:style-name="_5f_pointillés_20_gris"><text:span text:style-name="T248"> </text:span></text:span><text:span text:style-name="_5f_pointillés_20_gris"><text:span text:style-name="T253">7</text:span></text:span><text:span text:style-name="_5f_pointillés_20_gris"><text:span text:style-name="T291">c</text:span></text:span></text:p>
                <text:p text:style-name="P118"><text:span text:style-name="_5f_pointillés_20_gris"><text:span text:style-name="T291"/></text:span></text:p>
              </text:list-header>
            </text:list>
          </text:list-item>
        </text:list>
        <text:p text:style-name="P37"><text:span text:style-name="T133">G</text:span> <text:span text:style-name="T36">=</text:span> <text:span text:style-name="T34">−</text:span>4(7 <text:span text:style-name="T34"></text:span> <text:span text:style-name="_5f_variable"><text:span text:style-name="T4">u</text:span></text:span>)</text:p>
        <text:list xml:id="list134013151821136" text:continue-numbering="true" text:style-name="_5f_Numérotation_20_des_20_exercices_20_livrets">
          <text:list-item>
            <text:list>
              <text:list-header>
                <text:p text:style-name="P97"><text:span text:style-name="_5f_pointillés_20_gris"><text:span text:style-name="T265">G</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73">−</text:span></text:span><text:span text:style-name="_5f_pointillés_20_gris"><text:span text:style-name="T248">4 </text:span></text:span><text:span text:style-name="_5f_pointillés_20_gris"><text:span text:style-name="T280">×</text:span></text:span><text:span text:style-name="_5f_pointillés_20_gris"><text:span text:style-name="T248"> 7 </text:span></text:span><text:span text:style-name="_5f_pointillés_20_gris"><text:span text:style-name="T273"></text:span></text:span><text:span text:style-name="_5f_pointillés_20_gris"><text:span text:style-name="T248"> </text:span></text:span><text:span text:style-name="_5f_pointillés_20_gris"><text:span text:style-name="T254">(</text:span></text:span><text:span text:style-name="_5f_pointillés_20_gris"><text:span text:style-name="T273">−</text:span></text:span><text:span text:style-name="_5f_pointillés_20_gris"><text:span text:style-name="T248">4</text:span></text:span><text:span text:style-name="_5f_pointillés_20_gris"><text:span text:style-name="T254">) </text:span></text:span><text:span text:style-name="_5f_pointillés_20_gris"><text:span text:style-name="T280">×</text:span></text:span><text:span text:style-name="_5f_pointillés_20_gris"><text:span text:style-name="T248"> </text:span></text:span><text:span text:style-name="_5f_variable"><text:span text:style-name="T285">u</text:span></text:span></text:p>
                <text:p text:style-name="P97"><text:span text:style-name="_5f_pointillés_20_gris"><text:span text:style-name="T265">G</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73">−</text:span></text:span><text:span text:style-name="_5f_pointillés_20_gris"><text:span text:style-name="T267">28</text:span></text:span><text:span text:style-name="_5f_pointillés_20_gris"><text:span text:style-name="T296"> </text:span></text:span><text:span text:style-name="_5f_pointillés_20_gris"><text:span text:style-name="T273">−</text:span></text:span><text:span text:style-name="_5f_pointillés_20_gris"><text:span text:style-name="T248">4</text:span></text:span><text:span text:style-name="_5f_variable"><text:span text:style-name="T285">u</text:span></text:span></text:p>
                <text:p text:style-name="P100"><text:span text:style-name="_5f_variable"><text:span text:style-name="T285"/></text:span></text:p>
              </text:list-header>
            </text:list>
          </text:list-item>
        </text:list>
        <text:p text:style-name="P38"><text:span text:style-name="T133">H</text:span> <text:span text:style-name="T36">=</text:span> <text:span text:style-name="T34">−</text:span>2<text:span text:style-name="_5f_variable"><text:span text:style-name="T4">y</text:span></text:span>(3<text:span text:style-name="_5f_variable"><text:span text:style-name="T4">y</text:span></text:span> <text:span text:style-name="T34"></text:span> 5)</text:p>
        <text:list xml:id="list134013109248428" text:continue-numbering="true" text:style-name="_5f_Numérotation_20_des_20_exercices_20_livrets">
          <text:list-item>
            <text:list>
              <text:list-header>
                <text:p text:style-name="P96"><text:span text:style-name="_5f_pointillés_20_gris"><text:span text:style-name="T265">H</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73">−</text:span></text:span><text:span text:style-name="_5f_pointillés_20_gris"><text:span text:style-name="T248">2</text:span></text:span><text:span text:style-name="_5f_variable"><text:span text:style-name="T285">y</text:span></text:span><text:span text:style-name="_5f_pointillés_20_gris"><text:span text:style-name="T261"> </text:span></text:span><text:span text:style-name="_5f_pointillés_20_gris"><text:span text:style-name="T281">×</text:span></text:span><text:span text:style-name="_5f_pointillés_20_gris"><text:span text:style-name="T261"> </text:span></text:span><text:span text:style-name="_5f_pointillés_20_gris"><text:span text:style-name="T248">3</text:span></text:span><text:span text:style-name="_5f_variable"><text:span text:style-name="T285">y</text:span></text:span><text:span text:style-name="_5f_pointillés_20_gris"><text:span text:style-name="T261"> </text:span></text:span><text:span text:style-name="_5f_pointillés_20_gris"><text:span text:style-name="T273">−</text:span></text:span><text:span text:style-name="_5f_pointillés_20_gris"><text:span text:style-name="T248"> 2</text:span></text:span><text:span text:style-name="_5f_variable"><text:span text:style-name="T285">y</text:span></text:span><text:span text:style-name="_5f_pointillés_20_gris"><text:span text:style-name="T261"> </text:span></text:span><text:span text:style-name="_5f_pointillés_20_gris"><text:span text:style-name="T281">×</text:span></text:span><text:span text:style-name="_5f_pointillés_20_gris"><text:span text:style-name="T261"> </text:span></text:span><text:span text:style-name="_5f_pointillés_20_gris"><text:span text:style-name="T248">5</text:span></text:span></text:p>
                <text:p text:style-name="P96"><text:span text:style-name="_5f_pointillés_20_gris"><text:span text:style-name="T265">H</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73">−</text:span></text:span><text:span text:style-name="_5f_pointillés_20_gris"><text:span text:style-name="T255">6</text:span></text:span><text:span text:style-name="_5f_variable"><text:span text:style-name="T285">y</text:span></text:span><text:span text:style-name="_5f_pointillés_20_gris"><text:span text:style-name="T283">²</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68">10</text:span></text:span><text:span text:style-name="_5f_variable"><text:span text:style-name="T285">y</text:span></text:span></text:p>
                <text:p text:style-name="P101"><text:span text:style-name="_5f_variable"><text:span text:style-name="T285"/></text:span></text:p>
              </text:list-header>
            </text:list>
          </text:list-item>
        </text:list>
        <text:p text:style-name="P37"><text:span text:style-name="_5f_pointillés_20_gris"><text:span text:style-name="T134">I</text:span></text:span><text:span text:style-name="_5f_pointillés_20_gris"><text:span text:style-name="T74"> </text:span></text:span><text:span text:style-name="_5f_pointillés_20_gris"><text:span text:style-name="T75">=</text:span></text:span><text:span text:style-name="_5f_pointillés_20_gris"><text:span text:style-name="T74"> </text:span></text:span><text:span text:style-name="_5f_pointillés_20_gris"><text:span text:style-name="T76">−</text:span></text:span><text:span text:style-name="_5f_pointillés_20_gris"><text:span text:style-name="T74">2(5</text:span></text:span><text:span text:style-name="_5f_variable"><text:span text:style-name="T82">x</text:span></text:span><text:span text:style-name="_5f_pointillés_20_gris"><text:span text:style-name="T74"> </text:span></text:span><text:span text:style-name="_5f_pointillés_20_gris"><text:span text:style-name="T76">−</text:span></text:span><text:span text:style-name="_5f_pointillés_20_gris"><text:span text:style-name="T74"> 1)</text:span></text:span></text:p>
        <text:list xml:id="list134011974866531" text:continue-numbering="true" text:style-name="_5f_Numérotation_20_des_20_exercices_20_livrets">
          <text:list-item>
            <text:list>
              <text:list-header>
                <text:p text:style-name="P102"><text:span text:style-name="_5f_pointillés_20_gris"><text:span text:style-name="T113">I</text:span></text:span><text:span text:style-name="_5f_pointillés_20_gris"><text:span text:style-name="T116"> </text:span></text:span><text:span text:style-name="_5f_pointillés_20_gris"><text:span text:style-name="T108">=</text:span></text:span><text:span text:style-name="_5f_pointillés_20_gris"><text:span text:style-name="T116"> </text:span></text:span><text:span text:style-name="_5f_pointillés_20_gris"><text:span text:style-name="T100">−</text:span></text:span><text:span text:style-name="_5f_pointillés_20_gris"><text:span text:style-name="T116">2</text:span></text:span><text:span text:style-name="_5f_pointillés_20_gris"><text:span text:style-name="T261"> </text:span></text:span><text:span text:style-name="_5f_pointillés_20_gris"><text:span text:style-name="T281">×</text:span></text:span><text:span text:style-name="_5f_pointillés_20_gris"><text:span text:style-name="T261"> </text:span></text:span><text:span text:style-name="_5f_pointillés_20_gris"><text:span text:style-name="T116">5</text:span></text:span><text:span text:style-name="_5f_variable"><text:span text:style-name="T121">x</text:span></text:span><text:span text:style-name="_5f_pointillés_20_gris"><text:span text:style-name="T261"> </text:span></text:span><text:span text:style-name="_5f_pointillés_20_gris"><text:span text:style-name="T106"></text:span></text:span><text:span text:style-name="_5f_pointillés_20_gris"><text:span text:style-name="T297"> </text:span></text:span><text:span text:style-name="_5f_pointillés_20_gris"><text:span text:style-name="T116">2</text:span></text:span><text:span text:style-name="_5f_pointillés_20_gris"><text:span text:style-name="T261"> </text:span></text:span><text:span text:style-name="_5f_pointillés_20_gris"><text:span text:style-name="T281">×</text:span></text:span><text:span text:style-name="_5f_pointillés_20_gris"><text:span text:style-name="T261"> </text:span></text:span><text:span text:style-name="_5f_pointillés_20_gris"><text:span text:style-name="T116">1</text:span></text:span></text:p>
                <text:p text:style-name="P97"><text:span text:style-name="_5f_pointillés_20_gris"><text:span text:style-name="T113">I</text:span></text:span><text:span text:style-name="_5f_pointillés_20_gris"><text:span text:style-name="T116"> </text:span></text:span><text:span text:style-name="_5f_pointillés_20_gris"><text:span text:style-name="T108">=</text:span></text:span><text:span text:style-name="_5f_pointillés_20_gris"><text:span text:style-name="T116"> </text:span></text:span><text:span text:style-name="_5f_pointillés_20_gris"><text:span text:style-name="T100">−</text:span></text:span><text:span text:style-name="_5f_pointillés_20_gris"><text:span text:style-name="T114">10</text:span></text:span><text:span text:style-name="_5f_variable"><text:span text:style-name="T121">x</text:span></text:span><text:span text:style-name="_5f_pointillés_20_gris"><text:span text:style-name="T261"> </text:span></text:span><text:span text:style-name="_5f_pointillés_20_gris"><text:span text:style-name="T100"></text:span></text:span><text:span text:style-name="_5f_pointillés_20_gris"><text:span text:style-name="T248"> </text:span></text:span><text:span text:style-name="_5f_pointillés_20_gris"><text:span text:style-name="T116">2</text:span></text:span></text:p>
                <text:p text:style-name="P103"><text:span text:style-name="_5f_pointillés_20_gris"><text:span text:style-name="T116"/></text:span></text:p>
              </text:list-header>
            </text:list>
          </text:list-item>
        </text:list>
        <text:p text:style-name="P37"><text:span text:style-name="_5f_pointillés_20_gris"><text:span text:style-name="T134">J</text:span></text:span><text:span text:style-name="_5f_pointillés_20_gris"><text:span text:style-name="T74"> </text:span></text:span><text:span text:style-name="_5f_pointillés_20_gris"><text:span text:style-name="T75">=</text:span></text:span><text:span text:style-name="_5f_pointillés_20_gris"><text:span text:style-name="T74"> </text:span></text:span><text:span text:style-name="_5f_pointillés_20_gris"><text:span text:style-name="T76">−</text:span></text:span><text:span text:style-name="_5f_pointillés_20_gris"><text:span text:style-name="T74">3</text:span></text:span><text:span text:style-name="_5f_variable"><text:span text:style-name="T82">a</text:span></text:span><text:span text:style-name="_5f_pointillés_20_gris"><text:span text:style-name="T74">(6 </text:span></text:span><text:span text:style-name="_5f_pointillés_20_gris"><text:span text:style-name="T76">−</text:span></text:span><text:span text:style-name="_5f_pointillés_20_gris"><text:span text:style-name="T74"> 5</text:span></text:span><text:span text:style-name="_5f_variable"><text:span text:style-name="T82">a</text:span></text:span><text:span text:style-name="_5f_pointillés_20_gris"><text:span text:style-name="T74">)</text:span></text:span></text:p>
        <text:list xml:id="list134011591814774" text:continue-numbering="true" text:style-name="_5f_Numérotation_20_des_20_exercices_20_livrets">
          <text:list-item>
            <text:list>
              <text:list-header>
                <text:p text:style-name="P102"><text:span text:style-name="_5f_pointillés_20_gris"><text:span text:style-name="T113">J</text:span></text:span><text:span text:style-name="_5f_pointillés_20_gris"><text:span text:style-name="T116"> </text:span></text:span><text:span text:style-name="_5f_pointillés_20_gris"><text:span text:style-name="T108">=</text:span></text:span><text:span text:style-name="_5f_pointillés_20_gris"><text:span text:style-name="T116"> </text:span></text:span><text:span text:style-name="_5f_pointillés_20_gris"><text:span text:style-name="T100">−</text:span></text:span><text:span text:style-name="_5f_pointillés_20_gris"><text:span text:style-name="T116">3</text:span></text:span><text:span text:style-name="_5f_variable"><text:span text:style-name="T121">a</text:span></text:span><text:span text:style-name="_5f_pointillés_20_gris"><text:span text:style-name="T261"> </text:span></text:span><text:span text:style-name="_5f_pointillés_20_gris"><text:span text:style-name="T281">×</text:span></text:span><text:span text:style-name="_5f_pointillés_20_gris"><text:span text:style-name="T261"> </text:span></text:span><text:span text:style-name="_5f_pointillés_20_gris"><text:span text:style-name="T116">6</text:span></text:span><text:span text:style-name="_5f_pointillés_20_gris"><text:span text:style-name="T248"> </text:span></text:span><text:span text:style-name="_5f_pointillés_20_gris"><text:span text:style-name="T101"></text:span></text:span><text:span text:style-name="_5f_pointillés_20_gris"><text:span text:style-name="T259"> </text:span></text:span><text:span text:style-name="_5f_pointillés_20_gris"><text:span text:style-name="T116">3</text:span></text:span><text:span text:style-name="_5f_variable"><text:span text:style-name="T121">a</text:span></text:span><text:span text:style-name="_5f_pointillés_20_gris"><text:span text:style-name="T261"> </text:span></text:span><text:span text:style-name="_5f_pointillés_20_gris"><text:span text:style-name="T281">×</text:span></text:span><text:span text:style-name="_5f_pointillés_20_gris"><text:span text:style-name="T261"> </text:span></text:span><text:span text:style-name="_5f_pointillés_20_gris"><text:span text:style-name="T116">5</text:span></text:span><text:span text:style-name="_5f_variable"><text:span text:style-name="T121">a</text:span></text:span></text:p>
                <text:p text:style-name="P102"><text:span text:style-name="_5f_pointillés_20_gris"><text:span text:style-name="T112">J</text:span></text:span><text:span text:style-name="_5f_pointillés_20_gris"><text:span text:style-name="T119"> </text:span></text:span><text:span text:style-name="_5f_pointillés_20_gris"><text:span text:style-name="T109">=</text:span></text:span><text:span text:style-name="_5f_pointillés_20_gris"><text:span text:style-name="T119"> </text:span></text:span><text:span text:style-name="_5f_pointillés_20_gris"><text:span text:style-name="T102">−</text:span></text:span><text:span text:style-name="_5f_pointillés_20_gris"><text:span text:style-name="T120">18</text:span></text:span><text:span text:style-name="_5f_variable"><text:span text:style-name="T121">a</text:span></text:span><text:span text:style-name="_5f_pointillés_20_gris"><text:span text:style-name="T261"> </text:span></text:span><text:span text:style-name="_5f_pointillés_20_gris"><text:span text:style-name="T103"></text:span></text:span><text:span text:style-name="_5f_pointillés_20_gris"><text:span text:style-name="T264"> </text:span></text:span><text:span text:style-name="_5f_pointillés_20_gris"><text:span text:style-name="T120">15</text:span></text:span><text:span text:style-name="_5f_variable"><text:span text:style-name="T121">a</text:span></text:span><text:span text:style-name="_5f_pointillés_20_gris"><text:span text:style-name="T284">²</text:span></text:span></text:p>
              </text:list-header>
            </text:list>
          </text:list-item>
        </text:list>
      </text:section>
      <text:list xml:id="list134012237978715" text:continue-list="list134011587108526" text:style-name="Num_5f_Exo">
        <text:list-item>
          <text:list>
            <text:list-item>
              <text:h text:style-name="P77" text:outline-level="1"><text:soft-page-break/> On a demandé d’exprimer l’aire de la figure en fonction de <text:span text:style-name="_5f_variable"><text:span text:style-name="T4">a</text:span></text:span>.</text:h>
            </text:list-item>
          </text:list>
        </text:list-item>
      </text:list>
      <text:list xml:id="list134013451480054" text:continue-list="list134012690681126" text:style-name="liste_5f_abc">
        <text:list-item text:start-value="1">
          <text:p text:style-name="P104">Pour chaque proposition, <text:span text:style-name="T364">dessine</text:span> le découpage utilisé.</text:p>
        </text:list-item>
      </text:list>
      <table:table table:name="Tableau6" table:style-name="Tableau6">
        <table:table-column table:style-name="Tableau6.A"/>
        <table:table-column table:style-name="Tableau6.B"/>
        <table:table-row table:style-name="TableLine2435891475920">
          <table:table-cell table:style-name="Tableau6.A1" office:value-type="string">
            <text:p text:style-name="P28"><draw:rect text:anchor-type="paragraph" draw:z-index="3" draw:name="Forme13" draw:style-name="gr29" draw:text-style-name="P155" svg:width="1.643cm" svg:height="1.65cm" svg:x="0.132cm" svg:y="0.857cm"><text:p/></draw:rect><draw:frame text:anchor-type="paragraph" draw:z-index="30" draw:name="Forme14" draw:style-name="gr17" draw:text-style-name="P145" svg:width="0.618cm" svg:height="0.641cm" svg:x="0.672cm" svg:y="1.358cm"><draw:text-box><text:p text:style-name="P143"><text:span text:style-name="T377">a</text:span><text:span text:style-name="T378">2</text:span></text:p></draw:text-box></draw:frame><draw:rect text:anchor-type="paragraph" draw:z-index="4" draw:name="Forme15" draw:style-name="gr30" draw:text-style-name="P156" svg:width="1.65cm" svg:height="2.308cm" svg:x="1.778cm" svg:y="0.199cm"><text:p/></draw:rect><draw:frame text:anchor-type="paragraph" draw:z-index="31" draw:name="Forme16" draw:style-name="gr16" draw:text-style-name="P144" svg:width="1.604cm" svg:height="0.622cm" svg:x="1.778cm" svg:y="1.226cm"><draw:text-box><text:p text:style-name="P143"><text:span text:style-name="T372">a</text:span><text:span text:style-name="T373">(</text:span><text:span text:style-name="T372">a</text:span><text:span text:style-name="T374"> </text:span><text:span text:style-name="T375"></text:span><text:span text:style-name="T376"> </text:span><text:span text:style-name="T371">1</text:span><text:span text:style-name="T373">)</text:span></text:p></draw:text-box></draw:frame><draw:rect text:anchor-type="paragraph" draw:z-index="5" draw:name="Forme17" draw:style-name="gr29" draw:text-style-name="P155" svg:width="0.659cm" svg:height="0.66cm" svg:x="3.424cm" svg:y="1.847cm"><text:p/></draw:rect><draw:frame text:anchor-type="paragraph" draw:z-index="32" draw:name="Forme18" draw:style-name="gr15" draw:text-style-name="P142" svg:width="0.655cm" svg:height="0.444cm" svg:x="3.713cm" svg:y="2.064cm"><draw:text-box><text:p><text:span text:style-name="T371">1</text:span></text:p></draw:text-box></draw:frame><draw:g text:anchor-type="as-char" draw:z-index="29" draw:name="Forme19" draw:style-name="gr11"><draw:line draw:style-name="gr12" draw:text-style-name="P138" svg:x1="0.132cm" svg:y1="0.857cm" svg:x2="1.778cm" svg:y2="0.857cm"><text:p/></draw:line><draw:line draw:style-name="gr12" draw:text-style-name="P138" svg:x1="1.778cm" svg:y1="0.199cm" svg:x2="1.778cm" svg:y2="0.858cm"><text:p/></draw:line><draw:line draw:style-name="gr12" draw:text-style-name="P138" svg:x1="1.778cm" svg:y1="0.199cm" svg:x2="3.424cm" svg:y2="0.199cm"><text:p/></draw:line><draw:line draw:style-name="gr12" draw:text-style-name="P138" svg:x1="3.423cm" svg:y1="0.199cm" svg:x2="3.423cm" svg:y2="1.847cm"><text:p/></draw:line><draw:line draw:style-name="gr12" draw:text-style-name="P138" svg:x1="3.423cm" svg:y1="1.847cm" svg:x2="4.081cm" svg:y2="1.847cm"><text:p/></draw:line><draw:line draw:style-name="gr12" draw:text-style-name="P138" svg:x1="4.082cm" svg:y1="1.847cm" svg:x2="4.082cm" svg:y2="2.506cm"><text:p/></draw:line><draw:line draw:style-name="gr12" draw:text-style-name="P138" svg:x1="4.082cm" svg:y1="2.506cm" svg:x2="0.132cm" svg:y2="2.506cm"><text:p/></draw:line><draw:line draw:style-name="gr12" draw:text-style-name="P138" svg:x1="0.132cm" svg:y1="0.857cm" svg:x2="0.132cm" svg:y2="2.505cm"><text:p/></draw:line><draw:frame draw:style-name="gr13" draw:text-style-name="P140" svg:width="0.659cm" svg:height="0.754cm" svg:x="0.46cm" svg:y="0.263cm"><draw:text-box><text:p text:style-name="P139"><text:span text:style-name="T369">a</text:span></text:p></draw:text-box></draw:frame><draw:line draw:style-name="gr12" draw:text-style-name="P138" svg:x1="1.119cm" svg:y1="0.66cm" svg:x2="0.79cm" svg:y2="0.99cm"><text:p/></draw:line><draw:line draw:style-name="gr12" draw:text-style-name="P138" svg:x1="2.831cm" svg:y1="0cm" svg:x2="2.502cm" svg:y2="0.33cm"><text:p/></draw:line><draw:line draw:style-name="gr12" draw:text-style-name="P138" svg:x1="3.555cm" svg:y1="0.924cm" svg:x2="3.226cm" svg:y2="1.254cm"><text:p/></draw:line><draw:line draw:style-name="gr12" draw:text-style-name="P138" svg:x1="0.329cm" svg:y1="1.516cm" svg:x2="0cm" svg:y2="1.846cm"><text:p/></draw:line><draw:line draw:style-name="gr12" draw:text-style-name="P138" svg:x1="1.58cm" svg:y1="0.527cm" svg:x2="1.909cm" svg:y2="0.527cm"><text:p/></draw:line><draw:line draw:style-name="gr12" draw:text-style-name="P138" svg:x1="1.58cm" svg:y1="0.594cm" svg:x2="1.909cm" svg:y2="0.594cm"><text:p/></draw:line><draw:line draw:style-name="gr12" draw:text-style-name="P138" svg:x1="3.884cm" svg:y1="2.175cm" svg:x2="4.213cm" svg:y2="2.175cm"><text:p/></draw:line><draw:line draw:style-name="gr12" draw:text-style-name="P138" svg:x1="3.884cm" svg:y1="2.241cm" svg:x2="4.213cm" svg:y2="2.241cm"><text:p/></draw:line><draw:line draw:style-name="gr12" draw:text-style-name="P138" svg:x1="3.687cm" svg:y1="1.978cm" svg:x2="3.687cm" svg:y2="1.648cm"><text:p/></draw:line><draw:line draw:style-name="gr12" draw:text-style-name="P138" svg:x1="3.753cm" svg:y1="1.978cm" svg:x2="3.753cm" svg:y2="1.648cm"><text:p/></draw:line><draw:frame draw:style-name="gr14" draw:text-style-name="P141" svg:width="0.66cm" svg:height="0.664cm" svg:x="3.381cm" svg:y="1.078cm"><draw:text-box><text:p text:style-name="P139"><text:span text:style-name="T370">1</text:span></text:p></draw:text-box></draw:frame></draw:g></text:p>
          </table:table-cell>
          <table:table-cell table:style-name="Tableau6.B1" office:value-type="string">
            <text:p text:style-name="P22"><text:span text:style-name="_5f_variable"><text:span text:style-name="T9">a</text:span></text:span><text:span text:style-name="T17">2</text:span><text:span text:style-name="T23"> </text:span><text:span text:style-name="T34"></text:span><text:span text:style-name="T24"> </text:span><text:span text:style-name="_5f_variable"><text:span text:style-name="T10">a</text:span></text:span><text:span text:style-name="T368">(</text:span><text:span text:style-name="_5f_variable"><text:span text:style-name="T11">a</text:span></text:span><text:span text:style-name="_5f_pointillés_20_gris"><text:span text:style-name="T298"> </text:span></text:span><text:span text:style-name="_5f_variable"><text:span text:style-name="T45"></text:span></text:span><text:span text:style-name="_5f_pointillés_20_gris"><text:span text:style-name="T298"> </text:span></text:span><text:span text:style-name="T368">1)</text:span><text:span text:style-name="T19"> </text:span><text:span text:style-name="T40"></text:span><text:span text:style-name="T22"> </text:span><text:span text:style-name="T367">1</text:span></text:p>
          </table:table-cell>
        </table:table-row>
        <table:table-row table:style-name="TableLine2435895727376">
          <table:table-cell table:style-name="Tableau6.A2" office:value-type="string">
            <text:p text:style-name="P28"><draw:rect text:anchor-type="paragraph" draw:z-index="6" draw:name="Forme20" draw:style-name="gr29" draw:text-style-name="P155" svg:width="3.957cm" svg:height="2.324cm" svg:x="0.132cm" svg:y="0.182cm"><text:p/></draw:rect><draw:rect text:anchor-type="paragraph" draw:z-index="7" draw:name="Forme21" draw:style-name="gr28" draw:text-style-name="P154" svg:width="1.646cm" svg:height="0.676cm" svg:x="0.132cm" svg:y="0.182cm"><text:p/></draw:rect><draw:rect text:anchor-type="paragraph" draw:z-index="8" draw:name="Forme22" draw:style-name="gr28" draw:text-style-name="P154" svg:width="0.659cm" svg:height="1.648cm" svg:x="3.424cm" svg:y="0.199cm"><text:p/></draw:rect><draw:g text:anchor-type="as-char" draw:z-index="33" draw:name="Forme23" draw:style-name="gr11"><draw:line draw:style-name="gr12" draw:text-style-name="P138" svg:x1="0.132cm" svg:y1="0.857cm" svg:x2="1.778cm" svg:y2="0.857cm"><text:p/></draw:line><draw:line draw:style-name="gr12" draw:text-style-name="P138" svg:x1="1.778cm" svg:y1="0.199cm" svg:x2="1.778cm" svg:y2="0.858cm"><text:p/></draw:line><draw:line draw:style-name="gr12" draw:text-style-name="P138" svg:x1="1.778cm" svg:y1="0.199cm" svg:x2="3.424cm" svg:y2="0.199cm"><text:p/></draw:line><draw:line draw:style-name="gr12" draw:text-style-name="P138" svg:x1="3.423cm" svg:y1="0.199cm" svg:x2="3.423cm" svg:y2="1.847cm"><text:p/></draw:line><draw:line draw:style-name="gr12" draw:text-style-name="P138" svg:x1="3.423cm" svg:y1="1.847cm" svg:x2="4.081cm" svg:y2="1.847cm"><text:p/></draw:line><draw:line draw:style-name="gr12" draw:text-style-name="P138" svg:x1="4.082cm" svg:y1="1.847cm" svg:x2="4.082cm" svg:y2="2.506cm"><text:p/></draw:line><draw:line draw:style-name="gr12" draw:text-style-name="P138" svg:x1="4.082cm" svg:y1="2.506cm" svg:x2="0.132cm" svg:y2="2.506cm"><text:p/></draw:line><draw:line draw:style-name="gr12" draw:text-style-name="P138" svg:x1="0.132cm" svg:y1="0.857cm" svg:x2="0.132cm" svg:y2="2.505cm"><text:p/></draw:line><draw:frame draw:style-name="gr13" draw:text-style-name="P140" svg:width="0.659cm" svg:height="0.754cm" svg:x="0.46cm" svg:y="0.263cm"><draw:text-box><text:p text:style-name="P139"><text:span text:style-name="T369">a</text:span></text:p></draw:text-box></draw:frame><draw:line draw:style-name="gr12" draw:text-style-name="P138" svg:x1="1.119cm" svg:y1="0.66cm" svg:x2="0.79cm" svg:y2="0.99cm"><text:p/></draw:line><draw:line draw:style-name="gr12" draw:text-style-name="P138" svg:x1="2.831cm" svg:y1="0cm" svg:x2="2.502cm" svg:y2="0.33cm"><text:p/></draw:line><draw:line draw:style-name="gr12" draw:text-style-name="P138" svg:x1="3.555cm" svg:y1="0.924cm" svg:x2="3.226cm" svg:y2="1.254cm"><text:p/></draw:line><draw:line draw:style-name="gr12" draw:text-style-name="P138" svg:x1="0.329cm" svg:y1="1.516cm" svg:x2="0cm" svg:y2="1.846cm"><text:p/></draw:line><draw:line draw:style-name="gr12" draw:text-style-name="P138" svg:x1="1.58cm" svg:y1="0.527cm" svg:x2="1.909cm" svg:y2="0.527cm"><text:p/></draw:line><draw:line draw:style-name="gr12" draw:text-style-name="P138" svg:x1="1.58cm" svg:y1="0.594cm" svg:x2="1.909cm" svg:y2="0.594cm"><text:p/></draw:line><draw:line draw:style-name="gr12" draw:text-style-name="P138" svg:x1="3.884cm" svg:y1="2.175cm" svg:x2="4.213cm" svg:y2="2.175cm"><text:p/></draw:line><draw:line draw:style-name="gr12" draw:text-style-name="P138" svg:x1="3.884cm" svg:y1="2.241cm" svg:x2="4.213cm" svg:y2="2.241cm"><text:p/></draw:line><draw:line draw:style-name="gr12" draw:text-style-name="P138" svg:x1="3.687cm" svg:y1="1.978cm" svg:x2="3.687cm" svg:y2="1.648cm"><text:p/></draw:line><draw:line draw:style-name="gr12" draw:text-style-name="P138" svg:x1="3.753cm" svg:y1="1.978cm" svg:x2="3.753cm" svg:y2="1.648cm"><text:p/></draw:line><draw:frame draw:style-name="gr14" draw:text-style-name="P141" svg:width="0.66cm" svg:height="0.664cm" svg:x="3.381cm" svg:y="1.078cm"><draw:text-box><text:p text:style-name="P139"><text:span text:style-name="T370">1</text:span></text:p></draw:text-box></draw:frame></draw:g></text:p>
          </table:table-cell>
          <table:table-cell table:style-name="Tableau6.B2" office:value-type="string">
            <text:p text:style-name="P72"><text:span text:style-name="T367">(</text:span><text:span text:style-name="_5f_variable"><text:span text:style-name="T9">a</text:span></text:span><text:span text:style-name="_5f_pointillés_20_gris"><text:span text:style-name="T261"> </text:span></text:span><text:span text:style-name="_5f_variable"><text:span text:style-name="T44"></text:span></text:span><text:span text:style-name="_5f_pointillés_20_gris"><text:span text:style-name="T261"> </text:span></text:span><text:span text:style-name="T367">1)(2</text:span><text:span text:style-name="_5f_variable"><text:span text:style-name="T9">a</text:span></text:span><text:span text:style-name="_5f_pointillés_20_gris"><text:span text:style-name="T261"> </text:span></text:span><text:span text:style-name="_5f_variable"><text:span text:style-name="T44"></text:span></text:span><text:span text:style-name="_5f_pointillés_20_gris"><text:span text:style-name="T261"> </text:span></text:span><text:span text:style-name="T367">1)</text:span><text:span text:style-name="_5f_pointillés_20_gris"><text:span text:style-name="T313"> </text:span></text:span><text:span text:style-name="T356">−</text:span><text:span text:style-name="_5f_pointillés_20_gris"><text:span text:style-name="T312"> </text:span></text:span><text:span text:style-name="_5f_variable"><text:span text:style-name="T361">a</text:span></text:span><text:span text:style-name="_5f_pointillés_20_gris"><text:span text:style-name="T312"> </text:span></text:span><text:span text:style-name="_5f_variable"><text:span text:style-name="T358">−</text:span></text:span><text:span text:style-name="_5f_pointillés_20_gris"><text:span text:style-name="T312"> </text:span></text:span><text:span text:style-name="_5f_variable"><text:span text:style-name="T361">a</text:span></text:span></text:p>
          </table:table-cell>
        </table:table-row>
      </table:table>
      <text:list xml:id="list134011654369248" text:continue-numbering="true" text:style-name="liste_5f_abc">
        <text:list-item>
          <text:p text:style-name="P87">Propose une autre expression.</text:p>
        </text:list-item>
      </text:list>
      <text:list xml:id="list134012434526216" text:continue-list="list134011591814774" text:style-name="_5f_Numérotation_20_des_20_exercices_20_livrets">
        <text:list-item>
          <text:list>
            <text:list-header>
              <text:p text:style-name="P105"><text:span text:style-name="_5f_variable"><text:span text:style-name="T144">a</text:span></text:span><text:span text:style-name="_5f_variable"><text:span text:style-name="T145"> </text:span></text:span><text:span text:style-name="_5f_variable"><text:span text:style-name="T151"></text:span></text:span><text:span text:style-name="_5f_variable"><text:span text:style-name="T145"> </text:span></text:span><text:span text:style-name="_5f_variable"><text:span text:style-name="T144">a</text:span></text:span><text:span text:style-name="_5f_variable"><text:span text:style-name="T145"> </text:span></text:span><text:span text:style-name="_5f_variable"><text:span text:style-name="T156">×</text:span></text:span><text:span text:style-name="_5f_variable"><text:span text:style-name="T145"> </text:span></text:span><text:span text:style-name="_5f_variable"><text:span text:style-name="T158">(</text:span></text:span><text:span text:style-name="_5f_variable"><text:span text:style-name="T144">a</text:span></text:span><text:span text:style-name="_5f_variable"><text:span text:style-name="T147"> </text:span></text:span><text:span text:style-name="_5f_variable"><text:span text:style-name="T154"></text:span></text:span><text:span text:style-name="_5f_variable"><text:span text:style-name="T145"> </text:span></text:span><text:span text:style-name="_5f_variable"><text:span text:style-name="T144">a</text:span></text:span><text:span text:style-name="_5f_variable"><text:span text:style-name="T145">) </text:span></text:span><text:span text:style-name="_5f_variable"><text:span text:style-name="T151"></text:span></text:span><text:span text:style-name="_5f_variable"><text:span text:style-name="T145"> </text:span></text:span><text:span text:style-name="_5f_pointillés_20_gris"><text:span text:style-name="T116">1 </text:span></text:span></text:p>
              <text:p text:style-name="P105"><text:span text:style-name="_5f_pointillés_20_gris"><text:span text:style-name="T116">en découpant horizontalement</text:span></text:span></text:p>
            </text:list-header>
          </text:list>
        </text:list-item>
      </text:list>
      <text:list xml:id="list134012210181850" text:continue-list="list134011654369248" text:style-name="liste_5f_abc">
        <text:list-item>
          <text:p text:style-name="P87"><text:span text:style-name="corps"><text:span text:style-name="T198">Montre que les différentes expressions peuvent s’écrire 2</text:span></text:span><text:span text:style-name="_5f_variable"><text:span text:style-name="T4">a</text:span></text:span><text:span text:style-name="corps"><text:span text:style-name="T16">2</text:span></text:span><text:span text:style-name="corps"><text:span text:style-name="T19"> </text:span></text:span><text:span text:style-name="corps"><text:span text:style-name="T41"></text:span></text:span><text:span text:style-name="corps"><text:span text:style-name="T20"> </text:span></text:span><text:span text:style-name="_5f_variable"><text:span text:style-name="T7">a</text:span></text:span><text:span text:style-name="corps"><text:span text:style-name="T19"> </text:span></text:span><text:span text:style-name="corps"><text:span text:style-name="T41"></text:span></text:span><text:span text:style-name="corps"><text:span text:style-name="T20"> </text:span></text:span><text:span text:style-name="corps"><text:span text:style-name="T198">1.</text:span></text:span></text:p>
        </text:list-item>
      </text:list>
      <text:list xml:id="list134011369220394" text:continue-list="list134012434526216" text:style-name="_5f_Numérotation_20_des_20_exercices_20_livrets">
        <text:list-item>
          <text:list>
            <text:list-header>
              <text:p text:style-name="P106"><text:span text:style-name="_5f_variable"><text:span text:style-name="T83">a</text:span></text:span><text:span text:style-name="_5f_pointillés_20_gris"><text:span text:style-name="T192">2</text:span></text:span><text:span text:style-name="_5f_pointillés_20_gris"><text:span text:style-name="T174"> </text:span></text:span><text:span text:style-name="_5f_pointillés_20_gris"><text:span text:style-name="T77"></text:span></text:span><text:span text:style-name="_5f_pointillés_20_gris"><text:span text:style-name="T176"> </text:span></text:span><text:span text:style-name="_5f_variable"><text:span text:style-name="T84">a</text:span></text:span><text:span text:style-name="_5f_pointillés_20_gris"><text:span text:style-name="T180">(</text:span></text:span><text:span text:style-name="_5f_variable"><text:span text:style-name="T83">a</text:span></text:span><text:span text:style-name="_5f_variable"><text:span text:style-name="T178"> </text:span></text:span><text:span text:style-name="_5f_variable"><text:span text:style-name="T80"></text:span></text:span><text:span text:style-name="_5f_variable"><text:span text:style-name="T179"> </text:span></text:span><text:span text:style-name="_5f_pointillés_20_gris"><text:span text:style-name="T180">1)</text:span></text:span><text:span text:style-name="_5f_pointillés_20_gris"><text:span text:style-name="T174"> </text:span></text:span><text:span text:style-name="_5f_pointillés_20_gris"><text:span text:style-name="T77"></text:span></text:span><text:span text:style-name="_5f_pointillés_20_gris"><text:span text:style-name="T176"> </text:span></text:span><text:span text:style-name="_5f_pointillés_20_gris"><text:span text:style-name="T180">1</text:span></text:span><text:span text:style-name="_5f_pointillés_20_gris"><text:span text:style-name="T176"> </text:span></text:span><text:span text:style-name="_5f_pointillés_20_gris"><text:span text:style-name="T79">=</text:span></text:span><text:span text:style-name="_5f_pointillés_20_gris"><text:span text:style-name="T176"> </text:span></text:span></text:p>
              <text:list>
                <text:list-item>
                  <text:list>
                    <text:list-header>
                      <text:p text:style-name="P107"><text:span text:style-name="_5f_variable"><text:span text:style-name="T84">a</text:span></text:span><text:span text:style-name="_5f_pointillés_20_gris"><text:span text:style-name="T193">2</text:span></text:span><text:span text:style-name="_5f_variable"><text:span text:style-name="T99"> </text:span></text:span><text:span text:style-name="_5f_variable"><text:span text:style-name="T107"></text:span></text:span><text:span text:style-name="_5f_variable"><text:span text:style-name="T99"> </text:span></text:span><text:span text:style-name="_5f_variable"><text:span text:style-name="T121">a</text:span></text:span><text:span text:style-name="_5f_pointillés_20_gris"><text:span text:style-name="T194">2</text:span></text:span><text:span text:style-name="_5f_variable"><text:span text:style-name="T99"> </text:span></text:span><text:span text:style-name="_5f_variable"><text:span text:style-name="T107"></text:span></text:span><text:span text:style-name="_5f_variable"><text:span text:style-name="T99"> </text:span></text:span><text:span text:style-name="_5f_variable"><text:span text:style-name="T144">a</text:span></text:span><text:span text:style-name="_5f_variable"><text:span text:style-name="T148"> </text:span></text:span><text:span text:style-name="_5f_variable"><text:span text:style-name="T151"></text:span></text:span><text:span text:style-name="_5f_variable"><text:span text:style-name="T148"> </text:span></text:span><text:span text:style-name="_5f_variable"><text:span text:style-name="T145">1 </text:span></text:span><text:span text:style-name="_5f_variable"><text:span text:style-name="T151">=</text:span></text:span></text:p>
                      <text:p text:style-name="P107"><text:span text:style-name="corps"><text:span text:style-name="T160">2</text:span></text:span><text:span text:style-name="_5f_variable"><text:span text:style-name="T144">a</text:span></text:span><text:span text:style-name="corps"><text:span text:style-name="T165">2</text:span></text:span><text:span text:style-name="corps"><text:span text:style-name="T149"> </text:span></text:span><text:span text:style-name="corps"><text:span text:style-name="T151"></text:span></text:span><text:span text:style-name="corps"><text:span text:style-name="T149"> </text:span></text:span><text:span text:style-name="_5f_variable"><text:span text:style-name="T144">a</text:span></text:span><text:span text:style-name="corps"><text:span text:style-name="T149"> </text:span></text:span><text:span text:style-name="corps"><text:span text:style-name="T151"></text:span></text:span><text:span text:style-name="corps"><text:span text:style-name="T149"> </text:span></text:span><text:span text:style-name="corps"><text:span text:style-name="T160">1</text:span></text:span></text:p>
                    </text:list-header>
                  </text:list>
                </text:list-item>
              </text:list>
              <text:p text:style-name="P107"><text:span text:style-name="_5f_pointillés_20_gris"><text:span text:style-name="T180">(</text:span></text:span><text:span text:style-name="_5f_variable"><text:span text:style-name="T83">a</text:span></text:span><text:span text:style-name="_5f_variable"><text:span text:style-name="T178"> </text:span></text:span><text:span text:style-name="_5f_variable"><text:span text:style-name="T80"></text:span></text:span><text:span text:style-name="_5f_variable"><text:span text:style-name="T179"> </text:span></text:span><text:span text:style-name="_5f_pointillés_20_gris"><text:span text:style-name="T180">1)(2</text:span></text:span><text:span text:style-name="_5f_variable"><text:span text:style-name="T83">a</text:span></text:span><text:span text:style-name="_5f_variable"><text:span text:style-name="T178"> </text:span></text:span><text:span text:style-name="_5f_variable"><text:span text:style-name="T80"></text:span></text:span><text:span text:style-name="_5f_variable"><text:span text:style-name="T179"> </text:span></text:span><text:span text:style-name="_5f_pointillés_20_gris"><text:span text:style-name="T180">1)</text:span></text:span><text:span text:style-name="_5f_pointillés_20_gris"><text:span text:style-name="T167"> </text:span></text:span><text:span text:style-name="_5f_pointillés_20_gris"><text:span text:style-name="T143">−</text:span></text:span><text:span text:style-name="_5f_pointillés_20_gris"><text:span text:style-name="T167"> </text:span></text:span><text:span text:style-name="_5f_variable"><text:span text:style-name="T170">a</text:span></text:span><text:span text:style-name="_5f_variable"><text:span text:style-name="T169"> </text:span></text:span><text:span text:style-name="_5f_variable"><text:span text:style-name="T142">−</text:span></text:span><text:span text:style-name="_5f_variable"><text:span text:style-name="T169"> </text:span></text:span><text:span text:style-name="_5f_variable"><text:span text:style-name="T170">a</text:span></text:span><text:span text:style-name="_5f_variable"><text:span text:style-name="T146"> </text:span></text:span><text:span text:style-name="_5f_variable"><text:span text:style-name="T152">=</text:span></text:span></text:p>
              <text:list>
                <text:list-item>
                  <text:list>
                    <text:list-header>
                      <text:p text:style-name="P107"><text:span text:style-name="_5f_pointillés_20_gris"><text:span text:style-name="T168">2</text:span></text:span><text:span text:style-name="_5f_variable"><text:span text:style-name="T170">a</text:span></text:span><text:span text:style-name="_5f_pointillés_20_gris"><text:span text:style-name="T164">2</text:span></text:span><text:span text:style-name="_5f_variable"><text:span text:style-name="T148"> </text:span></text:span><text:span text:style-name="_5f_variable"><text:span text:style-name="T151"></text:span></text:span><text:span text:style-name="_5f_variable"><text:span text:style-name="T148"> </text:span></text:span><text:span text:style-name="_5f_variable"><text:span text:style-name="T144">a</text:span></text:span><text:span text:style-name="_5f_variable"><text:span text:style-name="T145"> </text:span></text:span><text:span text:style-name="_5f_variable"><text:span text:style-name="T151"></text:span></text:span><text:span text:style-name="_5f_variable"><text:span text:style-name="T145"> </text:span></text:span><text:span text:style-name="corps"><text:span text:style-name="T160">2</text:span></text:span><text:span text:style-name="_5f_variable"><text:span text:style-name="T144">a </text:span></text:span><text:span text:style-name="_5f_variable"><text:span text:style-name="T154"></text:span></text:span><text:span text:style-name="_5f_variable"><text:span text:style-name="T145"> 1</text:span></text:span><text:span text:style-name="_5f_pointillés_20_gris"><text:span text:style-name="T149"> </text:span></text:span><text:span text:style-name="_5f_pointillés_20_gris"><text:span text:style-name="T155">−</text:span></text:span><text:span text:style-name="_5f_pointillés_20_gris"><text:span text:style-name="T149"> 2</text:span></text:span><text:span text:style-name="_5f_variable"><text:span text:style-name="T144">a</text:span></text:span><text:span text:style-name="_5f_variable"><text:span text:style-name="T145"> </text:span></text:span><text:span text:style-name="_5f_variable"><text:span text:style-name="T151">=</text:span></text:span></text:p>
                      <text:p text:style-name="P107"><text:span text:style-name="corps"><text:span text:style-name="T160">2</text:span></text:span><text:span text:style-name="_5f_variable"><text:span text:style-name="T144">a</text:span></text:span><text:span text:style-name="corps"><text:span text:style-name="T166">2</text:span></text:span><text:span text:style-name="corps"><text:span text:style-name="T150"> </text:span></text:span><text:span text:style-name="corps"><text:span text:style-name="T151"></text:span></text:span><text:span text:style-name="corps"><text:span text:style-name="T150"> </text:span></text:span><text:span text:style-name="_5f_variable"><text:span text:style-name="T144">a</text:span></text:span><text:span text:style-name="corps"><text:span text:style-name="T150"> </text:span></text:span><text:span text:style-name="corps"><text:span text:style-name="T151"></text:span></text:span><text:span text:style-name="corps"><text:span text:style-name="T150"> </text:span></text:span><text:span text:style-name="corps"><text:span text:style-name="T160">1</text:span></text:span></text:p>
                    </text:list-header>
                  </text:list>
                </text:list-item>
              </text:list>
              <text:p text:style-name="P106"><text:span text:style-name="_5f_variable"><text:span text:style-name="T144">a</text:span></text:span><text:span text:style-name="_5f_variable"><text:span text:style-name="T145"> </text:span></text:span><text:span text:style-name="_5f_variable"><text:span text:style-name="T151"></text:span></text:span><text:span text:style-name="_5f_variable"><text:span text:style-name="T145"> </text:span></text:span><text:span text:style-name="_5f_variable"><text:span text:style-name="T144">a</text:span></text:span><text:span text:style-name="_5f_variable"><text:span text:style-name="T145"> </text:span></text:span><text:span text:style-name="_5f_variable"><text:span text:style-name="T156">×</text:span></text:span><text:span text:style-name="_5f_variable"><text:span text:style-name="T145"> </text:span></text:span><text:span text:style-name="_5f_variable"><text:span text:style-name="T158">(</text:span></text:span><text:span text:style-name="_5f_variable"><text:span text:style-name="T144">a</text:span></text:span><text:span text:style-name="_5f_variable"><text:span text:style-name="T147"> </text:span></text:span><text:span text:style-name="_5f_variable"><text:span text:style-name="T154"></text:span></text:span><text:span text:style-name="_5f_variable"><text:span text:style-name="T145"> </text:span></text:span><text:span text:style-name="_5f_variable"><text:span text:style-name="T144">a</text:span></text:span><text:span text:style-name="_5f_variable"><text:span text:style-name="T145">) </text:span></text:span><text:span text:style-name="_5f_variable"><text:span text:style-name="T151"></text:span></text:span><text:span text:style-name="_5f_variable"><text:span text:style-name="T145"> </text:span></text:span><text:span text:style-name="_5f_pointillés_20_gris"><text:span text:style-name="T116">1</text:span></text:span><text:span text:style-name="_5f_pointillés_20_gris"><text:span text:style-name="T93"> </text:span></text:span><text:span text:style-name="_5f_pointillés_20_gris"><text:span text:style-name="T100">=</text:span></text:span></text:p>
              <text:list>
                <text:list-item>
                  <text:list>
                    <text:list-header>
                      <text:p text:style-name="P108"><text:span text:style-name="_5f_variable"><text:span text:style-name="T144">a</text:span></text:span><text:span text:style-name="_5f_variable"><text:span text:style-name="T148"> </text:span></text:span><text:span text:style-name="_5f_variable"><text:span text:style-name="T151"></text:span></text:span><text:span text:style-name="_5f_variable"><text:span text:style-name="T148"> </text:span></text:span><text:span text:style-name="_5f_variable"><text:span text:style-name="T144">a</text:span></text:span><text:span text:style-name="_5f_pointillés_20_gris"><text:span text:style-name="T164">2</text:span></text:span><text:span text:style-name="_5f_variable"><text:span text:style-name="T148"> </text:span></text:span><text:span text:style-name="_5f_variable"><text:span text:style-name="T151"></text:span></text:span><text:span text:style-name="_5f_variable"><text:span text:style-name="T148"> </text:span></text:span><text:span text:style-name="_5f_variable"><text:span text:style-name="T144">a</text:span></text:span><text:span text:style-name="_5f_pointillés_20_gris"><text:span text:style-name="T164">2</text:span></text:span><text:span text:style-name="_5f_variable"><text:span text:style-name="T148"> </text:span></text:span><text:span text:style-name="_5f_variable"><text:span text:style-name="T151"></text:span></text:span><text:span text:style-name="_5f_variable"><text:span text:style-name="T145"> </text:span></text:span><text:span text:style-name="_5f_pointillés_20_gris"><text:span text:style-name="T159">1</text:span></text:span><text:span text:style-name="_5f_variable"><text:span text:style-name="T145"> </text:span></text:span><text:span text:style-name="_5f_variable"><text:span text:style-name="T151">=</text:span></text:span></text:p>
                      <text:p text:style-name="P108"><text:span text:style-name="corps"><text:span text:style-name="T160">2</text:span></text:span><text:span text:style-name="_5f_variable"><text:span text:style-name="T144">a</text:span></text:span><text:span text:style-name="corps"><text:span text:style-name="T165">2</text:span></text:span><text:span text:style-name="corps"><text:span text:style-name="T149"> </text:span></text:span><text:span text:style-name="corps"><text:span text:style-name="T151"></text:span></text:span><text:span text:style-name="corps"><text:span text:style-name="T149"> </text:span></text:span><text:span text:style-name="_5f_variable"><text:span text:style-name="T144">a</text:span></text:span><text:span text:style-name="corps"><text:span text:style-name="T149"> </text:span></text:span><text:span text:style-name="corps"><text:span text:style-name="T151"></text:span></text:span><text:span text:style-name="corps"><text:span text:style-name="T149"> </text:span></text:span><text:span text:style-name="corps"><text:span text:style-name="T160">1</text:span></text:span></text:p>
                    </text:list-header>
                  </text:list>
                </text:list-item>
              </text:list>
            </text:list-header>
          </text:list>
        </text:list-item>
      </text:list>
      <text:list xml:id="list134011947478090" text:continue-list="list134012237978715" text:style-name="Num_5f_Exo">
        <text:list-item>
          <text:list>
            <text:list-header>
              <text:h text:style-name="P78" text:outline-level="1"/>
            </text:list-header>
            <text:list-item>
              <text:h text:style-name="P80" text:outline-level="1"><text:span text:style-name="Bold_5f_niv2">Attention</text:span><text:span text:style-name="Bold_5f_niv2"><text:span text:style-name="T338"> </text:span></text:span><text:span text:style-name="Bold_5f_niv2">!</text:span></text:h>
            </text:list-item>
          </text:list>
        </text:list-item>
      </text:list>
      <text:list xml:id="list134011765473895" text:continue-list="list134012210181850" text:style-name="liste_5f_abc">
        <text:list-item text:start-value="1">
          <text:p text:style-name="P109">On considère l’expression A <text:span text:style-name="T36">=</text:span> 3<text:span text:style-name="_5f_variable"><text:span text:style-name="T4">x</text:span></text:span> <text:span text:style-name="T34"></text:span> 5<text:span text:style-name="_5f_variable"><text:span text:style-name="T4">x</text:span></text:span>(<text:span text:style-name="_5f_variable"><text:span text:style-name="T4">x</text:span></text:span> <text:span text:style-name="T34">−</text:span> 2).</text:p>
        </text:list-item>
      </text:list>
      <text:list xml:id="list2418992929" text:style-name="List_20_1">
        <text:list-item>
          <text:p text:style-name="P112"><text:span text:style-name="T365">Souligne </text:span>l’opération prioritaire.</text:p>
        </text:list-item>
        <text:list-item>
          <text:p text:style-name="P114"><text:span text:style-name="T365">Développe et r</text:span>éduis l’expression A.</text:p>
        </text:list-item>
      </text:list>
      <text:list xml:id="list134011997356816" text:continue-list="list134011369220394" text:style-name="_5f_Numérotation_20_des_20_exercices_20_livrets">
        <text:list-item>
          <text:list>
            <text:list-header>
              <text:p text:style-name="P115"><text:span text:style-name="_5f_pointillés_20_gris"><text:span text:style-name="T116">A </text:span></text:span><text:span text:style-name="_5f_pointillés_20_gris"><text:span text:style-name="T100">=</text:span></text:span><text:span text:style-name="_5f_pointillés_20_gris"><text:span text:style-name="T116"> 3</text:span></text:span><text:span text:style-name="_5f_variable"><text:span text:style-name="T121">x</text:span></text:span><text:span text:style-name="_5f_pointillés_20_gris"><text:span text:style-name="T116"> </text:span></text:span><text:span text:style-name="_5f_pointillés_20_gris"><text:span text:style-name="T100"></text:span></text:span><text:span text:style-name="_5f_pointillés_20_gris"><text:span text:style-name="T116"> </text:span></text:span><text:span text:style-name="_5f_pointillés_20_gris"><text:span text:style-name="T129">5</text:span></text:span><text:span text:style-name="_5f_variable"><text:span text:style-name="T123">x </text:span></text:span><text:span text:style-name="_5f_variable"><text:span text:style-name="T157">×</text:span></text:span><text:span text:style-name="_5f_variable"><text:span text:style-name="T124"> </text:span></text:span><text:span text:style-name="_5f_pointillés_20_gris"><text:span text:style-name="T129">(</text:span></text:span><text:span text:style-name="_5f_variable"><text:span text:style-name="T123">x </text:span></text:span><text:span text:style-name="_5f_variable"><text:span text:style-name="T110">−</text:span></text:span><text:span text:style-name="_5f_variable"><text:span text:style-name="T123"> </text:span></text:span><text:span text:style-name="_5f_pointillés_20_gris"><text:span text:style-name="T129">2)</text:span></text:span><text:span text:style-name="_5f_pointillés_20_gris"><text:span text:style-name="T126"> </text:span></text:span></text:p>
              <text:p text:style-name="P116"><text:span text:style-name="_5f_pointillés_20_gris"><text:span text:style-name="T127">A</text:span></text:span><text:span text:style-name="_5f_pointillés_20_gris"><text:span text:style-name="T64"> </text:span></text:span><text:span text:style-name="_5f_pointillés_20_gris"><text:span text:style-name="T104">=</text:span></text:span><text:span text:style-name="_5f_pointillés_20_gris"><text:span text:style-name="T126"> 3</text:span></text:span><text:span text:style-name="_5f_variable"><text:span text:style-name="T122">x</text:span></text:span><text:span text:style-name="_5f_pointillés_20_gris"><text:span text:style-name="T126"> </text:span></text:span><text:span text:style-name="_5f_pointillés_20_gris"><text:span text:style-name="T104"></text:span></text:span><text:span text:style-name="_5f_pointillés_20_gris"><text:span text:style-name="T126"> 5</text:span></text:span><text:span text:style-name="_5f_variable"><text:span text:style-name="T122">x</text:span></text:span><text:span text:style-name="_5f_variable"><text:span text:style-name="T95">²</text:span></text:span><text:span text:style-name="_5f_pointillés_20_gris"><text:span text:style-name="T126"> </text:span></text:span><text:span text:style-name="_5f_pointillés_20_gris"><text:span text:style-name="T104">−</text:span></text:span><text:span text:style-name="_5f_pointillés_20_gris"><text:span text:style-name="T126"> 10</text:span></text:span><text:span text:style-name="_5f_variable"><text:span text:style-name="T122">x</text:span></text:span><text:span text:style-name="_5f_pointillés_20_gris"><text:span text:style-name="T128"> </text:span></text:span><text:span text:style-name="_5f_pointillés_20_gris"><text:span text:style-name="T105">=</text:span></text:span><text:span text:style-name="_5f_pointillés_20_gris"><text:span text:style-name="T128"> 5</text:span></text:span><text:span text:style-name="_5f_variable"><text:span text:style-name="T122">x</text:span></text:span><text:span text:style-name="_5f_variable"><text:span text:style-name="T95">² </text:span></text:span><text:span text:style-name="_5f_pointillés_20_gris"><text:span text:style-name="T105">−</text:span></text:span><text:span text:style-name="_5f_pointillés_20_gris"><text:span text:style-name="T128"> 7</text:span></text:span><text:span text:style-name="_5f_variable"><text:span text:style-name="T122">x</text:span></text:span></text:p>
            </text:list-header>
          </text:list>
        </text:list-item>
      </text:list>
      <text:list xml:id="list134012876929778" text:continue-list="list134011765473895" text:style-name="liste_5f_abc">
        <text:list-item>
          <text:p text:style-name="P117">On considère l’expression B <text:span text:style-name="T36">=</text:span> 4 <text:span text:style-name="T34">−</text:span> 2(3 <text:span text:style-name="T34">−</text:span> 5<text:span text:style-name="_5f_variable"><text:span text:style-name="T4">u</text:span></text:span>).</text:p>
        </text:list-item>
      </text:list>
      <text:list xml:id="list134013301618736" text:continue-list="list2418992929" text:style-name="List_20_1">
        <text:list-item>
          <text:p text:style-name="P126">Complète : B <text:span text:style-name="T36">=</text:span> 4 <text:span text:style-name="T34"></text:span> (<text:span text:style-name="_5f_pointillés_20_gris"><text:span text:style-name="T245">−</text:span></text:span><text:span text:style-name="_5f_pointillés_20_gris"><text:span text:style-name="T240"> </text:span></text:span><text:span text:style-name="_5f_pointillés_20_gris"><text:span text:style-name="T231">2</text:span></text:span><text:span text:style-name="_5f_pointillés_20_gris"><text:span text:style-name="T320">)</text:span></text:span> <text:span text:style-name="T13">×</text:span> (3 <text:span text:style-name="T34">−</text:span> 5<text:span text:style-name="_5f_variable"><text:span text:style-name="T4">u</text:span></text:span>).</text:p>
        </text:list-item>
        <text:list-item>
          <text:p text:style-name="P114"><text:span text:style-name="T365">Développe et r</text:span>éduis l’expression B.</text:p>
        </text:list-item>
      </text:list>
      <text:list xml:id="list134012316167733" text:continue-list="list134011997356816" text:style-name="_5f_Numérotation_20_des_20_exercices_20_livrets">
        <text:list-item>
          <text:list>
            <text:list-item>
              <text:list>
                <text:list-header>
                  <text:p text:style-name="P127"><text:span text:style-name="_5f_pointillés_20_gris"><text:span text:style-name="T248">B </text:span></text:span><text:span text:style-name="_5f_pointillés_20_gris"><text:span text:style-name="T273">=</text:span></text:span><text:span text:style-name="_5f_pointillés_20_gris"><text:span text:style-name="T248"> 4 </text:span></text:span><text:span text:style-name="_5f_pointillés_20_gris"><text:span text:style-name="T273">−</text:span></text:span><text:span text:style-name="_5f_pointillés_20_gris"><text:span text:style-name="T293"> 6 </text:span></text:span><text:span text:style-name="_5f_pointillés_20_gris"><text:span text:style-name="T273"></text:span></text:span><text:span text:style-name="_5f_pointillés_20_gris"><text:span text:style-name="T293"> </text:span></text:span><text:span text:style-name="_5f_pointillés_20_gris"><text:span text:style-name="T248">10</text:span></text:span><text:span text:style-name="_5f_variable"><text:span text:style-name="T285">u</text:span></text:span></text:p>
                  <text:p text:style-name="P127"><text:span text:style-name="_5f_pointillés_20_gris"><text:span text:style-name="T248">B </text:span></text:span><text:span text:style-name="_5f_pointillés_20_gris"><text:span text:style-name="T273">=</text:span></text:span><text:span text:style-name="_5f_pointillés_20_gris"><text:span text:style-name="T248"> </text:span></text:span><text:span text:style-name="_5f_pointillés_20_gris"><text:span text:style-name="T273">− </text:span></text:span><text:span text:style-name="_5f_pointillés_20_gris"><text:span text:style-name="T293">2 </text:span></text:span><text:span text:style-name="_5f_pointillés_20_gris"><text:span text:style-name="T273"></text:span></text:span><text:span text:style-name="_5f_pointillés_20_gris"><text:span text:style-name="T293"> </text:span></text:span><text:span text:style-name="_5f_pointillés_20_gris"><text:span text:style-name="T248">10</text:span></text:span><text:span text:style-name="_5f_variable"><text:span text:style-name="T285">u</text:span></text:span><text:span text:style-name="_5f_pointillés_20_gris"><text:span text:style-name="T248">.</text:span></text:span></text:p>
                </text:list-header>
              </text:list>
            </text:list-item>
          </text:list>
        </text:list-item>
      </text:list>
      <text:list xml:id="list134011709969309" text:continue-list="list134012876929778" text:style-name="liste_5f_abc">
        <text:list-item>
          <text:p text:style-name="P110"><text:span text:style-name="T200">On considère l’expressio</text:span><text:span text:style-name="T199">n C</text:span><text:span text:style-name="T28"> </text:span><text:span text:style-name="T49">=</text:span><text:span text:style-name="T28"> </text:span><text:span text:style-name="T199">3</text:span><text:span text:style-name="_5f_variable"><text:span text:style-name="T8">x</text:span></text:span><text:span text:style-name="T27"> </text:span><text:span text:style-name="T46">−</text:span><text:span text:style-name="T27"> </text:span><text:span text:style-name="T199">(2</text:span><text:span text:style-name="_5f_variable"><text:span text:style-name="T8">x</text:span></text:span><text:span text:style-name="_5f_variable"><text:span text:style-name="T27"> </text:span></text:span><text:span text:style-name="_5f_variable"><text:span text:style-name="T357"></text:span></text:span><text:span text:style-name="_5f_variable"><text:span text:style-name="T28"> </text:span></text:span><text:span text:style-name="T199">5) </text:span><text:span text:style-name="T14">×</text:span><text:span text:style-name="T199"> 4.</text:span></text:p>
        </text:list-item>
      </text:list>
      <text:list xml:id="list134011501612461" text:continue-list="list134013301618736" text:style-name="List_20_1">
        <text:list-item>
          <text:p text:style-name="P113">Ajoute des crochets autour de l’opération prioritaire.</text:p>
        </text:list-item>
        <text:list-item>
          <text:p text:style-name="P111"><text:span text:style-name="T365">Développe et réduis</text:span> l’expression C.</text:p>
        </text:list-item>
      </text:list>
      <text:list xml:id="list134011980219310" text:continue-list="list134012316167733" text:style-name="_5f_Numérotation_20_des_20_exercices_20_livrets">
        <text:list-item>
          <text:list>
            <text:list-header>
              <text:p text:style-name="P120"><text:span text:style-name="_5f_pointillés_20_gris"><text:span text:style-name="T180">C</text:span></text:span><text:span text:style-name="_5f_pointillés_20_gris"><text:span text:style-name="T176"> </text:span></text:span><text:span text:style-name="_5f_pointillés_20_gris"><text:span text:style-name="T79">=</text:span></text:span><text:span text:style-name="_5f_pointillés_20_gris"><text:span text:style-name="T176"> </text:span></text:span><text:span text:style-name="_5f_pointillés_20_gris"><text:span text:style-name="T180">3</text:span></text:span><text:span text:style-name="_5f_variable"><text:span text:style-name="T83">x </text:span></text:span><text:span text:style-name="_5f_variable"><text:span text:style-name="T81"></text:span></text:span><text:span text:style-name="_5f_variable"><text:span text:style-name="T83"> </text:span></text:span><text:span text:style-name="_5f_pointillés_20_gris"><text:span text:style-name="T186">[</text:span></text:span><text:span text:style-name="_5f_variable"><text:span text:style-name="T173">(</text:span></text:span><text:span text:style-name="_5f_pointillés_20_gris"><text:span text:style-name="T78">−</text:span></text:span><text:span text:style-name="_5f_variable"><text:span text:style-name="T172">4</text:span></text:span><text:span text:style-name="_5f_variable"><text:span text:style-name="T173">)</text:span></text:span><text:span text:style-name="_5f_pointillés_20_gris"><text:span text:style-name="T174"> </text:span></text:span><text:span text:style-name="_5f_pointillés_20_gris"><text:span text:style-name="T190">×</text:span></text:span><text:span text:style-name="_5f_pointillés_20_gris"><text:span text:style-name="T177"> </text:span></text:span><text:span text:style-name="_5f_pointillés_20_gris"><text:span text:style-name="T180">(2</text:span></text:span><text:span text:style-name="_5f_variable"><text:span text:style-name="T83">x</text:span></text:span><text:span text:style-name="_5f_variable"><text:span text:style-name="T178"> </text:span></text:span><text:span text:style-name="_5f_variable"><text:span text:style-name="T81"></text:span></text:span><text:span text:style-name="_5f_variable"><text:span text:style-name="T179"> </text:span></text:span><text:span text:style-name="_5f_pointillés_20_gris"><text:span text:style-name="T180">5)</text:span></text:span><text:span text:style-name="_5f_pointillés_20_gris"><text:span text:style-name="T185">]</text:span></text:span></text:p>
            </text:list-header>
          </text:list>
        </text:list-item>
      </text:list>
      <text:p text:style-name="P68"><text:span text:style-name="_5f_pointillés_20_gris"><text:span text:style-name="T180">C</text:span></text:span><text:span text:style-name="_5f_pointillés_20_gris"><text:span text:style-name="T176"> </text:span></text:span><text:span text:style-name="_5f_pointillés_20_gris"><text:span text:style-name="T79">=</text:span></text:span><text:span text:style-name="_5f_pointillés_20_gris"><text:span text:style-name="T176"> </text:span></text:span><text:span text:style-name="_5f_pointillés_20_gris"><text:span text:style-name="T182">3</text:span></text:span><text:span text:style-name="_5f_variable"><text:span text:style-name="T84">x</text:span></text:span><text:span text:style-name="_5f_variable"><text:span text:style-name="T172"> </text:span></text:span><text:span text:style-name="_5f_pointillés_20_gris"><text:span text:style-name="T172">− </text:span></text:span><text:span text:style-name="_5f_variable"><text:span text:style-name="T172">8</text:span></text:span><text:span text:style-name="_5f_variable"><text:span text:style-name="T85">x</text:span></text:span><text:span text:style-name="_5f_pointillés_20_gris"><text:span text:style-name="T175"> </text:span></text:span><text:span text:style-name="_5f_pointillés_20_gris"><text:span text:style-name="T78">−</text:span></text:span><text:span text:style-name="_5f_pointillés_20_gris"><text:span text:style-name="T175"> 2</text:span></text:span><text:span text:style-name="_5f_pointillés_20_gris"><text:span text:style-name="T184">0</text:span></text:span></text:p>
      <text:p text:style-name="P68"><text:span text:style-name="_5f_pointillés_20_gris"><text:span text:style-name="T116">C</text:span></text:span><text:span text:style-name="_5f_pointillés_20_gris"><text:span text:style-name="T93"> </text:span></text:span><text:span text:style-name="_5f_pointillés_20_gris"><text:span text:style-name="T100">=</text:span></text:span><text:span text:style-name="_5f_pointillés_20_gris"><text:span text:style-name="T93"> </text:span></text:span><text:span text:style-name="_5f_pointillés_20_gris"><text:span text:style-name="T100">− </text:span></text:span><text:span text:style-name="_5f_pointillés_20_gris"><text:span text:style-name="T93">5</text:span></text:span><text:span text:style-name="_5f_variable"><text:span text:style-name="T121">x</text:span></text:span><text:span text:style-name="_5f_pointillés_20_gris"><text:span text:style-name="T94"> </text:span></text:span><text:span text:style-name="_5f_pointillés_20_gris"><text:span text:style-name="T102">− </text:span></text:span><text:span text:style-name="_5f_pointillés_20_gris"><text:span text:style-name="T94">2</text:span></text:span><text:span text:style-name="_5f_pointillés_20_gris"><text:span text:style-name="T119">0</text:span></text:span></text:p>
      <text:list xml:id="list134013508183471" text:continue-list="list134011947478090" text:style-name="Num_5f_Exo">
        <text:list-item>
          <text:list>
            <text:list-item>
              <text:h text:style-name="P81" text:outline-level="1"> Développe et réduis chaque expression.</text:h>
            </text:list-item>
          </text:list>
        </text:list-item>
      </text:list>
      <text:section text:style-name="Sect2" text:name="Section1">
        <text:p text:style-name="P44">A <text:span text:style-name="_5f_Symbole"><text:span text:style-name="T58">=</text:span></text:span> 3( <text:span text:style-name="_5f_variable"><text:span text:style-name="T4">x</text:span></text:span> <text:span text:style-name="_5f_variable"><text:span text:style-name="T46"></text:span></text:span> 6) <text:span text:style-name="T34">−</text:span> 2</text:p>
        <text:p text:style-name="P46"><text:span text:style-name="_5f_pointillés_20_gris"><text:span text:style-name="T248">A </text:span></text:span><text:span text:style-name="_5f_Symbole"><text:span text:style-name="T294">=</text:span></text:span><text:span text:style-name="_5f_pointillés_20_gris"><text:span text:style-name="T248"> 3</text:span></text:span><text:span text:style-name="_5f_variable"><text:span text:style-name="T285">x</text:span></text:span><text:span text:style-name="_5f_pointillés_20_gris"><text:span text:style-name="T248"> </text:span></text:span><text:span text:style-name="_5f_variable"><text:span text:style-name="T278"></text:span></text:span><text:span text:style-name="_5f_pointillés_20_gris"><text:span text:style-name="T248"> </text:span></text:span><text:span text:style-name="_5f_pointillés_20_gris"><text:span text:style-name="T269">18</text:span></text:span><text:span text:style-name="_5f_pointillés_20_gris"><text:span text:style-name="T248"> </text:span></text:span><text:span text:style-name="_5f_pointillés_20_gris"><text:span text:style-name="T273">−</text:span></text:span><text:span text:style-name="_5f_pointillés_20_gris"><text:span text:style-name="T248"> 2</text:span></text:span></text:p>
        <text:p text:style-name="P46"><text:span text:style-name="_5f_pointillés_20_gris"><text:span text:style-name="T257">A </text:span></text:span><text:span text:style-name="_5f_Symbole"><text:span text:style-name="T294">=</text:span></text:span><text:span text:style-name="_5f_pointillés_20_gris"><text:span text:style-name="T257"> 3</text:span></text:span><text:span text:style-name="_5f_variable"><text:span text:style-name="T287">x</text:span></text:span><text:span text:style-name="_5f_pointillés_20_gris"><text:span text:style-name="T257"> </text:span></text:span><text:span text:style-name="_5f_variable"><text:span text:style-name="T279"></text:span></text:span><text:span text:style-name="_5f_pointillés_20_gris"><text:span text:style-name="T257"> </text:span></text:span><text:span text:style-name="_5f_pointillés_20_gris"><text:span text:style-name="T269">16</text:span></text:span></text:p>
        <text:p text:style-name="P45">B <text:span text:style-name="_5f_Symbole"><text:span text:style-name="T58">=</text:span></text:span> 4 <text:span text:style-name="_5f_variable"><text:span text:style-name="T46"></text:span></text:span> 3(2 <text:span text:style-name="_5f_variable"><text:span text:style-name="T4">y</text:span></text:span> <text:span text:style-name="T34">−</text:span> 2)</text:p>
        <text:p text:style-name="P47"><text:span text:style-name="_5f_pointillés_20_gris"><text:span text:style-name="T248">B </text:span></text:span><text:span text:style-name="_5f_Symbole"><text:span text:style-name="T294">=</text:span></text:span><text:span text:style-name="_5f_pointillés_20_gris"><text:span text:style-name="T248"> 4 </text:span></text:span><text:span text:style-name="_5f_variable"><text:span text:style-name="T278"></text:span></text:span><text:span text:style-name="_5f_pointillés_20_gris"><text:span text:style-name="T248"> </text:span></text:span><text:span text:style-name="_5f_pointillés_20_gris"><text:span text:style-name="T269">6</text:span></text:span><text:span text:style-name="_5f_pointillés_20_gris"><text:span text:style-name="T248"> </text:span></text:span><text:span text:style-name="_5f_variable"><text:span text:style-name="T285">y</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69">6</text:span></text:span></text:p>
        <text:p text:style-name="P48"><text:span text:style-name="_5f_pointillés_20_gris"><text:span text:style-name="T257">B </text:span></text:span><text:span text:style-name="_5f_Symbole"><text:span text:style-name="T294">=</text:span></text:span><text:span text:style-name="_5f_pointillés_20_gris"><text:span text:style-name="T257"> </text:span></text:span><text:span text:style-name="_5f_pointillés_20_gris"><text:span text:style-name="T273">−</text:span></text:span><text:span text:style-name="_5f_pointillés_20_gris"><text:span text:style-name="T248"> </text:span></text:span><text:span text:style-name="_5f_pointillés_20_gris"><text:span text:style-name="T256">2 </text:span></text:span><text:span text:style-name="_5f_variable"><text:span text:style-name="T279"></text:span></text:span><text:span text:style-name="_5f_pointillés_20_gris"><text:span text:style-name="T257"> </text:span></text:span><text:span text:style-name="_5f_pointillés_20_gris"><text:span text:style-name="T269">6</text:span></text:span><text:span text:style-name="_5f_pointillés_20_gris"><text:span text:style-name="T257"> </text:span></text:span><text:span text:style-name="_5f_variable"><text:span text:style-name="T287">y</text:span></text:span></text:p>
        <text:p text:style-name="P45">C <text:span text:style-name="_5f_Symbole"><text:span text:style-name="T58">=</text:span></text:span> 3,5(2 <text:span text:style-name="T34">−</text:span> <text:span text:style-name="_5f_variable"><text:span text:style-name="T4">x</text:span></text:span>) <text:span text:style-name="_5f_variable"><text:span text:style-name="T46"></text:span></text:span> 8,2</text:p>
        <text:p text:style-name="P47"><text:span text:style-name="_5f_pointillés_20_gris"><text:span text:style-name="T248">C </text:span></text:span><text:span text:style-name="_5f_Symbole"><text:span text:style-name="T294">=</text:span></text:span><text:span text:style-name="_5f_pointillés_20_gris"><text:span text:style-name="T248"> </text:span></text:span><text:span text:style-name="_5f_pointillés_20_gris"><text:span text:style-name="T269">7</text:span></text:span><text:span text:style-name="_5f_pointillés_20_gris"><text:span text:style-name="T248"> </text:span></text:span><text:span text:style-name="_5f_pointillés_20_gris"><text:span text:style-name="T273">−</text:span></text:span><text:span text:style-name="_5f_pointillés_20_gris"><text:span text:style-name="T248"> 3,5</text:span></text:span><text:span text:style-name="_5f_variable"><text:span text:style-name="T285">x</text:span></text:span><text:span text:style-name="_5f_pointillés_20_gris"><text:span text:style-name="T248"> </text:span></text:span><text:span text:style-name="_5f_variable"><text:span text:style-name="T278"></text:span></text:span><text:span text:style-name="_5f_pointillés_20_gris"><text:span text:style-name="T248"> 8,2</text:span></text:span></text:p>
        <text:p text:style-name="P47"><text:span text:style-name="_5f_pointillés_20_gris"><text:span text:style-name="T257">C </text:span></text:span><text:span text:style-name="_5f_Symbole"><text:span text:style-name="T294">=</text:span></text:span><text:span text:style-name="_5f_pointillés_20_gris"><text:span text:style-name="T257"> </text:span></text:span><text:span text:style-name="_5f_pointillés_20_gris"><text:span text:style-name="T269">15,2</text:span></text:span><text:span text:style-name="_5f_pointillés_20_gris"><text:span text:style-name="T257"> </text:span></text:span><text:span text:style-name="_5f_pointillés_20_gris"><text:span text:style-name="T275">−</text:span></text:span><text:span text:style-name="_5f_pointillés_20_gris"><text:span text:style-name="T257"> 3,5</text:span></text:span><text:span text:style-name="_5f_variable"><text:span text:style-name="T287">x</text:span></text:span></text:p>
        <text:p text:style-name="P45">D <text:span text:style-name="_5f_Symbole"><text:span text:style-name="T58">=</text:span></text:span> 9(<text:span text:style-name="_5f_variable"><text:span text:style-name="T4">x</text:span></text:span> <text:span text:style-name="T34">−</text:span> 6) <text:span text:style-name="_5f_variable"><text:span text:style-name="T46"></text:span></text:span> 2<text:span text:style-name="_5f_variable"><text:span text:style-name="T4">x</text:span></text:span></text:p>
        <text:p text:style-name="P47"><text:span text:style-name="_5f_pointillés_20_gris"><text:span text:style-name="T248">D </text:span></text:span><text:span text:style-name="_5f_Symbole"><text:span text:style-name="T294">=</text:span></text:span><text:span text:style-name="_5f_pointillés_20_gris"><text:span text:style-name="T248"> 9</text:span></text:span><text:span text:style-name="_5f_variable"><text:span text:style-name="T285">x</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69">54</text:span></text:span><text:span text:style-name="_5f_pointillés_20_gris"><text:span text:style-name="T248"> </text:span></text:span><text:span text:style-name="_5f_variable"><text:span text:style-name="T278"></text:span></text:span><text:span text:style-name="_5f_pointillés_20_gris"><text:span text:style-name="T248"> 2</text:span></text:span><text:span text:style-name="_5f_variable"><text:span text:style-name="T285">x</text:span></text:span></text:p>
        <text:p text:style-name="P47"><text:span text:style-name="_5f_pointillés_20_gris"><text:span text:style-name="T257">D </text:span></text:span><text:span text:style-name="_5f_Symbole"><text:span text:style-name="T294">=</text:span></text:span><text:span text:style-name="_5f_pointillés_20_gris"><text:span text:style-name="T257"> </text:span></text:span><text:span text:style-name="_5f_pointillés_20_gris"><text:span text:style-name="T260">11</text:span></text:span><text:span text:style-name="_5f_variable"><text:span text:style-name="T287">x</text:span></text:span><text:span text:style-name="_5f_pointillés_20_gris"><text:span text:style-name="T257"> </text:span></text:span><text:span text:style-name="_5f_pointillés_20_gris"><text:span text:style-name="T275">−</text:span></text:span><text:span text:style-name="_5f_pointillés_20_gris"><text:span text:style-name="T257"> </text:span></text:span><text:span text:style-name="_5f_pointillés_20_gris"><text:span text:style-name="T269">54</text:span></text:span></text:p>
      </text:section>
      <text:list xml:id="list134011801603145" text:continue-numbering="true" text:style-name="Num_5f_Exo">
        <text:list-item>
          <text:list>
            <text:list-item>
              <text:h text:style-name="P134" text:outline-level="1"><text:span text:style-name="T322"> Développe et r</text:span>éduis chaque expression.</text:h>
            </text:list-item>
          </text:list>
        </text:list-item>
      </text:list>
      <text:section text:style-name="Sect2" text:name="Section2">
        <text:p text:style-name="P60"><text:span text:style-name="_5f_BVS">F </text:span><text:span text:style-name="_5f_Symbole"><text:span text:style-name="T58">=</text:span></text:span><text:span text:style-name="_5f_BVS"> </text:span><text:span text:style-name="_5f_variables"><text:span text:style-name="T6">x</text:span></text:span><text:span text:style-name="_5f_BVS"><text:span text:style-name="T351"> (</text:span></text:span><text:span text:style-name="_5f_variables"><text:span text:style-name="T6">x</text:span></text:span><text:span text:style-name="_5f_BVS"><text:span text:style-name="T351"> </text:span></text:span><text:span text:style-name="_5f_variable"><text:span text:style-name="T47"></text:span></text:span><text:span text:style-name="_5f_BVS"><text:span text:style-name="T351"> 6) </text:span></text:span><text:span text:style-name="_5f_BVS"><text:span text:style-name="T35">−</text:span></text:span><text:span text:style-name="_5f_BVS"><text:span text:style-name="T351"> </text:span></text:span><text:span text:style-name="_5f_variables"><text:span text:style-name="T6">x</text:span></text:span></text:p>
        <text:p text:style-name="P54"><text:span text:style-name="_5f_BVS"><text:span text:style-name="T68">F </text:span></text:span><text:span text:style-name="_5f_Symbole"><text:span text:style-name="T61">=</text:span></text:span><text:span text:style-name="_5f_BVS"><text:span text:style-name="T68"> </text:span></text:span><text:span text:style-name="_5f_variables"><text:span text:style-name="T65">x</text:span></text:span><text:span text:style-name="_5f_variables"><text:span text:style-name="T66">² </text:span></text:span><text:span text:style-name="_5f_variable"><text:span text:style-name="T56"></text:span></text:span><text:span text:style-name="_5f_BVS"><text:span text:style-name="T69"> 6</text:span></text:span><text:span text:style-name="_5f_variables"><text:span text:style-name="T65">x</text:span></text:span><text:span text:style-name="_5f_BVS"><text:span text:style-name="T69"> </text:span></text:span><text:span text:style-name="_5f_BVS"><text:span text:style-name="T54">−</text:span></text:span><text:span text:style-name="_5f_BVS"><text:span text:style-name="T69"> </text:span></text:span><text:span text:style-name="_5f_variables"><text:span text:style-name="T65">x</text:span></text:span></text:p>
        <text:p text:style-name="P54"><text:span text:style-name="_5f_BVS"><text:span text:style-name="T68">F </text:span></text:span><text:span text:style-name="_5f_Symbole"><text:span text:style-name="T61">=</text:span></text:span><text:span text:style-name="_5f_BVS"><text:span text:style-name="T68"> </text:span></text:span><text:span text:style-name="_5f_variables"><text:span text:style-name="T65">x</text:span></text:span><text:span text:style-name="_5f_variables"><text:span text:style-name="T66">² </text:span></text:span><text:span text:style-name="_5f_variable"><text:span text:style-name="T56"></text:span></text:span><text:span text:style-name="_5f_BVS"><text:span text:style-name="T69"> </text:span></text:span><text:span text:style-name="_5f_BVS"><text:span text:style-name="T70">5</text:span></text:span><text:span text:style-name="_5f_variables"><text:span text:style-name="T65">x</text:span></text:span></text:p>
        <text:p text:style-name="P60"><text:span text:style-name="_5f_BVS"><text:span text:style-name="T350">G</text:span></text:span><text:span text:style-name="_5f_BVS"> </text:span><text:span text:style-name="_5f_Symbole"><text:span text:style-name="T58">=</text:span></text:span><text:span text:style-name="_5f_BVS"> </text:span><text:span text:style-name="_5f_BVS"><text:span text:style-name="T171">2</text:span></text:span><text:span text:style-name="_5f_variables"><text:span text:style-name="T6">x</text:span></text:span><text:span text:style-name="_5f_BVS"><text:span text:style-name="T351">(</text:span></text:span><text:span text:style-name="_5f_variables"><text:span text:style-name="T6">x </text:span></text:span><text:span text:style-name="_5f_variable"><text:span text:style-name="T47"></text:span></text:span><text:span text:style-name="_5f_BVS"><text:span text:style-name="T351"> </text:span></text:span><text:span text:style-name="_5f_BVS"><text:span text:style-name="T171">1</text:span></text:span><text:span text:style-name="_5f_BVS"><text:span text:style-name="T351">) </text:span></text:span><text:span text:style-name="_5f_BVS"><text:span text:style-name="T35">−</text:span></text:span><text:span text:style-name="_5f_BVS"><text:span text:style-name="T351"> </text:span></text:span><text:span text:style-name="_5f_BVS"><text:span text:style-name="T171">4</text:span></text:span><text:span text:style-name="_5f_variables"><text:span text:style-name="T6">x</text:span></text:span><text:span text:style-name="_5f_BVS"><text:span text:style-name="T351">²</text:span></text:span></text:p>
        <text:p text:style-name="P54"><text:span text:style-name="_5f_BVS"><text:span text:style-name="T71">G</text:span></text:span><text:span text:style-name="_5f_BVS"><text:span text:style-name="T68"> </text:span></text:span><text:span text:style-name="_5f_Symbole"><text:span text:style-name="T61">=</text:span></text:span><text:span text:style-name="_5f_BVS"><text:span text:style-name="T68"> </text:span></text:span><text:span text:style-name="_5f_BVS"><text:span text:style-name="T96">2</text:span></text:span><text:span text:style-name="_5f_variables"><text:span text:style-name="T65">x</text:span></text:span><text:span text:style-name="_5f_BVS"><text:span text:style-name="T70">²</text:span></text:span><text:span text:style-name="_5f_variables"><text:span text:style-name="T65"> </text:span></text:span><text:span text:style-name="_5f_variable"><text:span text:style-name="T56"></text:span></text:span><text:span text:style-name="_5f_BVS"><text:span text:style-name="T69"> </text:span></text:span><text:span text:style-name="_5f_BVS"><text:span text:style-name="T96">2</text:span></text:span><text:span text:style-name="_5f_variables"><text:span text:style-name="T65">x</text:span></text:span><text:span text:style-name="_5f_variables"><text:span text:style-name="T97"> </text:span></text:span><text:span text:style-name="_5f_BVS"><text:span text:style-name="T54">−</text:span></text:span><text:span text:style-name="_5f_BVS"><text:span text:style-name="T69"> </text:span></text:span><text:span text:style-name="_5f_BVS"><text:span text:style-name="T96">4</text:span></text:span><text:span text:style-name="_5f_variables"><text:span text:style-name="T65">x</text:span></text:span><text:span text:style-name="_5f_BVS"><text:span text:style-name="T69">²</text:span></text:span></text:p>
        <text:p text:style-name="P52"><text:span text:style-name="_5f_BVS"><text:span text:style-name="T71">G</text:span></text:span><text:span text:style-name="_5f_BVS"><text:span text:style-name="T68"> </text:span></text:span><text:span text:style-name="_5f_Symbole"><text:span text:style-name="T61">=</text:span></text:span><text:span text:style-name="_5f_BVS"><text:span text:style-name="T68"> </text:span></text:span><text:span text:style-name="_5f_BVS"><text:span text:style-name="T54">−</text:span></text:span><text:span text:style-name="_5f_BVS"><text:span text:style-name="T69"> </text:span></text:span><text:span text:style-name="_5f_BVS"><text:span text:style-name="T96">2</text:span></text:span><text:span text:style-name="_5f_variables"><text:span text:style-name="T65">x</text:span></text:span><text:span text:style-name="_5f_BVS"><text:span text:style-name="T70">²</text:span></text:span><text:span text:style-name="_5f_variables"><text:span text:style-name="T65"> </text:span></text:span><text:span text:style-name="_5f_variable"><text:span text:style-name="T56"></text:span></text:span><text:span text:style-name="_5f_BVS"><text:span text:style-name="T69"> </text:span></text:span><text:span text:style-name="_5f_BVS"><text:span text:style-name="T96">2</text:span></text:span><text:span text:style-name="_5f_variables"><text:span text:style-name="T65">x</text:span></text:span><text:span text:style-name="_5f_variables"><text:span text:style-name="T97"> </text:span></text:span></text:p>
        <text:p text:style-name="P60"><text:span text:style-name="_5f_BVS"><text:span text:style-name="T337">H</text:span></text:span><text:span text:style-name="_5f_BVS"><text:span text:style-name="T336"> </text:span></text:span><text:span text:style-name="_5f_Symbole"><text:span text:style-name="T59">=</text:span></text:span><text:span text:style-name="_5f_BVS"><text:span text:style-name="T336"> </text:span></text:span><text:span text:style-name="_5f_variables"><text:span text:style-name="T6">x</text:span></text:span><text:span text:style-name="_5f_BVS"><text:span text:style-name="T337">(</text:span></text:span><text:span text:style-name="_5f_variables"><text:span text:style-name="T6">y</text:span></text:span><text:span text:style-name="_5f_BVS"><text:span text:style-name="T337"> </text:span></text:span><text:span text:style-name="_5f_BVS"><text:span text:style-name="T38">−</text:span></text:span><text:span text:style-name="_5f_BVS"><text:span text:style-name="T337"> 2) </text:span></text:span><text:span text:style-name="_5f_variable"><text:span text:style-name="T48"></text:span></text:span><text:span text:style-name="_5f_BVS"><text:span text:style-name="T337"> </text:span></text:span><text:span text:style-name="_5f_variables"><text:span text:style-name="T6">xy</text:span></text:span></text:p>
        <text:p text:style-name="P55"><text:span text:style-name="_5f_BVS"><text:span text:style-name="T63">H</text:span></text:span><text:span text:style-name="_5f_BVS"><text:span text:style-name="T62"> </text:span></text:span><text:span text:style-name="_5f_Symbole"><text:span text:style-name="T60">=</text:span></text:span><text:span text:style-name="_5f_BVS"><text:span text:style-name="T62"> </text:span></text:span><text:span text:style-name="_5f_variables"><text:span text:style-name="T65">xy</text:span></text:span><text:span text:style-name="_5f_BVS"><text:span text:style-name="T63"> </text:span></text:span><text:span text:style-name="_5f_BVS"><text:span text:style-name="T55">−</text:span></text:span><text:span text:style-name="_5f_BVS"><text:span text:style-name="T63"> 2</text:span></text:span><text:span text:style-name="_5f_variables"><text:span text:style-name="T65">x  </text:span></text:span><text:span text:style-name="_5f_variable"><text:span text:style-name="T57"></text:span></text:span><text:span text:style-name="_5f_BVS"><text:span text:style-name="T63"> </text:span></text:span><text:span text:style-name="_5f_variables"><text:span text:style-name="T65">xy</text:span></text:span></text:p>
        <text:p text:style-name="P55"><text:span text:style-name="_5f_BVS"><text:span text:style-name="T63">H</text:span></text:span><text:span text:style-name="_5f_BVS"><text:span text:style-name="T62"> </text:span></text:span><text:span text:style-name="_5f_Symbole"><text:span text:style-name="T60">=</text:span></text:span><text:span text:style-name="_5f_BVS"><text:span text:style-name="T62"> </text:span></text:span><text:span text:style-name="_5f_BVS"><text:span text:style-name="T63">2</text:span></text:span><text:span text:style-name="_5f_variables"><text:span text:style-name="T65">xy</text:span></text:span><text:span text:style-name="_5f_BVS"><text:span text:style-name="T63"> </text:span></text:span><text:span text:style-name="_5f_BVS"><text:span text:style-name="T55">−</text:span></text:span><text:span text:style-name="_5f_BVS"><text:span text:style-name="T63"> 2</text:span></text:span><text:span text:style-name="_5f_variables"><text:span text:style-name="T65">x</text:span></text:span></text:p>
        <text:p text:style-name="P60"><text:span text:style-name="_5f_BVS"><text:span text:style-name="T351">I</text:span></text:span><text:span text:style-name="_5f_BVS"> </text:span><text:span text:style-name="_5f_Symbole"><text:span text:style-name="T58">=</text:span></text:span><text:span text:style-name="_5f_BVS"> </text:span><text:span text:style-name="_5f_BVS"><text:span text:style-name="T351">3</text:span></text:span><text:span text:style-name="_5f_variables"><text:span text:style-name="T6">x</text:span></text:span><text:span text:style-name="_5f_BVS"><text:span text:style-name="T351">(</text:span></text:span><text:span text:style-name="_5f_variables"><text:span text:style-name="T6">x</text:span></text:span><text:span text:style-name="_5f_BVS"><text:span text:style-name="T351"> </text:span></text:span><text:span text:style-name="_5f_variable"><text:span text:style-name="T47"></text:span></text:span><text:span text:style-name="_5f_BVS"><text:span text:style-name="T351"> 4) </text:span></text:span><text:span text:style-name="_5f_BVS"><text:span text:style-name="T35">−</text:span></text:span><text:span text:style-name="_5f_BVS"><text:span text:style-name="T351"> 6</text:span></text:span><text:span text:style-name="_5f_variables"><text:span text:style-name="T6">x</text:span></text:span><text:span text:style-name="_5f_BVS"><text:span text:style-name="T351">²</text:span></text:span></text:p>
        <text:p text:style-name="P55"><text:span text:style-name="_5f_BVS"><text:span text:style-name="T69">I</text:span></text:span><text:span text:style-name="_5f_BVS"><text:span text:style-name="T68"> </text:span></text:span><text:span text:style-name="_5f_Symbole"><text:span text:style-name="T61">=</text:span></text:span><text:span text:style-name="_5f_BVS"><text:span text:style-name="T68"> </text:span></text:span><text:span text:style-name="_5f_BVS"><text:span text:style-name="T69">3</text:span></text:span><text:span text:style-name="_5f_variables"><text:span text:style-name="T65">x</text:span></text:span><text:span text:style-name="_5f_variables"><text:span text:style-name="T67">² </text:span></text:span><text:span text:style-name="_5f_BVS"><text:span text:style-name="T69"> </text:span></text:span><text:span text:style-name="_5f_variable"><text:span text:style-name="T56"></text:span></text:span><text:span text:style-name="_5f_BVS"><text:span text:style-name="T73"> </text:span></text:span><text:span text:style-name="_5f_BVS"><text:span text:style-name="T72">12</text:span></text:span><text:span text:style-name="_5f_variables"><text:span text:style-name="T65">x </text:span></text:span><text:span text:style-name="_5f_BVS"><text:span text:style-name="T54">−</text:span></text:span><text:span text:style-name="_5f_BVS"><text:span text:style-name="T69"> 6</text:span></text:span><text:span text:style-name="_5f_variables"><text:span text:style-name="T65">x</text:span></text:span><text:span text:style-name="_5f_BVS"><text:span text:style-name="T69">²</text:span></text:span></text:p>
        <text:p text:style-name="P52"><text:span text:style-name="_5f_BVS"><text:span text:style-name="T69">I</text:span></text:span><text:span text:style-name="_5f_BVS"><text:span text:style-name="T68"> </text:span></text:span><text:span text:style-name="_5f_Symbole"><text:span text:style-name="T61">=</text:span></text:span><text:span text:style-name="_5f_BVS"><text:span text:style-name="T68"> </text:span></text:span><text:span text:style-name="_5f_BVS"><text:span text:style-name="T54">−</text:span></text:span><text:span text:style-name="_5f_BVS"><text:span text:style-name="T68"> </text:span></text:span><text:span text:style-name="_5f_BVS"><text:span text:style-name="T69">3</text:span></text:span><text:span text:style-name="_5f_variables"><text:span text:style-name="T65">x</text:span></text:span><text:span text:style-name="_5f_variables"><text:span text:style-name="T67">² </text:span></text:span><text:span text:style-name="_5f_BVS"><text:span text:style-name="T69"> </text:span></text:span><text:span text:style-name="_5f_variable"><text:span text:style-name="T56"></text:span></text:span><text:span text:style-name="_5f_BVS"><text:span text:style-name="T73"> </text:span></text:span><text:span text:style-name="_5f_BVS"><text:span text:style-name="T72">12</text:span></text:span><text:span text:style-name="_5f_variables"><text:span text:style-name="T65">x</text:span></text:span></text:p>
      </text:section>
      <text:list xml:id="list134013288651937" text:continue-numbering="true" text:style-name="Num_5f_Exo">
        <text:list-item>
          <text:list>
            <text:list-header>
              <text:h text:style-name="P79" text:outline-level="1"/>
            </text:list-header>
            <text:list-item>
              <text:h text:style-name="P75" text:outline-level="1"><text:span text:style-name="T322">Développe et r</text:span>éduis chaque expression.</text:h>
            </text:list-item>
          </text:list>
        </text:list-item>
      </text:list>
      <text:p text:style-name="P59"><text:span text:style-name="T139">A </text:span><text:span text:style-name="T140">=</text:span><text:span text:style-name="T139"> </text:span><text:span text:style-name="T141">−</text:span><text:span text:style-name="T139">2(</text:span><text:span text:style-name="_5f_variables"><text:span text:style-name="T360">x</text:span></text:span><text:span text:style-name="T139"> </text:span><text:span text:style-name="T141">−</text:span><text:span text:style-name="T139"> 5) </text:span><text:span text:style-name="T141">−</text:span><text:span text:style-name="T139"> 3(7 </text:span><text:span text:style-name="T141">−</text:span><text:span text:style-name="T139"> 4</text:span><text:span text:style-name="_5f_variables"><text:span text:style-name="T360">x</text:span></text:span><text:span text:style-name="T139">)</text:span></text:p>
      <text:p text:style-name="P58"><text:span text:style-name="_5f_pointillés_20_gris"><text:span text:style-name="T161">A </text:span></text:span><text:span text:style-name="_5f_pointillés_20_gris"><text:span text:style-name="T153">=</text:span></text:span><text:span text:style-name="_5f_pointillés_20_gris"><text:span text:style-name="T161"> </text:span></text:span><text:span text:style-name="_5f_pointillés_20_gris"><text:span text:style-name="T153">−</text:span></text:span><text:span text:style-name="_5f_pointillés_20_gris"><text:span text:style-name="T161">2</text:span></text:span><text:span text:style-name="_5f_variables"><text:span text:style-name="T362">x</text:span></text:span><text:span text:style-name="_5f_pointillés_20_gris"><text:span text:style-name="T161"> </text:span></text:span><text:span text:style-name="_5f_pointillés_20_gris"><text:span text:style-name="T307"></text:span></text:span><text:span text:style-name="_5f_pointillés_20_gris"><text:span text:style-name="T161"> </text:span></text:span><text:span text:style-name="_5f_pointillés_20_gris"><text:span text:style-name="T162">10</text:span></text:span><text:span text:style-name="_5f_pointillés_20_gris"><text:span text:style-name="T161"> </text:span></text:span><text:span text:style-name="_5f_pointillés_20_gris"><text:span text:style-name="T153">−</text:span></text:span><text:span text:style-name="_5f_pointillés_20_gris"><text:span text:style-name="T161"> </text:span></text:span><text:span text:style-name="_5f_pointillés_20_gris"><text:span text:style-name="T162">21</text:span></text:span><text:span text:style-name="_5f_pointillés_20_gris"><text:span text:style-name="T161"> </text:span></text:span><text:span text:style-name="_5f_pointillés_20_gris"><text:span text:style-name="T307"></text:span></text:span><text:span text:style-name="_5f_pointillés_20_gris"><text:span text:style-name="T161"> </text:span></text:span><text:span text:style-name="_5f_pointillés_20_gris"><text:span text:style-name="T162">12</text:span></text:span><text:span text:style-name="_5f_variables"><text:span text:style-name="T362">x</text:span></text:span></text:p>
      <text:p text:style-name="P50"><text:span text:style-name="_5f_pointillés_20_gris"><text:span text:style-name="T161">A </text:span></text:span><text:span text:style-name="_5f_pointillés_20_gris"><text:span text:style-name="T153">=</text:span></text:span><text:span text:style-name="_5f_pointillés_20_gris"><text:span text:style-name="T161"> </text:span></text:span><text:span text:style-name="_5f_pointillés_20_gris"><text:span text:style-name="T162">10</text:span></text:span><text:span text:style-name="_5f_variables"><text:span text:style-name="T362">x</text:span></text:span><text:span text:style-name="_5f_pointillés_20_gris"><text:span text:style-name="T163"> </text:span></text:span><text:span text:style-name="_5f_pointillés_20_gris"><text:span text:style-name="T153">−</text:span></text:span><text:span text:style-name="_5f_pointillés_20_gris"><text:span text:style-name="T161"> </text:span></text:span><text:span text:style-name="_5f_pointillés_20_gris"><text:span text:style-name="T162">11</text:span></text:span></text:p>
      <text:p text:style-name="P56"><text:span text:style-name="T139">B</text:span><text:span text:style-name="T352"> </text:span><text:span text:style-name="T354">=</text:span><text:span text:style-name="T352"> </text:span><text:span text:style-name="T353">8 </text:span><text:span text:style-name="T355"></text:span><text:span text:style-name="T353"> 2</text:span><text:span text:style-name="_5f_variables"><text:span text:style-name="T360">y</text:span></text:span><text:span text:style-name="T353"> </text:span><text:span text:style-name="T355">−</text:span><text:span text:style-name="T353"> 5(2</text:span><text:span text:style-name="_5f_variables"><text:span text:style-name="T360">y</text:span></text:span><text:span text:style-name="T353"> </text:span><text:span text:style-name="T355">−</text:span><text:span text:style-name="T353"> 6) </text:span><text:span text:style-name="T355"></text:span><text:span text:style-name="T353"> 4</text:span></text:p>
      <text:p text:style-name="P51"><text:span text:style-name="_5f_pointillés_20_gris"><text:span text:style-name="T302">B</text:span></text:span><text:span text:style-name="_5f_pointillés_20_gris"><text:span text:style-name="T309"> </text:span></text:span><text:span text:style-name="_5f_pointillés_20_gris"><text:span text:style-name="T305">=</text:span></text:span><text:span text:style-name="_5f_pointillés_20_gris"><text:span text:style-name="T309"> </text:span></text:span><text:span text:style-name="_5f_pointillés_20_gris"><text:span text:style-name="T310">8 </text:span></text:span><text:span text:style-name="_5f_pointillés_20_gris"><text:span text:style-name="T306"></text:span></text:span><text:span text:style-name="_5f_pointillés_20_gris"><text:span text:style-name="T310"> 2</text:span></text:span><text:span text:style-name="_5f_variables"><text:span text:style-name="T308">y</text:span></text:span><text:span text:style-name="_5f_pointillés_20_gris"><text:span text:style-name="T310"> </text:span></text:span><text:span text:style-name="_5f_pointillés_20_gris"><text:span text:style-name="T306">−</text:span></text:span><text:span text:style-name="_5f_pointillés_20_gris"><text:span text:style-name="T310"> </text:span></text:span><text:span text:style-name="_5f_pointillés_20_gris"><text:span text:style-name="T303">10</text:span></text:span><text:span text:style-name="_5f_variables"><text:span text:style-name="T308">y</text:span></text:span><text:span text:style-name="_5f_pointillés_20_gris"><text:span text:style-name="T310"> </text:span></text:span><text:span text:style-name="_5f_pointillés_20_gris"><text:span text:style-name="T306"></text:span></text:span><text:span text:style-name="_5f_pointillés_20_gris"><text:span text:style-name="T310"> </text:span></text:span><text:span text:style-name="_5f_pointillés_20_gris"><text:span text:style-name="T303">30</text:span></text:span><text:span text:style-name="_5f_pointillés_20_gris"><text:span text:style-name="T310"> </text:span></text:span><text:span text:style-name="_5f_pointillés_20_gris"><text:span text:style-name="T306"></text:span></text:span><text:span text:style-name="_5f_pointillés_20_gris"><text:span text:style-name="T310"> 4</text:span></text:span></text:p>
      <text:p text:style-name="P51"><text:span text:style-name="_5f_pointillés_20_gris"><text:span text:style-name="T302">B</text:span></text:span><text:span text:style-name="_5f_pointillés_20_gris"><text:span text:style-name="T309"> </text:span></text:span><text:span text:style-name="_5f_pointillés_20_gris"><text:span text:style-name="T305">=</text:span></text:span><text:span text:style-name="_5f_pointillés_20_gris"><text:span text:style-name="T309"> </text:span></text:span><text:span text:style-name="_5f_pointillés_20_gris"><text:span text:style-name="T306">−</text:span></text:span><text:span text:style-name="_5f_pointillés_20_gris"><text:span text:style-name="T310"> </text:span></text:span><text:span text:style-name="_5f_pointillés_20_gris"><text:span text:style-name="T303">8</text:span></text:span><text:span text:style-name="_5f_variables"><text:span text:style-name="T308">y</text:span></text:span><text:span text:style-name="_5f_pointillés_20_gris"><text:span text:style-name="T310"> </text:span></text:span><text:span text:style-name="_5f_pointillés_20_gris"><text:span text:style-name="T306"></text:span></text:span><text:span text:style-name="_5f_pointillés_20_gris"><text:span text:style-name="T310"> </text:span></text:span><text:span text:style-name="_5f_pointillés_20_gris"><text:span text:style-name="T303">42</text:span></text:span></text:p>
      <text:p text:style-name="P49"><text:span text:style-name="T133">C</text:span> <text:span text:style-name="T36">=</text:span> 3<text:span text:style-name="_5f_variable"><text:span text:style-name="T4">x</text:span></text:span> <text:span text:style-name="T34"></text:span> 5<text:span text:style-name="_5f_variable"><text:span text:style-name="T4">x</text:span></text:span>(4 <text:span text:style-name="T34">−</text:span> 2<text:span text:style-name="_5f_variable"><text:span text:style-name="T4">x</text:span></text:span>) <text:span text:style-name="T34">−</text:span> 2(<text:span text:style-name="_5f_variable"><text:span text:style-name="T4">x</text:span></text:span><text:span text:style-name="T16">2</text:span><text:span text:style-name="T52"> </text:span><text:span text:style-name="T53">−</text:span> 3<text:span text:style-name="_5f_variable"><text:span text:style-name="T4">x</text:span></text:span> <text:span text:style-name="T34"></text:span> 5)</text:p>
      <text:p text:style-name="P57"><text:span text:style-name="_5f_pointillés_20_gris"><text:span text:style-name="T314">C</text:span></text:span><text:span text:style-name="_5f_pointillés_20_gris"><text:span text:style-name="T229"> </text:span></text:span><text:span text:style-name="_5f_pointillés_20_gris"><text:span text:style-name="T244">=</text:span></text:span><text:span text:style-name="_5f_pointillés_20_gris"><text:span text:style-name="T229"> 3</text:span></text:span><text:span text:style-name="_5f_variable"><text:span text:style-name="T317">x</text:span></text:span><text:span text:style-name="_5f_pointillés_20_gris"><text:span text:style-name="T229"> </text:span></text:span><text:span text:style-name="_5f_pointillés_20_gris"><text:span text:style-name="T244"></text:span></text:span><text:span text:style-name="_5f_pointillés_20_gris"><text:span text:style-name="T229"> </text:span></text:span><text:span text:style-name="_5f_pointillés_20_gris"><text:span text:style-name="T232">20</text:span></text:span><text:span text:style-name="_5f_variable"><text:span text:style-name="T317">x</text:span></text:span><text:span text:style-name="_5f_pointillés_20_gris"><text:span text:style-name="T229"> </text:span></text:span><text:span text:style-name="_5f_pointillés_20_gris"><text:span text:style-name="T244">−</text:span></text:span><text:span text:style-name="_5f_pointillés_20_gris"><text:span text:style-name="T229"> </text:span></text:span><text:span text:style-name="_5f_pointillés_20_gris"><text:span text:style-name="T315">10</text:span></text:span><text:span text:style-name="_5f_variable"><text:span text:style-name="T317">x</text:span></text:span><text:span text:style-name="_5f_variable"><text:span text:style-name="T318">² </text:span></text:span><text:span text:style-name="_5f_pointillés_20_gris"><text:span text:style-name="T229"> </text:span></text:span><text:span text:style-name="_5f_pointillés_20_gris"><text:span text:style-name="T244">−</text:span></text:span><text:span text:style-name="_5f_pointillés_20_gris"><text:span text:style-name="T229"> 2</text:span></text:span><text:span text:style-name="_5f_variable"><text:span text:style-name="T317">x</text:span></text:span><text:span text:style-name="_5f_pointillés_20_gris"><text:span text:style-name="T319">2</text:span></text:span><text:span text:style-name="_5f_pointillés_20_gris"><text:span text:style-name="T229"> </text:span></text:span><text:span text:style-name="_5f_pointillés_20_gris"><text:span text:style-name="T247"></text:span></text:span><text:span text:style-name="_5f_pointillés_20_gris"><text:span text:style-name="T229"> </text:span></text:span><text:span text:style-name="_5f_pointillés_20_gris"><text:span text:style-name="T232">6</text:span></text:span><text:span text:style-name="_5f_variable"><text:span text:style-name="T317">x</text:span></text:span><text:span text:style-name="_5f_pointillés_20_gris"><text:span text:style-name="T229"> </text:span></text:span><text:span text:style-name="_5f_pointillés_20_gris"><text:span text:style-name="T244">–</text:span></text:span><text:span text:style-name="_5f_pointillés_20_gris"><text:span text:style-name="T229"> </text:span></text:span><text:span text:style-name="_5f_pointillés_20_gris"><text:span text:style-name="T315">10</text:span></text:span></text:p>
      <text:p text:style-name="P57"><text:span text:style-name="_5f_pointillés_20_gris"><text:span text:style-name="T314">C</text:span></text:span><text:span text:style-name="_5f_pointillés_20_gris"><text:span text:style-name="T229"> </text:span></text:span><text:span text:style-name="_5f_pointillés_20_gris"><text:span text:style-name="T244">=−</text:span></text:span><text:span text:style-name="_5f_pointillés_20_gris"><text:span text:style-name="T229"> </text:span></text:span><text:span text:style-name="_5f_pointillés_20_gris"><text:span text:style-name="T315">12</text:span></text:span><text:span text:style-name="_5f_variable"><text:span text:style-name="T317">x</text:span></text:span><text:span text:style-name="_5f_variable"><text:span text:style-name="T318">² </text:span></text:span><text:span text:style-name="_5f_pointillés_20_gris"><text:span text:style-name="T236"> </text:span></text:span><text:span text:style-name="_5f_pointillés_20_gris"><text:span text:style-name="T247"></text:span></text:span><text:span text:style-name="_5f_pointillés_20_gris"><text:span text:style-name="T321"> </text:span></text:span><text:span text:style-name="_5f_pointillés_20_gris"><text:span text:style-name="T232">29</text:span></text:span><text:span text:style-name="_5f_variable"><text:span text:style-name="T317">x</text:span></text:span><text:span text:style-name="_5f_pointillés_20_gris"><text:span text:style-name="T229"> </text:span></text:span><text:span text:style-name="_5f_pointillés_20_gris"><text:span text:style-name="T244">–</text:span></text:span><text:span text:style-name="_5f_pointillés_20_gris"><text:span text:style-name="T229"> </text:span></text:span><text:span text:style-name="_5f_pointillés_20_gris"><text:span text:style-name="T315">10</text:span></text:span></text:p>
      <text:p text:style-name="P49"><text:span text:style-name="T133">D</text:span> <text:span text:style-name="T36">=</text:span> 8 <text:span text:style-name="T34"></text:span> 2<text:span text:style-name="_5f_variable"><text:span text:style-name="T4">x</text:span></text:span> <text:span text:style-name="T34">−</text:span> 2<text:span text:style-name="_5f_variable"><text:span text:style-name="T4">x</text:span></text:span>(3<text:span text:style-name="_5f_variable"><text:span text:style-name="T4">x</text:span></text:span> <text:span text:style-name="T34">−</text:span> 4) <text:span text:style-name="T34"></text:span> 5<text:span text:style-name="_5f_variable"><text:span text:style-name="T4">x</text:span></text:span>(3 <text:span text:style-name="T34">−</text:span><text:span text:style-name="T19"> </text:span><text:span text:style-name="_5f_variable"><text:span text:style-name="T4">x</text:span></text:span>)</text:p>
      <text:p text:style-name="P51"><text:span text:style-name="_5f_pointillés_20_gris"><text:span text:style-name="T265">D</text:span></text:span><text:span text:style-name="_5f_pointillés_20_gris"><text:span text:style-name="T248"> </text:span></text:span><text:span text:style-name="_5f_pointillés_20_gris"><text:span text:style-name="T273">=</text:span></text:span><text:span text:style-name="_5f_pointillés_20_gris"><text:span text:style-name="T248"> 8 </text:span></text:span><text:span text:style-name="_5f_pointillés_20_gris"><text:span text:style-name="T273"></text:span></text:span><text:span text:style-name="_5f_pointillés_20_gris"><text:span text:style-name="T248"> 2</text:span></text:span><text:span text:style-name="_5f_variable"><text:span text:style-name="T285">x</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58">6</text:span></text:span><text:span text:style-name="_5f_variable"><text:span text:style-name="T285">x</text:span></text:span><text:span text:style-name="_5f_pointillés_20_gris"><text:span text:style-name="T262">²  </text:span></text:span><text:span text:style-name="_5f_pointillés_20_gris"><text:span text:style-name="T276"></text:span></text:span><text:span text:style-name="_5f_pointillés_20_gris"><text:span text:style-name="T262"> </text:span></text:span><text:span text:style-name="_5f_pointillés_20_gris"><text:span text:style-name="T270">8</text:span></text:span><text:span text:style-name="_5f_variable"><text:span text:style-name="T290">x</text:span></text:span><text:span text:style-name="_5f_pointillés_20_gris"><text:span text:style-name="T248"> </text:span></text:span><text:span text:style-name="_5f_pointillés_20_gris"><text:span text:style-name="T273"></text:span></text:span><text:span text:style-name="_5f_pointillés_20_gris"><text:span text:style-name="T248"> </text:span></text:span><text:span text:style-name="_5f_pointillés_20_gris"><text:span text:style-name="T270">15</text:span></text:span><text:span text:style-name="_5f_variable"><text:span text:style-name="T285">x</text:span></text:span><text:span text:style-name="_5f_pointillés_20_gris"><text:span text:style-name="T248"> </text:span></text:span><text:span text:style-name="_5f_pointillés_20_gris"><text:span text:style-name="T273">−</text:span></text:span><text:span text:style-name="_5f_pointillés_20_gris"><text:span text:style-name="T293"> 5</text:span></text:span><text:span text:style-name="_5f_variable"><text:span text:style-name="T285">x</text:span></text:span><text:span text:style-name="_5f_pointillés_20_gris"><text:span text:style-name="T262">²</text:span></text:span></text:p>
      <text:p text:style-name="P57"><text:span text:style-name="_5f_pointillés_20_gris"><text:span text:style-name="T314">D</text:span></text:span><text:span text:style-name="_5f_pointillés_20_gris"><text:span text:style-name="T229"> </text:span></text:span><text:span text:style-name="_5f_pointillés_20_gris"><text:span text:style-name="T244">=</text:span></text:span><text:span text:style-name="_5f_pointillés_20_gris"><text:span text:style-name="T229"> </text:span></text:span><text:span text:style-name="_5f_pointillés_20_gris"><text:span text:style-name="T244">−</text:span></text:span><text:span text:style-name="_5f_pointillés_20_gris"><text:span text:style-name="T229"> </text:span></text:span><text:span text:style-name="_5f_pointillés_20_gris"><text:span text:style-name="T233">11</text:span></text:span><text:span text:style-name="_5f_variable"><text:span text:style-name="T317">x</text:span></text:span><text:span text:style-name="_5f_pointillés_20_gris"><text:span text:style-name="T235">²  </text:span></text:span><text:span text:style-name="_5f_pointillés_20_gris"><text:span text:style-name="T244"></text:span></text:span><text:span text:style-name="_5f_pointillés_20_gris"><text:span text:style-name="T229"> </text:span></text:span><text:span text:style-name="_5f_pointillés_20_gris"><text:span text:style-name="T233">2</text:span></text:span><text:span text:style-name="_5f_pointillés_20_gris"><text:span text:style-name="T316">5</text:span></text:span><text:span text:style-name="_5f_variable"><text:span text:style-name="T317">x</text:span></text:span><text:span text:style-name="_5f_pointillés_20_gris"><text:span text:style-name="T235"> </text:span></text:span><text:span text:style-name="_5f_pointillés_20_gris"><text:span text:style-name="T246"></text:span></text:span><text:span text:style-name="_5f_pointillés_20_gris"><text:span text:style-name="T234"> </text:span></text:span><text:span text:style-name="_5f_pointillés_20_gris"><text:span text:style-name="T239">8</text:span></text:span></text:p>
      <text:p text:style-name="P56"><text:span text:style-name="T135">E</text:span> <text:span text:style-name="T36">=</text:span><text:span text:style-name="T352"> </text:span><text:span text:style-name="T353">7</text:span><text:span text:style-name="_5f_variables"><text:span text:style-name="T360">y</text:span></text:span><text:span text:style-name="T353"> </text:span><text:span text:style-name="T355"></text:span><text:span text:style-name="T359"> </text:span><text:span text:style-name="T353">4(3</text:span><text:span text:style-name="_5f_variables"><text:span text:style-name="T360">y</text:span></text:span><text:span text:style-name="T353"> </text:span><text:span text:style-name="T355">−</text:span><text:span text:style-name="T353"> 6) </text:span><text:span text:style-name="T355"></text:span><text:span text:style-name="T353"> 3 </text:span><text:span text:style-name="T355"></text:span><text:span text:style-name="T353"> 2(3</text:span><text:span text:style-name="_5f_variables"><text:span text:style-name="T360">y</text:span></text:span><text:span text:style-name="T353"> </text:span><text:span text:style-name="T355">−</text:span><text:span text:style-name="T353"> 7)</text:span></text:p>
      <text:p text:style-name="P53"><text:span text:style-name="_5f_pointillés_20_gris"><text:span text:style-name="T271">E</text:span></text:span><text:span text:style-name="_5f_pointillés_20_gris"><text:span text:style-name="T248"> </text:span></text:span><text:span text:style-name="_5f_pointillés_20_gris"><text:span text:style-name="T273">=</text:span></text:span><text:span text:style-name="_5f_pointillés_20_gris"><text:span text:style-name="T309"> </text:span></text:span><text:span text:style-name="_5f_pointillés_20_gris"><text:span text:style-name="T310">7</text:span></text:span><text:span text:style-name="_5f_variables"><text:span text:style-name="T308">y</text:span></text:span><text:span text:style-name="_5f_pointillés_20_gris"><text:span text:style-name="T310"> </text:span></text:span><text:span text:style-name="_5f_pointillés_20_gris"><text:span text:style-name="T306"></text:span></text:span><text:span text:style-name="_5f_pointillés_20_gris"><text:span text:style-name="T311"> </text:span></text:span><text:span text:style-name="_5f_pointillés_20_gris"><text:span text:style-name="T304">12</text:span></text:span><text:span text:style-name="_5f_variables"><text:span text:style-name="T308">y</text:span></text:span><text:span text:style-name="_5f_pointillés_20_gris"><text:span text:style-name="T310"> </text:span></text:span><text:span text:style-name="_5f_pointillés_20_gris"><text:span text:style-name="T306">−</text:span></text:span><text:span text:style-name="_5f_pointillés_20_gris"><text:span text:style-name="T310"> </text:span></text:span><text:span text:style-name="_5f_pointillés_20_gris"><text:span text:style-name="T304">24 </text:span></text:span><text:span text:style-name="_5f_pointillés_20_gris"><text:span text:style-name="T306"></text:span></text:span><text:span text:style-name="_5f_pointillés_20_gris"><text:span text:style-name="T310"> 3 </text:span></text:span><text:span text:style-name="_5f_pointillés_20_gris"><text:span text:style-name="T306"></text:span></text:span><text:span text:style-name="_5f_pointillés_20_gris"><text:span text:style-name="T310"> </text:span></text:span><text:span text:style-name="_5f_pointillés_20_gris"><text:span text:style-name="T304">6</text:span></text:span><text:span text:style-name="_5f_variables"><text:span text:style-name="T308">y</text:span></text:span><text:span text:style-name="_5f_pointillés_20_gris"><text:span text:style-name="T310"> </text:span></text:span><text:span text:style-name="_5f_pointillés_20_gris"><text:span text:style-name="T306">−</text:span></text:span><text:span text:style-name="_5f_pointillés_20_gris"><text:span text:style-name="T310"> </text:span></text:span><text:span text:style-name="_5f_pointillés_20_gris"><text:span text:style-name="T304">14</text:span></text:span></text:p>
      <text:p text:style-name="P53"><text:span text:style-name="_5f_pointillés_20_gris"><text:span text:style-name="T271">E</text:span></text:span><text:span text:style-name="_5f_pointillés_20_gris"><text:span text:style-name="T248"> </text:span></text:span><text:span text:style-name="_5f_pointillés_20_gris"><text:span text:style-name="T273">=</text:span></text:span><text:span text:style-name="_5f_pointillés_20_gris"><text:span text:style-name="T309"> </text:span></text:span><text:span text:style-name="_5f_pointillés_20_gris"><text:span text:style-name="T304">25</text:span></text:span><text:span text:style-name="_5f_variables"><text:span text:style-name="T308">y</text:span></text:span><text:span text:style-name="_5f_pointillés_20_gris"><text:span text:style-name="T310"> </text:span></text:span><text:span text:style-name="_5f_pointillés_20_gris"><text:span text:style-name="T306">−</text:span></text:span><text:span text:style-name="_5f_pointillés_20_gris"><text:span text:style-name="T310"> </text:span></text:span><text:span text:style-name="_5f_pointillés_20_gris"><text:span text:style-name="T304">35</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Bitstream Vera Sans" svg:font-family="'Bitstream Vera Sans'" style:font-adornments="Roman" style:font-family-generic="swiss" style:font-pitch="variable"/>
    <style:font-face style:name="Bitstream Vera Sans1" svg:font-family="'Bitstream Vera Sans'" style:font-family-generic="roman"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pitch="variable" style:font-charset="x-symbol"/>
    <style:font-face style:name="Lucida Sans2" svg:font-family="'Lucida Sans'" style:font-pitch="variable"/>
    <style:font-face style:name="Lucida Sans3" svg:font-family="'Lucida Sans'" style:font-family-generic="swiss" style:font-pitch="variable"/>
    <style:font-face style:name="Lucida Sans4" svg:font-family="'Lucida Sans'" style:font-family-generic="roman" style:font-pitch="variable"/>
    <style:font-face style:name="Lucida Sans5" svg:font-family="'Lucida Sans'" style:font-family-generic="system" style:font-pitch="variable" style:font-charset="x-symbol"/>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adornments="Oblique" style:font-pitch="variable" style:font-charset="x-symbol"/>
    <style:font-face style:name="OpenSymbol1" svg:font-family="OpenSymbol" style:font-pitch="variable" style:font-charset="x-symbol"/>
    <style:font-face style:name="OpenSymbol2" svg:font-family="OpenSymbol, 'Arial Unicode MS'" style:font-pitch="variable" style:font-charset="x-symbol"/>
    <style:font-face style:name="OpenSymbol3" svg:font-family="OpenSymbol" style:font-pitch="variable"/>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family-generic="swiss" style:font-pitch="variable"/>
    <style:font-face style:name="Times New Roman3" svg:font-family="'Times New Roman'" style:font-pitch="variable" style:font-charset="x-symbol"/>
    <style:font-face style:name="Times New Roman4" svg:font-family="'Times New Roman'" style:font-family-generic="roman" style:font-pitch="variable" style:font-charset="x-symbol"/>
  </office:font-face-decls>
  <office:styles>
    <draw:hatch draw:name="Black_20_45_20_Degrees" draw:display-name="Black 45 Degrees" draw:style="single" draw:color="#000000" draw:distance="0.058cm" draw:rotation="450"/>
    <draw:fill-image draw:name="Bitmap_20_2" draw:display-name="Bitmap 2" xlink:href="Pictures/1000000000000462000000587CE155E8D689C890.png" xlink:type="simple" xlink:show="embed" xlink:actuate="onLoad"/>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Standard">
      <style:text-properties fo:font-size="2pt" style:font-size-asian="2pt" style:font-size-complex="2pt"/>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_5f_En-tête">
      <style:text-properties officeooo:rsid="00467ded" officeooo:paragraph-rsid="00467ded"/>
    </style:style>
    <style:style style:name="MP23" style:family="paragraph">
      <loext:graphic-properties draw:fill="solid" draw:fill-color="#d7e12c"/>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353726"/>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5" fo:font-size="16pt" fo:font-weight="bold" style:font-size-asian="16pt" style:font-weight-asian="bold" style:font-size-complex="16pt" style:font-weight-complex="bold"/>
    </style:style>
    <style:style style:name="MT6" style:family="text">
      <style:text-properties officeooo:rsid="0043a73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paire_20__28_G_29_" style:display-name="_Fiche éditeur série 3 paire (G)" style:page-layout-name="Mpm8" draw:style-name="Mdp2" style:next-style-name="_5f_Fiche_20_éditeur_20_série_20_3_20_impaire_20__28_D_29_">
      <style:header>
        <text:p text:style-name="MP6">Série 3 : ???</text:p>
      </style:header>
      <style:footer>
        <text:p text:style-name="MP7">Chapitre ? : ...</text:p>
      </style:footer>
    </style:master-page>
    <style:master-page style:name="_5f_Fiche_20_éditeur_20_série_20_3_20_impaire_20__28_D_29_" style:display-name="_Fiche éditeur série 3 impaire (D)" style:page-layout-name="Mpm9" draw:style-name="Mdp2"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9"/>
      </style:footer-left>
    </style:master-page>
    <style:master-page style:name="_5f_Fiche_20_du_20_livret_20_pair" style:display-name="_Fiche du livret pair" style:page-layout-name="Mpm10"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style-name="Tableau18.A1"/>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10"/>
      </style:header>
    </style:master-page>
    <style:master-page style:name="_5f_Fiche_20_éditeur_20_série_20_1_20_impaire_20__28_D_29_" style:display-name="_Fiche éditeur série 1 impaire (D)" style:page-layout-name="Mpm11" draw:style-name="Mdp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11">Série 1 :<text:tab/><text:tab/> <text:s text:c="43"/>Chapitre G? : ...</text:p>
      </style:footer-left>
    </style:master-page>
    <style:master-page style:name="_5f_Fiche_20_format_20_Site" style:display-name="_Fiche format Site" style:page-layout-name="Mpm12" draw:style-name="Mdp2">
      <style:header>
        <text:p text:style-name="MP12"/>
        <text:p text:style-name="MP13"><text:span text:style-name="MT2">Chapitre N3 :</text:span> <text:span text:style-name="MT3">Nombres fractions</text:span></text:p>
        <text:p text:style-name="MP14">Série 2 : Fractions et partage <text:s text:c="75"/></text:p>
      </style:header>
    </style:master-page>
    <style:master-page style:name="_5f_Fiche_20_éditeur_20_série_20_2_20_impaire_20__28_D_29_" style:display-name="_Fiche éditeur série 2 impaire (D)" style:page-layout-name="Mpm9" draw:style-name="Mdp2" style:next-style-name="_5f_Fiche_20_éditeur_20_série_20_2_20_paire_20__28_G_29_">
      <style:header>
        <text:p text:style-name="MP3"><text:span text:style-name="MT1">Série 2 :</text:span> <text:span text:style-name="MT1">???</text:span></text:p>
      </style:header>
      <style:footer>
        <text:p text:style-name="MP8">Chapitre <text:span text:style-name="MT4">? : ...</text:span></text:p>
      </style:footer>
      <style:footer-left>
        <text:p text:style-name="MP11">Série 2 :<text:tab/> <text:s text:c="87"/>Chapitre G? : ...</text:p>
      </style:footer-left>
    </style:master-page>
    <style:master-page style:name="_5f_Fiche_20_éditeur_20_série_20_4_20_impaire_20__28_D_29_" style:display-name="_Fiche éditeur série 4 impaire (D)" style:page-layout-name="Mpm13" draw:style-name="Mdp2" style:next-style-name="_5f_Fiche_20_éditeur_20_série_20_4_20_paire_20__28_G_29_">
      <style:header>
        <text:p text:style-name="MP6">Série 4 : ???</text:p>
      </style:header>
      <style:footer>
        <text:p text:style-name="MP15">Chapitre ? : ...</text:p>
      </style:footer>
      <style:footer-left>
        <text:p text:style-name="MP9"/>
      </style:footer-left>
    </style:master-page>
    <style:master-page style:name="_5f_Fiche_20_éditeur_20_synthèse_20_impaire_20__28_D_29_" style:display-name="_Fiche éditeur synthèse impaire (D)" style:page-layout-name="Mpm13" draw:style-name="Mdp2" style:next-style-name="_5f_Fiche_20_éditeur_20_synthèse_20_paire_20__28_G_29_">
      <style:header>
        <text:p text:style-name="MP6">Synthèse</text:p>
      </style:header>
      <style:footer>
        <text:p text:style-name="MP8">Chapitre ? : ...</text:p>
      </style:footer>
      <style:footer-left>
        <text:p text:style-name="MP16"/>
      </style:footer-left>
    </style:master-page>
    <style:master-page style:name="_5f_Fiche_20_éditeur_20_série_20_1_20_paire_20__28_G_29_" style:display-name="_Fiche éditeur série 1 paire (G)" style:page-layout-name="Mpm14"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8" draw:style-name="Mdp2"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4_20_paire_20__28_G_29_" style:display-name="_Fiche éditeur série 4 paire (G)" style:page-layout-name="Mpm8" draw:style-name="Mdp2" style:next-style-name="_5f_Fiche_20_éditeur_20_série_20_4_20_impaire_20__28_D_29_">
      <style:header>
        <text:p text:style-name="MP6">Série 4 : ???</text:p>
      </style:header>
      <style:footer>
        <text:p text:style-name="MP7">Chapitre ? : ...</text:p>
      </style:footer>
    </style:master-page>
    <style:master-page style:name="_5f_Fiche_20_éditeur_20_synthèse_20_paire_20__28_G_29_" style:display-name="_Fiche éditeur synthèse paire (G)" style:page-layout-name="Mpm8" draw:style-name="Mdp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5" draw:style-name="Mdp2">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2"><draw:path text:anchor-type="paragraph" draw:z-index="17" draw:name="Forme1" draw:style-name="Mgr1" draw:text-style-name="MP23" svg:width="4.329cm" svg:height="2.24cm" svg:x="-1.499cm" svg:y="-1cm" svg:viewBox="0 0 4330 2241" svg:d="M0 2241l3984-288c209-15 363-168 345-342l-170-1611h-4159z"><text:p/></draw:path><draw:frame text:anchor-type="paragraph" draw:z-index="20" draw:name="Forme2" draw:style-name="Mgr2" draw:text-style-name="MP25" svg:width="2.703cm" svg:height="0.715cm" draw:transform="rotate (0.0872664625997165) translate (-0.172861111111111cm 0.218722222222222cm)"><draw:text-box><text:p text:style-name="MP24"><text:span text:style-name="MT5">Série 2</text:span></text:p></draw:text-box></draw:frame><draw:line text:anchor-type="paragraph" draw:z-index="23" draw:name="Forme3" draw:style-name="Mgr3" draw:text-style-name="MP24" svg:x1="7.075cm" svg:y1="0.36cm" svg:x2="20.496cm" svg:y2="0.36cm"><text:p/></draw:line>Développer</text:p>
      </style:header>
      <style:footer>
        <text:p text:style-name="MP26"><draw:frame draw:style-name="Mfr1" draw:name="Cadre1" text:anchor-type="paragraph" svg:y="-0.06cm" draw:z-index="11"><draw:text-box fo:min-height="0.499cm" fo:min-width="1cm"><draw:frame draw:style-name="Mfr2" draw:name="Cadre2" text:anchor-type="frame" svg:x="0.45cm" svg:y="0.079cm" svg:width="0.817cm" draw:z-index="14"><draw:text-box fo:min-height="0.355cm"><text:p text:style-name="MP27"><draw:g text:anchor-type="paragraph" draw:z-index="2" draw:name="Forme4" draw:style-name="Mgr4"><draw:path draw:style-name="Mgr5" draw:text-style-name="MP28" svg:width="0.855cm" svg:height="1.172cm" svg:x="-0.03cm" svg:y="-0.194cm" svg:viewBox="0 0 856 1173" svg:d="M856 1173h-856v-991c0-100 79-182 175-182h505c97 0 176 82 176 182z"><text:p/></draw:path></draw:g><text:page-number text:select-page="current">51</text:page-number></text:p></draw:text-box></draw:frame><text:p text:style-name="MP29"><text:span text:style-name="MT6">Calcul littéral</text:span> • A<text:span text:style-name="MT6">7</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2-05-09T13:40:10.984000000</dc:date>
    <meta:printed-by>Katia Hache</meta:printed-by>
    <meta:print-date>2008-12-06T20:07:18</meta:print-date>
    <meta:editing-cycles>155</meta:editing-cycles>
    <meta:editing-duration>P1DT7H10M58S</meta:editing-duration>
    <meta:document-statistic meta:table-count="3" meta:image-count="0" meta:object-count="0" meta:page-count="3" meta:paragraph-count="204" meta:word-count="1388" meta:character-count="4956" meta:non-whitespace-character-count="3379"/>
    <meta:user-defined meta:name="Info 1"/>
    <meta:user-defined meta:name="Info 2"/>
    <meta:user-defined meta:name="Info 3"/>
    <meta:user-defined meta:name="Info 4"/>
  </office:meta>
</office:document-meta>
</file>